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.25pt"/>
    </style:style>
    <style:style style:name="co3" style:family="table-column">
      <style:table-column-properties fo:break-before="auto" style:column-width="24.01pt"/>
    </style:style>
    <style:style style:name="co4" style:family="table-column">
      <style:table-column-properties fo:break-before="auto" style:column-width="25.71pt"/>
    </style:style>
    <style:style style:name="co5" style:family="table-column">
      <style:table-column-properties fo:break-before="auto" style:column-width="28.29pt"/>
    </style:style>
    <style:style style:name="co6" style:family="table-column">
      <style:table-column-properties fo:break-before="auto" style:column-width="22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 style:data-style-name="N43">
      <style:text-properties style:text-position=""/>
    </style:style>
    <style:style style:name="ce4" style:family="table-cell" style:parent-style-name="Default" style:data-style-name="N84">
      <style:text-properties style:text-position="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43">
      <style:table-cell-properties fo:background-color="#ffff00"/>
    </style:style>
    <style:style style:name="ce7" style:family="table-cell" style:parent-style-name="Default" style:data-style-name="N43"/>
    <style:style style:name="ce8" style:family="table-cell" style:parent-style-name="Default" style:data-style-name="N84"/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0111213141516171819202122232425262728293031January 2018</text:p>
          </table:table-cell>
        </table:table-row>
        <table:table-row table:style-name="ro1">
          <table:table-cell office:value-type="string" calcext:value-type="string">
            <text:p>Fajr</text:p>
          </table:table-cell>
        </table:table-row>
        <table:table-row table:style-name="ro1">
          <table:table-cell office:value-type="string" calcext:value-type="string">
            <text:p><text:s/>Sunrise</text:p>
          </table:table-cell>
        </table:table-row>
        <table:table-row table:style-name="ro1">
          <table:table-cell office:value-type="string" calcext:value-type="string">
            <text:p><text:s/>Dhuhar</text:p>
          </table:table-cell>
        </table:table-row>
        <table:table-row table:style-name="ro1">
          <table:table-cell office:value-type="string" calcext:value-type="string">
            <text:p><text:s/>Asr</text:p>
          </table:table-cell>
        </table:table-row>
        <table:table-row table:style-name="ro1">
          <table:table-cell office:value-type="string" calcext:value-type="string">
            <text:p><text:s/>Maghrib</text:p>
          </table:table-cell>
        </table:table-row>
        <table:table-row table:style-name="ro1">
          <table:table-cell office:value-type="string" calcext:value-type="string">
            <text:p><text:s/>Isha</text:p>
          </table:table-cell>
        </table:table-row>
        <table:table-row table:style-name="ro1">
          <table:table-cell office:value-type="string" calcext:value-type="string">
            <text:p>06:50 AM 09:37 AM 12:34 PM 01:26 PM 03:31 PM 06:10 PM</text:p>
          </table:table-cell>
        </table:table-row>
        <table:table-row table:style-name="ro1">
          <table:table-cell office:value-type="string" calcext:value-type="string">
            <text:p>06:50 AM 09:37 AM 12:35 PM 01:27 PM 03:32 PM 06:11 PM</text:p>
          </table:table-cell>
        </table:table-row>
        <table:table-row table:style-name="ro1">
          <table:table-cell office:value-type="string" calcext:value-type="string">
            <text:p>06:50 AM 09:36 AM 12:35 PM 01:28 PM 03:33 PM 06:12 PM</text:p>
          </table:table-cell>
        </table:table-row>
        <table:table-row table:style-name="ro1">
          <table:table-cell office:value-type="string" calcext:value-type="string">
            <text:p>06:49 AM 09:35 AM 12:36 PM 01:29 PM 03:35 PM 06:13 PM</text:p>
          </table:table-cell>
        </table:table-row>
        <table:table-row table:style-name="ro1">
          <table:table-cell office:value-type="string" calcext:value-type="string">
            <text:p>06:49 AM 09:35 AM 12:36 PM 01:31 PM 03:37 PM 06:15 PM</text:p>
          </table:table-cell>
        </table:table-row>
        <table:table-row table:style-name="ro1">
          <table:table-cell office:value-type="string" calcext:value-type="string">
            <text:p>06:49 AM 09:34 AM 12:36 PM 01:32 PM 03:38 PM 06:16 PM</text:p>
          </table:table-cell>
        </table:table-row>
        <table:table-row table:style-name="ro1">
          <table:table-cell office:value-type="string" calcext:value-type="string">
            <text:p>06:48 AM 09:33 AM 12:37 PM 01:33 PM 03:40 PM 06:17 PM</text:p>
          </table:table-cell>
        </table:table-row>
        <table:table-row table:style-name="ro1">
          <table:table-cell office:value-type="string" calcext:value-type="string">
            <text:p>06:48 AM 09:32 AM 12:37 PM 01:35 PM 03:42 PM 06:19 PM</text:p>
          </table:table-cell>
        </table:table-row>
        <table:table-row table:style-name="ro1">
          <table:table-cell office:value-type="string" calcext:value-type="string">
            <text:p>06:47 AM 09:31 AM 12:38 PM 01:36 PM 03:44 PM 06:20 PM</text:p>
          </table:table-cell>
        </table:table-row>
        <table:table-row table:style-name="ro1">
          <table:table-cell office:value-type="string" calcext:value-type="string">
            <text:p>06:47 AM 09:30 AM 12:38 PM 01:37 PM 03:46 PM 06:21 PM</text:p>
          </table:table-cell>
        </table:table-row>
        <table:table-row table:style-name="ro1">
          <table:table-cell office:value-type="string" calcext:value-type="string">
            <text:p>06:46 AM 09:29 AM 12:39 PM 01:39 PM 03:48 PM 06:23 PM</text:p>
          </table:table-cell>
        </table:table-row>
        <table:table-row table:style-name="ro1">
          <table:table-cell office:value-type="string" calcext:value-type="string">
            <text:p>06:45 AM 09:27 AM 12:39 PM 01:40 PM 03:50 PM 06:24 PM</text:p>
          </table:table-cell>
        </table:table-row>
        <table:table-row table:style-name="ro1">
          <table:table-cell office:value-type="string" calcext:value-type="string">
            <text:p>06:45 AM 09:26 AM 12:39 PM 01:42 PM 03:52 PM 06:26 PM</text:p>
          </table:table-cell>
        </table:table-row>
        <table:table-row table:style-name="ro1">
          <table:table-cell office:value-type="string" calcext:value-type="string">
            <text:p>06:44 AM 09:24 AM 12:40 PM 01:44 PM 03:55 PM 06:28 PM</text:p>
          </table:table-cell>
        </table:table-row>
        <table:table-row table:style-name="ro1">
          <table:table-cell office:value-type="string" calcext:value-type="string">
            <text:p>06:43 AM 09:23 AM 12:40 PM 01:45 PM 03:57 PM 06:29 PM</text:p>
          </table:table-cell>
        </table:table-row>
        <table:table-row table:style-name="ro1">
          <table:table-cell office:value-type="string" calcext:value-type="string">
            <text:p>06:42 AM 09:21 AM 12:41 PM 01:47 PM 03:59 PM 06:31 PM</text:p>
          </table:table-cell>
        </table:table-row>
        <table:table-row table:style-name="ro1">
          <table:table-cell office:value-type="string" calcext:value-type="string">
            <text:p>06:41 AM 09:20 AM 12:41 PM 01:48 PM 04:01 PM 06:33 PM</text:p>
          </table:table-cell>
        </table:table-row>
        <table:table-row table:style-name="ro1">
          <table:table-cell office:value-type="string" calcext:value-type="string">
            <text:p>06:40 AM 09:18 AM 12:41 PM 01:50 PM 04:04 PM 06:34 PM</text:p>
          </table:table-cell>
        </table:table-row>
        <table:table-row table:style-name="ro1">
          <table:table-cell office:value-type="string" calcext:value-type="string">
            <text:p>06:39 AM 09:16 AM 12:42 PM 01:52 PM 04:06 PM 06:36 PM</text:p>
          </table:table-cell>
        </table:table-row>
        <table:table-row table:style-name="ro1">
          <table:table-cell office:value-type="string" calcext:value-type="string">
            <text:p>06:37 AM 09:15 AM 12:42 PM 01:54 PM 04:09 PM 06:38 PM</text:p>
          </table:table-cell>
        </table:table-row>
        <table:table-row table:style-name="ro1">
          <table:table-cell office:value-type="string" calcext:value-type="string">
            <text:p>06:36 AM 09:13 AM 12:42 PM 01:55 PM 04:11 PM 06:40 PM</text:p>
          </table:table-cell>
        </table:table-row>
        <table:table-row table:style-name="ro1">
          <table:table-cell office:value-type="string" calcext:value-type="string">
            <text:p>06:35 AM 09:11 AM 12:42 PM 01:57 PM 04:14 PM 06:42 PM</text:p>
          </table:table-cell>
        </table:table-row>
        <table:table-row table:style-name="ro1">
          <table:table-cell office:value-type="string" calcext:value-type="string">
            <text:p>06:34 AM 09:09 AM 12:43 PM 01:59 PM 04:16 PM 06:44 PM</text:p>
          </table:table-cell>
        </table:table-row>
        <table:table-row table:style-name="ro1">
          <table:table-cell office:value-type="string" calcext:value-type="string">
            <text:p>06:32 AM 09:07 AM 12:43 PM 02:01 PM 04:19 PM 06:45 PM</text:p>
          </table:table-cell>
        </table:table-row>
        <table:table-row table:style-name="ro1">
          <table:table-cell office:value-type="string" calcext:value-type="string">
            <text:p>06:31 AM 09:05 AM 12:43 PM 02:03 PM 04:21 PM 06:47 PM</text:p>
          </table:table-cell>
        </table:table-row>
        <table:table-row table:style-name="ro1">
          <table:table-cell office:value-type="string" calcext:value-type="string">
            <text:p>06:29 AM 09:03 AM 12:43 PM 02:05 PM 04:24 PM 06:49 PM</text:p>
          </table:table-cell>
        </table:table-row>
        <table:table-row table:style-name="ro1">
          <table:table-cell office:value-type="string" calcext:value-type="string">
            <text:p>06:28 AM 09:00 AM 12:44 PM 02:07 PM 04:27 PM 06:51 PM</text:p>
          </table:table-cell>
        </table:table-row>
        <table:table-row table:style-name="ro1">
          <table:table-cell office:value-type="string" calcext:value-type="string">
            <text:p>06:26 AM 08:58 AM 12:44 PM 02:08 PM 04:29 PM 06:53 PM</text:p>
          </table:table-cell>
        </table:table-row>
        <table:table-row table:style-name="ro1">
          <table:table-cell office:value-type="string" calcext:value-type="string">
            <text:p>06:25 AM 08:56 AM 12:44 PM 02:10 PM 04:32 PM 06:55 PM</text:p>
          </table:table-cell>
        </table:table-row>
        <table:table-row table:style-name="ro1">
          <table:table-cell office:value-type="string" calcext:value-type="string">
            <text:p>06:23 AM 08:54 AM 12:44 PM 02:12 PM 04:35 PM 06:57 PM</text:p>
          </table:table-cell>
        </table:table-row>
        <table:table-row table:style-name="ro1">
          <table:table-cell office:value-type="string" calcext:value-type="string">
            <text:p>06:21 AM 08:51 AM 12:44 PM 02:14 PM 04:37 PM 07:00 PM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ce7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ce7"/>
        <table:table-row table:style-name="ro1">
          <table:table-cell/>
          <table:table-cell office:value-type="string" calcext:value-type="string">
            <text:p>Prayer Times in Turku (Finland Proper) - Year 2018 Print 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Prayer Times in Bandung (Jawa Barat) - Year 2018</text:p>
          </table:table-cell>
          <table:table-cell/>
          <table:table-cell table:style-name="Default" table:number-columns-repeated="5"/>
          <table:table-cell/>
          <table:table-cell office:value-type="string" calcext:value-type="string">
            <text:p>Prayer Times in Punta Arenas (Region de Magallanes y de la Antartica Chilena) - Year 2018</text:p>
          </table:table-cell>
          <table:table-cell/>
          <table:table-cell table:style-name="Default" table:number-columns-repeated="5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Mo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Mo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  <table:table-cell/>
          <table:table-cell office:value-type="string" calcext:value-type="string">
            <text:p>Da</text:p>
          </table:table-cell>
          <table:table-cell office:value-type="string" calcext:value-type="string">
            <text:p>Mo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6" office:value-type="time" office:time-value="PT06H50M00S" calcext:value-type="time">
            <text:p>06:50:00 AM</text:p>
          </table:table-cell>
          <table:table-cell table:style-name="ce6" office:value-type="time" office:time-value="PT12H34M00S" calcext:value-type="time">
            <text:p>12:34:00 PM</text:p>
          </table:table-cell>
          <table:table-cell table:style-name="ce6" office:value-type="time" office:time-value="PT13H26M00S" calcext:value-type="time">
            <text:p>01:26:00 PM</text:p>
          </table:table-cell>
          <table:table-cell table:style-name="ce6" office:value-type="time" office:time-value="PT15H31M00S" calcext:value-type="time">
            <text:p>03:31:00 PM</text:p>
          </table:table-cell>
          <table:table-cell table:style-name="ce6" office:value-type="time" office:time-value="PT18H10M00S" calcext:value-type="time">
            <text:p>06:10:00 P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8M00S" calcext:value-type="time">
            <text:p>07:28:00 P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time" office:time-value="PT03H09M00S" calcext:value-type="time">
            <text:p>03:09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2M00S" calcext:value-type="time">
            <text:p>12:12:00 AM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50M00S" calcext:value-type="time">
            <text:p>06:50:00 AM</text:p>
          </table:table-cell>
          <table:table-cell table:style-name="ce6" office:value-type="time" office:time-value="PT12H35M00S" calcext:value-type="time">
            <text:p>12:35:00 PM</text:p>
          </table:table-cell>
          <table:table-cell table:style-name="ce6" office:value-type="time" office:time-value="PT13H27M00S" calcext:value-type="time">
            <text:p>01:27:00 PM</text:p>
          </table:table-cell>
          <table:table-cell table:style-name="ce6" office:value-type="time" office:time-value="PT15H32M00S" calcext:value-type="time">
            <text:p>03:32:00 PM</text:p>
          </table:table-cell>
          <table:table-cell table:style-name="ce6" office:value-type="time" office:time-value="PT18H11M00S" calcext:value-type="time">
            <text:p>06:11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time" office:time-value="PT04H19M00S" calcext:value-type="time">
            <text:p>04:19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9M00S" calcext:value-type="time">
            <text:p>07:29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time" office:time-value="PT03H10M00S" calcext:value-type="time">
            <text:p>03:10:00 A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2M00S" calcext:value-type="time">
            <text:p>12:12:00 AM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50M00S" calcext:value-type="time">
            <text:p>06:50:00 AM</text:p>
          </table:table-cell>
          <table:table-cell table:style-name="ce6" office:value-type="time" office:time-value="PT12H35M00S" calcext:value-type="time">
            <text:p>12:35:00 PM</text:p>
          </table:table-cell>
          <table:table-cell table:style-name="ce6" office:value-type="time" office:time-value="PT13H28M00S" calcext:value-type="time">
            <text:p>01:28:00 PM</text:p>
          </table:table-cell>
          <table:table-cell table:style-name="ce6" office:value-type="time" office:time-value="PT15H33M00S" calcext:value-type="time">
            <text:p>03:33:00 PM</text:p>
          </table:table-cell>
          <table:table-cell table:style-name="ce6" office:value-type="time" office:time-value="PT18H12M00S" calcext:value-type="time">
            <text:p>06:12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time" office:time-value="PT04H20M00S" calcext:value-type="time">
            <text:p>04:20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9M00S" calcext:value-type="time">
            <text:p>07:29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time" office:time-value="PT03H11M00S" calcext:value-type="time">
            <text:p>03:11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12M00S" calcext:value-type="time">
            <text:p>10:12:00 PM</text:p>
          </table:table-cell>
          <table:table-cell office:value-type="time" office:time-value="PT00H13M00S" calcext:value-type="time">
            <text:p>12:13:00 AM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9M00S" calcext:value-type="time">
            <text:p>06:49:00 AM</text:p>
          </table:table-cell>
          <table:table-cell table:style-name="ce6" office:value-type="time" office:time-value="PT12H36M00S" calcext:value-type="time">
            <text:p>12:36:00 PM</text:p>
          </table:table-cell>
          <table:table-cell table:style-name="ce6" office:value-type="time" office:time-value="PT13H29M00S" calcext:value-type="time">
            <text:p>01:29:00 PM</text:p>
          </table:table-cell>
          <table:table-cell table:style-name="ce6" office:value-type="time" office:time-value="PT15H35M00S" calcext:value-type="time">
            <text:p>03:35:00 PM</text:p>
          </table:table-cell>
          <table:table-cell table:style-name="ce6" office:value-type="time" office:time-value="PT18H13M00S" calcext:value-type="time">
            <text:p>06:13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time" office:time-value="PT04H20M00S" calcext:value-type="time">
            <text:p>04:20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time" office:time-value="PT03H12M00S" calcext:value-type="time">
            <text:p>03:12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12M00S" calcext:value-type="time">
            <text:p>10:12:00 PM</text:p>
          </table:table-cell>
          <table:table-cell office:value-type="time" office:time-value="PT00H13M00S" calcext:value-type="time">
            <text:p>12:13:00 AM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9M00S" calcext:value-type="time">
            <text:p>06:49:00 AM</text:p>
          </table:table-cell>
          <table:table-cell table:style-name="ce6" office:value-type="time" office:time-value="PT12H36M00S" calcext:value-type="time">
            <text:p>12:36:00 PM</text:p>
          </table:table-cell>
          <table:table-cell table:style-name="ce6" office:value-type="time" office:time-value="PT13H31M00S" calcext:value-type="time">
            <text:p>01:31:00 PM</text:p>
          </table:table-cell>
          <table:table-cell table:style-name="ce6" office:value-type="time" office:time-value="PT15H37M00S" calcext:value-type="time">
            <text:p>03:37:00 PM</text:p>
          </table:table-cell>
          <table:table-cell table:style-name="ce6" office:value-type="time" office:time-value="PT18H15M00S" calcext:value-type="time">
            <text:p>06:15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time" office:time-value="PT03H13M00S" calcext:value-type="time">
            <text:p>03:13:00 AM</text:p>
          </table:table-cell>
          <table:table-cell office:value-type="time" office:time-value="PT13H50M00S" calcext:value-type="time">
            <text:p>01:50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11M00S" calcext:value-type="time">
            <text:p>10:11:00 PM</text:p>
          </table:table-cell>
          <table:table-cell office:value-type="time" office:time-value="PT00H13M00S" calcext:value-type="time">
            <text:p>12:13:00 AM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9M00S" calcext:value-type="time">
            <text:p>06:49:00 AM</text:p>
          </table:table-cell>
          <table:table-cell table:style-name="ce6" office:value-type="time" office:time-value="PT12H36M00S" calcext:value-type="time">
            <text:p>12:36:00 PM</text:p>
          </table:table-cell>
          <table:table-cell table:style-name="ce6" office:value-type="time" office:time-value="PT13H32M00S" calcext:value-type="time">
            <text:p>01:32:00 PM</text:p>
          </table:table-cell>
          <table:table-cell table:style-name="ce6" office:value-type="time" office:time-value="PT15H38M00S" calcext:value-type="time">
            <text:p>03:38:00 PM</text:p>
          </table:table-cell>
          <table:table-cell table:style-name="ce6" office:value-type="time" office:time-value="PT18H16M00S" calcext:value-type="time">
            <text:p>06:16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time" office:time-value="PT03H13M00S" calcext:value-type="time">
            <text:p>03:13:00 AM</text:p>
          </table:table-cell>
          <table:table-cell office:value-type="time" office:time-value="PT13H50M00S" calcext:value-type="time">
            <text:p>01:50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11M00S" calcext:value-type="time">
            <text:p>10:11:00 PM</text:p>
          </table:table-cell>
          <table:table-cell office:value-type="time" office:time-value="PT00H13M00S" calcext:value-type="time">
            <text:p>12:13:00 AM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8M00S" calcext:value-type="time">
            <text:p>06:48:00 AM</text:p>
          </table:table-cell>
          <table:table-cell table:style-name="ce6" office:value-type="time" office:time-value="PT12H37M00S" calcext:value-type="time">
            <text:p>12:37:00 PM</text:p>
          </table:table-cell>
          <table:table-cell table:style-name="ce6" office:value-type="time" office:time-value="PT13H33M00S" calcext:value-type="time">
            <text:p>01:33:00 PM</text:p>
          </table:table-cell>
          <table:table-cell table:style-name="ce6" office:value-type="time" office:time-value="PT15H40M00S" calcext:value-type="time">
            <text:p>03:40:00 PM</text:p>
          </table:table-cell>
          <table:table-cell table:style-name="ce6" office:value-type="time" office:time-value="PT18H17M00S" calcext:value-type="time">
            <text:p>06:17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time" office:time-value="PT04H22M00S" calcext:value-type="time">
            <text:p>04:22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time" office:time-value="PT03H14M00S" calcext:value-type="time">
            <text:p>03:14:00 AM</text:p>
          </table:table-cell>
          <table:table-cell office:value-type="time" office:time-value="PT13H51M00S" calcext:value-type="time">
            <text:p>01:51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10M00S" calcext:value-type="time">
            <text:p>10:10:00 PM</text:p>
          </table:table-cell>
          <table:table-cell office:value-type="time" office:time-value="PT00H13M00S" calcext:value-type="time">
            <text:p>12:13:00 AM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8M00S" calcext:value-type="time">
            <text:p>06:48:00 AM</text:p>
          </table:table-cell>
          <table:table-cell table:style-name="ce6" office:value-type="time" office:time-value="PT12H37M00S" calcext:value-type="time">
            <text:p>12:37:00 PM</text:p>
          </table:table-cell>
          <table:table-cell table:style-name="ce6" office:value-type="time" office:time-value="PT13H35M00S" calcext:value-type="time">
            <text:p>01:35:00 PM</text:p>
          </table:table-cell>
          <table:table-cell table:style-name="ce6" office:value-type="time" office:time-value="PT15H42M00S" calcext:value-type="time">
            <text:p>03:42:00 PM</text:p>
          </table:table-cell>
          <table:table-cell table:style-name="ce6" office:value-type="time" office:time-value="PT18H19M00S" calcext:value-type="time">
            <text:p>06:19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time" office:time-value="PT04H23M00S" calcext:value-type="time">
            <text:p>04:23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31M00S" calcext:value-type="time">
            <text:p>07:31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time" office:time-value="PT03H15M00S" calcext:value-type="time">
            <text:p>03:15:00 AM</text:p>
          </table:table-cell>
          <table:table-cell office:value-type="time" office:time-value="PT13H51M00S" calcext:value-type="time">
            <text:p>01:51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10M00S" calcext:value-type="time">
            <text:p>10:10:00 PM</text:p>
          </table:table-cell>
          <table:table-cell office:value-type="time" office:time-value="PT00H13M00S" calcext:value-type="time">
            <text:p>12:13:00 AM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7M00S" calcext:value-type="time">
            <text:p>06:47:00 AM</text:p>
          </table:table-cell>
          <table:table-cell table:style-name="ce6" office:value-type="time" office:time-value="PT12H38M00S" calcext:value-type="time">
            <text:p>12:38:00 PM</text:p>
          </table:table-cell>
          <table:table-cell table:style-name="ce6" office:value-type="time" office:time-value="PT13H36M00S" calcext:value-type="time">
            <text:p>01:36:00 PM</text:p>
          </table:table-cell>
          <table:table-cell table:style-name="ce6" office:value-type="time" office:time-value="PT15H44M00S" calcext:value-type="time">
            <text:p>03:44:00 PM</text:p>
          </table:table-cell>
          <table:table-cell table:style-name="ce6" office:value-type="time" office:time-value="PT18H20M00S" calcext:value-type="time">
            <text:p>06:20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time" office:time-value="PT04H23M00S" calcext:value-type="time">
            <text:p>04:23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31M00S" calcext:value-type="time">
            <text:p>07:31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time" office:time-value="PT03H16M00S" calcext:value-type="time">
            <text:p>03:16:00 AM</text:p>
          </table:table-cell>
          <table:table-cell office:value-type="time" office:time-value="PT13H51M00S" calcext:value-type="time">
            <text:p>01:51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09M00S" calcext:value-type="time">
            <text:p>10:09:00 PM</text:p>
          </table:table-cell>
          <table:table-cell office:value-type="time" office:time-value="PT00H13M00S" calcext:value-type="time">
            <text:p>12:13:00 AM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7M00S" calcext:value-type="time">
            <text:p>06:47:00 AM</text:p>
          </table:table-cell>
          <table:table-cell table:style-name="ce6" office:value-type="time" office:time-value="PT12H38M00S" calcext:value-type="time">
            <text:p>12:38:00 PM</text:p>
          </table:table-cell>
          <table:table-cell table:style-name="ce6" office:value-type="time" office:time-value="PT13H37M00S" calcext:value-type="time">
            <text:p>01:37:00 PM</text:p>
          </table:table-cell>
          <table:table-cell table:style-name="ce6" office:value-type="time" office:time-value="PT15H46M00S" calcext:value-type="time">
            <text:p>03:46:00 PM</text:p>
          </table:table-cell>
          <table:table-cell table:style-name="ce6" office:value-type="time" office:time-value="PT18H21M00S" calcext:value-type="time">
            <text:p>06:21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31M00S" calcext:value-type="time">
            <text:p>07:31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time" office:time-value="PT03H17M00S" calcext:value-type="time">
            <text:p>03:17:00 AM</text:p>
          </table:table-cell>
          <table:table-cell office:value-type="time" office:time-value="PT13H52M00S" calcext:value-type="time">
            <text:p>01:52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08M00S" calcext:value-type="time">
            <text:p>10:08:00 PM</text:p>
          </table:table-cell>
          <table:table-cell office:value-type="time" office:time-value="PT00H12M00S" calcext:value-type="time">
            <text:p>12:12:00 AM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6M00S" calcext:value-type="time">
            <text:p>06:46:00 AM</text:p>
          </table:table-cell>
          <table:table-cell table:style-name="ce6" office:value-type="time" office:time-value="PT12H39M00S" calcext:value-type="time">
            <text:p>12:39:00 PM</text:p>
          </table:table-cell>
          <table:table-cell table:style-name="ce6" office:value-type="time" office:time-value="PT13H39M00S" calcext:value-type="time">
            <text:p>01:39:00 PM</text:p>
          </table:table-cell>
          <table:table-cell table:style-name="ce6" office:value-type="time" office:time-value="PT15H48M00S" calcext:value-type="time">
            <text:p>03:48:00 PM</text:p>
          </table:table-cell>
          <table:table-cell table:style-name="ce6" office:value-type="time" office:time-value="PT18H23M00S" calcext:value-type="time">
            <text:p>06:23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31M00S" calcext:value-type="time">
            <text:p>07:31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time" office:time-value="PT03H17M00S" calcext:value-type="time">
            <text:p>03:17:00 AM</text:p>
          </table:table-cell>
          <table:table-cell office:value-type="time" office:time-value="PT13H52M00S" calcext:value-type="time">
            <text:p>01:52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08M00S" calcext:value-type="time">
            <text:p>10:08:00 PM</text:p>
          </table:table-cell>
          <table:table-cell office:value-type="time" office:time-value="PT00H12M00S" calcext:value-type="time">
            <text:p>12:12:00 AM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5M00S" calcext:value-type="time">
            <text:p>06:45:00 AM</text:p>
          </table:table-cell>
          <table:table-cell table:style-name="ce6" office:value-type="time" office:time-value="PT12H39M00S" calcext:value-type="time">
            <text:p>12:39:00 PM</text:p>
          </table:table-cell>
          <table:table-cell table:style-name="ce6" office:value-type="time" office:time-value="PT13H40M00S" calcext:value-type="time">
            <text:p>01:40:00 PM</text:p>
          </table:table-cell>
          <table:table-cell table:style-name="ce6" office:value-type="time" office:time-value="PT15H50M00S" calcext:value-type="time">
            <text:p>03:50:00 PM</text:p>
          </table:table-cell>
          <table:table-cell table:style-name="ce6" office:value-type="time" office:time-value="PT18H24M00S" calcext:value-type="time">
            <text:p>06:24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time" office:time-value="PT04H25M00S" calcext:value-type="time">
            <text:p>04:25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time" office:time-value="PT03H18M00S" calcext:value-type="time">
            <text:p>03:18:00 AM</text:p>
          </table:table-cell>
          <table:table-cell office:value-type="time" office:time-value="PT13H53M00S" calcext:value-type="time">
            <text:p>01:53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07M00S" calcext:value-type="time">
            <text:p>10:07:00 PM</text:p>
          </table:table-cell>
          <table:table-cell office:value-type="time" office:time-value="PT00H12M00S" calcext:value-type="time">
            <text:p>12:12:00 A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5M00S" calcext:value-type="time">
            <text:p>06:45:00 AM</text:p>
          </table:table-cell>
          <table:table-cell table:style-name="ce6" office:value-type="time" office:time-value="PT12H39M00S" calcext:value-type="time">
            <text:p>12:39:00 PM</text:p>
          </table:table-cell>
          <table:table-cell table:style-name="ce6" office:value-type="time" office:time-value="PT13H42M00S" calcext:value-type="time">
            <text:p>01:42:00 PM</text:p>
          </table:table-cell>
          <table:table-cell table:style-name="ce6" office:value-type="time" office:time-value="PT15H52M00S" calcext:value-type="time">
            <text:p>03:52:00 PM</text:p>
          </table:table-cell>
          <table:table-cell table:style-name="ce6" office:value-type="time" office:time-value="PT18H26M00S" calcext:value-type="time">
            <text:p>06:26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time" office:time-value="PT04H26M00S" calcext:value-type="time">
            <text:p>04:26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time" office:time-value="PT03H19M00S" calcext:value-type="time">
            <text:p>03:19:00 AM</text:p>
          </table:table-cell>
          <table:table-cell office:value-type="time" office:time-value="PT13H53M00S" calcext:value-type="time">
            <text:p>01:53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06M00S" calcext:value-type="time">
            <text:p>10:06:00 PM</text:p>
          </table:table-cell>
          <table:table-cell office:value-type="time" office:time-value="PT00H12M00S" calcext:value-type="time">
            <text:p>12:12:00 AM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4M00S" calcext:value-type="time">
            <text:p>06:44:00 AM</text:p>
          </table:table-cell>
          <table:table-cell table:style-name="ce6" office:value-type="time" office:time-value="PT12H40M00S" calcext:value-type="time">
            <text:p>12:40:00 PM</text:p>
          </table:table-cell>
          <table:table-cell table:style-name="ce6" office:value-type="time" office:time-value="PT13H44M00S" calcext:value-type="time">
            <text:p>01:44:00 PM</text:p>
          </table:table-cell>
          <table:table-cell table:style-name="ce6" office:value-type="time" office:time-value="PT15H55M00S" calcext:value-type="time">
            <text:p>03:55:00 PM</text:p>
          </table:table-cell>
          <table:table-cell table:style-name="ce6" office:value-type="time" office:time-value="PT18H28M00S" calcext:value-type="time">
            <text:p>06:28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time" office:time-value="PT04H26M00S" calcext:value-type="time">
            <text:p>04:26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time" office:time-value="PT03H20M00S" calcext:value-type="time">
            <text:p>03:20:00 AM</text:p>
          </table:table-cell>
          <table:table-cell office:value-type="time" office:time-value="PT13H53M00S" calcext:value-type="time">
            <text:p>01:53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05M00S" calcext:value-type="time">
            <text:p>10:05:00 PM</text:p>
          </table:table-cell>
          <table:table-cell office:value-type="time" office:time-value="PT00H12M00S" calcext:value-type="time">
            <text:p>12:12:00 AM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3M00S" calcext:value-type="time">
            <text:p>06:43:00 AM</text:p>
          </table:table-cell>
          <table:table-cell table:style-name="ce6" office:value-type="time" office:time-value="PT12H40M00S" calcext:value-type="time">
            <text:p>12:40:00 PM</text:p>
          </table:table-cell>
          <table:table-cell table:style-name="ce6" office:value-type="time" office:time-value="PT13H45M00S" calcext:value-type="time">
            <text:p>01:45:00 PM</text:p>
          </table:table-cell>
          <table:table-cell table:style-name="ce6" office:value-type="time" office:time-value="PT15H57M00S" calcext:value-type="time">
            <text:p>03:57:00 PM</text:p>
          </table:table-cell>
          <table:table-cell table:style-name="ce6" office:value-type="time" office:time-value="PT18H29M00S" calcext:value-type="time">
            <text:p>06:29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time" office:time-value="PT04H27M00S" calcext:value-type="time">
            <text:p>04:27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time" office:time-value="PT03H21M00S" calcext:value-type="time">
            <text:p>03:21:00 AM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04M00S" calcext:value-type="time">
            <text:p>10:04:00 PM</text:p>
          </table:table-cell>
          <table:table-cell office:value-type="time" office:time-value="PT00H11M00S" calcext:value-type="time">
            <text:p>12:11:00 AM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2M00S" calcext:value-type="time">
            <text:p>06:42:00 AM</text:p>
          </table:table-cell>
          <table:table-cell table:style-name="ce6" office:value-type="time" office:time-value="PT12H41M00S" calcext:value-type="time">
            <text:p>12:41:00 PM</text:p>
          </table:table-cell>
          <table:table-cell table:style-name="ce6" office:value-type="time" office:time-value="PT13H47M00S" calcext:value-type="time">
            <text:p>01:47:00 PM</text:p>
          </table:table-cell>
          <table:table-cell table:style-name="ce6" office:value-type="time" office:time-value="PT15H59M00S" calcext:value-type="time">
            <text:p>03:59:00 PM</text:p>
          </table:table-cell>
          <table:table-cell table:style-name="ce6" office:value-type="time" office:time-value="PT18H31M00S" calcext:value-type="time">
            <text:p>06:31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time" office:time-value="PT04H27M00S" calcext:value-type="time">
            <text:p>04:27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time" office:time-value="PT03H21M00S" calcext:value-type="time">
            <text:p>03:21:00 AM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04M00S" calcext:value-type="time">
            <text:p>10:04:00 PM</text:p>
          </table:table-cell>
          <table:table-cell office:value-type="time" office:time-value="PT00H11M00S" calcext:value-type="time">
            <text:p>12:11:00 AM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1M00S" calcext:value-type="time">
            <text:p>06:41:00 AM</text:p>
          </table:table-cell>
          <table:table-cell table:style-name="ce6" office:value-type="time" office:time-value="PT12H41M00S" calcext:value-type="time">
            <text:p>12:41:00 PM</text:p>
          </table:table-cell>
          <table:table-cell table:style-name="ce6" office:value-type="time" office:time-value="PT13H48M00S" calcext:value-type="time">
            <text:p>01:48:00 PM</text:p>
          </table:table-cell>
          <table:table-cell table:style-name="ce6" office:value-type="time" office:time-value="PT16H01M00S" calcext:value-type="time">
            <text:p>04:01:00 PM</text:p>
          </table:table-cell>
          <table:table-cell table:style-name="ce6" office:value-type="time" office:time-value="PT18H33M00S" calcext:value-type="time">
            <text:p>06:33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time" office:time-value="PT04H28M00S" calcext:value-type="time">
            <text:p>04:28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time" office:time-value="PT03H23M00S" calcext:value-type="time">
            <text:p>03:23:00 AM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02M00S" calcext:value-type="time">
            <text:p>10:02:00 PM</text:p>
          </table:table-cell>
          <table:table-cell office:value-type="time" office:time-value="PT00H11M00S" calcext:value-type="time">
            <text:p>12:11:00 AM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40M00S" calcext:value-type="time">
            <text:p>06:40:00 AM</text:p>
          </table:table-cell>
          <table:table-cell table:style-name="ce6" office:value-type="time" office:time-value="PT12H41M00S" calcext:value-type="time">
            <text:p>12:41:00 PM</text:p>
          </table:table-cell>
          <table:table-cell table:style-name="ce6" office:value-type="time" office:time-value="PT13H50M00S" calcext:value-type="time">
            <text:p>01:50:00 PM</text:p>
          </table:table-cell>
          <table:table-cell table:style-name="ce6" office:value-type="time" office:time-value="PT16H04M00S" calcext:value-type="time">
            <text:p>04:04:00 PM</text:p>
          </table:table-cell>
          <table:table-cell table:style-name="ce6" office:value-type="time" office:time-value="PT18H34M00S" calcext:value-type="time">
            <text:p>06:34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time" office:time-value="PT04H28M00S" calcext:value-type="time">
            <text:p>04:28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time" office:time-value="PT03H23M00S" calcext:value-type="time">
            <text:p>03:23:00 AM</text:p>
          </table:table-cell>
          <table:table-cell office:value-type="time" office:time-value="PT13H55M00S" calcext:value-type="time">
            <text:p>01:55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0H11M00S" calcext:value-type="time">
            <text:p>12:11:00 AM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39M00S" calcext:value-type="time">
            <text:p>06:39:00 AM</text:p>
          </table:table-cell>
          <table:table-cell table:style-name="ce6" office:value-type="time" office:time-value="PT12H42M00S" calcext:value-type="time">
            <text:p>12:42:00 PM</text:p>
          </table:table-cell>
          <table:table-cell table:style-name="ce6" office:value-type="time" office:time-value="PT13H52M00S" calcext:value-type="time">
            <text:p>01:52:00 PM</text:p>
          </table:table-cell>
          <table:table-cell table:style-name="ce6" office:value-type="time" office:time-value="PT16H06M00S" calcext:value-type="time">
            <text:p>04:06:00 PM</text:p>
          </table:table-cell>
          <table:table-cell table:style-name="ce6" office:value-type="time" office:time-value="PT18H36M00S" calcext:value-type="time">
            <text:p>06:36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time" office:time-value="PT04H29M00S" calcext:value-type="time">
            <text:p>04:29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time" office:time-value="PT03H24M00S" calcext:value-type="time">
            <text:p>03:24:00 AM</text:p>
          </table:table-cell>
          <table:table-cell office:value-type="time" office:time-value="PT13H55M00S" calcext:value-type="time">
            <text:p>01:55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1H59M00S" calcext:value-type="time">
            <text:p>09:59:00 PM</text:p>
          </table:table-cell>
          <table:table-cell office:value-type="time" office:time-value="PT00H10M00S" calcext:value-type="time">
            <text:p>12:10:00 AM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37M00S" calcext:value-type="time">
            <text:p>06:37:00 AM</text:p>
          </table:table-cell>
          <table:table-cell table:style-name="ce6" office:value-type="time" office:time-value="PT12H42M00S" calcext:value-type="time">
            <text:p>12:42:00 PM</text:p>
          </table:table-cell>
          <table:table-cell table:style-name="ce6" office:value-type="time" office:time-value="PT13H54M00S" calcext:value-type="time">
            <text:p>01:54:00 PM</text:p>
          </table:table-cell>
          <table:table-cell table:style-name="ce6" office:value-type="time" office:time-value="PT16H09M00S" calcext:value-type="time">
            <text:p>04:09:00 PM</text:p>
          </table:table-cell>
          <table:table-cell table:style-name="ce6" office:value-type="time" office:time-value="PT18H38M00S" calcext:value-type="time">
            <text:p>06:38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time" office:time-value="PT00H00M00S" calcext:value-type="time">
            <text:p>12:00:00 AM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36M00S" calcext:value-type="time">
            <text:p>06:36:00 AM</text:p>
          </table:table-cell>
          <table:table-cell table:style-name="ce6" office:value-type="time" office:time-value="PT12H42M00S" calcext:value-type="time">
            <text:p>12:42:00 PM</text:p>
          </table:table-cell>
          <table:table-cell table:style-name="ce6" office:value-type="time" office:time-value="PT13H55M00S" calcext:value-type="time">
            <text:p>01:55:00 PM</text:p>
          </table:table-cell>
          <table:table-cell table:style-name="ce6" office:value-type="time" office:time-value="PT16H11M00S" calcext:value-type="time">
            <text:p>04:11:00 PM</text:p>
          </table:table-cell>
          <table:table-cell table:style-name="ce6" office:value-type="time" office:time-value="PT18H40M00S" calcext:value-type="time">
            <text:p>06:40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time" office:time-value="PT03H26M00S" calcext:value-type="time">
            <text:p>03:26:00 AM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21H57M00S" calcext:value-type="time">
            <text:p>09:57:00 PM</text:p>
          </table:table-cell>
          <table:table-cell office:value-type="time" office:time-value="PT00H09M00S" calcext:value-type="time">
            <text:p>12:09:00 AM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35M00S" calcext:value-type="time">
            <text:p>06:35:00 AM</text:p>
          </table:table-cell>
          <table:table-cell table:style-name="ce6" office:value-type="time" office:time-value="PT12H42M00S" calcext:value-type="time">
            <text:p>12:42:00 PM</text:p>
          </table:table-cell>
          <table:table-cell table:style-name="ce6" office:value-type="time" office:time-value="PT13H57M00S" calcext:value-type="time">
            <text:p>01:57:00 PM</text:p>
          </table:table-cell>
          <table:table-cell table:style-name="ce6" office:value-type="time" office:time-value="PT16H14M00S" calcext:value-type="time">
            <text:p>04:14:00 PM</text:p>
          </table:table-cell>
          <table:table-cell table:style-name="ce6" office:value-type="time" office:time-value="PT18H42M00S" calcext:value-type="time">
            <text:p>06:42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time" office:time-value="PT03H27M00S" calcext:value-type="time">
            <text:p>03:27:00 AM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21H55M00S" calcext:value-type="time">
            <text:p>09:55:00 PM</text:p>
          </table:table-cell>
          <table:table-cell office:value-type="time" office:time-value="PT00H09M00S" calcext:value-type="time">
            <text:p>12:09:00 AM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34M00S" calcext:value-type="time">
            <text:p>06:34:00 AM</text:p>
          </table:table-cell>
          <table:table-cell table:style-name="ce6" office:value-type="time" office:time-value="PT12H43M00S" calcext:value-type="time">
            <text:p>12:43:00 PM</text:p>
          </table:table-cell>
          <table:table-cell table:style-name="ce6" office:value-type="time" office:time-value="PT13H59M00S" calcext:value-type="time">
            <text:p>01:59:00 PM</text:p>
          </table:table-cell>
          <table:table-cell table:style-name="ce6" office:value-type="time" office:time-value="PT16H16M00S" calcext:value-type="time">
            <text:p>04:16:00 PM</text:p>
          </table:table-cell>
          <table:table-cell table:style-name="ce6" office:value-type="time" office:time-value="PT18H44M00S" calcext:value-type="time">
            <text:p>06:44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time" office:time-value="PT03H28M00S" calcext:value-type="time">
            <text:p>03:28:00 AM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1H54M00S" calcext:value-type="time">
            <text:p>09:54:00 PM</text:p>
          </table:table-cell>
          <table:table-cell office:value-type="time" office:time-value="PT00H08M00S" calcext:value-type="time">
            <text:p>12:08:00 AM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32M00S" calcext:value-type="time">
            <text:p>06:32:00 AM</text:p>
          </table:table-cell>
          <table:table-cell table:style-name="ce6" office:value-type="time" office:time-value="PT12H43M00S" calcext:value-type="time">
            <text:p>12:43:00 PM</text:p>
          </table:table-cell>
          <table:table-cell table:style-name="ce6" office:value-type="time" office:time-value="PT14H01M00S" calcext:value-type="time">
            <text:p>02:01:00 PM</text:p>
          </table:table-cell>
          <table:table-cell table:style-name="ce6" office:value-type="time" office:time-value="PT16H19M00S" calcext:value-type="time">
            <text:p>04:19:00 PM</text:p>
          </table:table-cell>
          <table:table-cell table:style-name="ce6" office:value-type="time" office:time-value="PT18H45M00S" calcext:value-type="time">
            <text:p>06:45:00 PM</text:p>
          </table:table-cell>
          <table:table-cell table:formula="of:=367-2-31" office:value-type="float" office:value="334" calcext:value-type="float">
            <text:p>33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time" office:time-value="PT03H29M00S" calcext:value-type="time">
            <text:p>03:29:00 AM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1H53M00S" calcext:value-type="time">
            <text:p>09:53:00 PM</text:p>
          </table:table-cell>
          <table:table-cell office:value-type="time" office:time-value="PT00H08M00S" calcext:value-type="time">
            <text:p>12:08:00 AM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31M00S" calcext:value-type="time">
            <text:p>06:31:00 AM</text:p>
          </table:table-cell>
          <table:table-cell table:style-name="ce6" office:value-type="time" office:time-value="PT12H43M00S" calcext:value-type="time">
            <text:p>12:43:00 PM</text:p>
          </table:table-cell>
          <table:table-cell table:style-name="ce6" office:value-type="time" office:time-value="PT14H03M00S" calcext:value-type="time">
            <text:p>02:03:00 PM</text:p>
          </table:table-cell>
          <table:table-cell table:style-name="ce6" office:value-type="time" office:time-value="PT16H21M00S" calcext:value-type="time">
            <text:p>04:21:00 PM</text:p>
          </table:table-cell>
          <table:table-cell table:style-name="ce6" office:value-type="time" office:time-value="PT18H47M00S" calcext:value-type="time">
            <text:p>06:47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time" office:time-value="PT03H30M00S" calcext:value-type="time">
            <text:p>03:30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1H51M00S" calcext:value-type="time">
            <text:p>09:51:00 PM</text:p>
          </table:table-cell>
          <table:table-cell office:value-type="time" office:time-value="PT00H07M00S" calcext:value-type="time">
            <text:p>12:07:00 AM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29M00S" calcext:value-type="time">
            <text:p>06:29:00 AM</text:p>
          </table:table-cell>
          <table:table-cell table:style-name="ce6" office:value-type="time" office:time-value="PT12H43M00S" calcext:value-type="time">
            <text:p>12:43:00 PM</text:p>
          </table:table-cell>
          <table:table-cell table:style-name="ce6" office:value-type="time" office:time-value="PT14H05M00S" calcext:value-type="time">
            <text:p>02:05:00 PM</text:p>
          </table:table-cell>
          <table:table-cell table:style-name="ce6" office:value-type="time" office:time-value="PT16H24M00S" calcext:value-type="time">
            <text:p>04:24:00 PM</text:p>
          </table:table-cell>
          <table:table-cell table:style-name="ce6" office:value-type="time" office:time-value="PT18H49M00S" calcext:value-type="time">
            <text:p>06:49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time" office:time-value="PT04H33M00S" calcext:value-type="time">
            <text:p>04:33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time" office:time-value="PT03H30M00S" calcext:value-type="time">
            <text:p>03:30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21H50M00S" calcext:value-type="time">
            <text:p>09:50:00 PM</text:p>
          </table:table-cell>
          <table:table-cell office:value-type="time" office:time-value="PT00H07M00S" calcext:value-type="time">
            <text:p>12:07:00 AM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28M00S" calcext:value-type="time">
            <text:p>06:28:00 AM</text:p>
          </table:table-cell>
          <table:table-cell table:style-name="ce6" office:value-type="time" office:time-value="PT12H44M00S" calcext:value-type="time">
            <text:p>12:44:00 PM</text:p>
          </table:table-cell>
          <table:table-cell table:style-name="ce6" office:value-type="time" office:time-value="PT14H07M00S" calcext:value-type="time">
            <text:p>02:07:00 PM</text:p>
          </table:table-cell>
          <table:table-cell table:style-name="ce6" office:value-type="time" office:time-value="PT16H27M00S" calcext:value-type="time">
            <text:p>04:27:00 PM</text:p>
          </table:table-cell>
          <table:table-cell table:style-name="ce6" office:value-type="time" office:time-value="PT18H51M00S" calcext:value-type="time">
            <text:p>06:51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time" office:time-value="PT04H33M00S" calcext:value-type="time">
            <text:p>04:33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time" office:time-value="PT03H31M00S" calcext:value-type="time">
            <text:p>03:31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21H48M00S" calcext:value-type="time">
            <text:p>09:48:00 PM</text:p>
          </table:table-cell>
          <table:table-cell office:value-type="time" office:time-value="PT00H06M00S" calcext:value-type="time">
            <text:p>12:06:00 AM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26M00S" calcext:value-type="time">
            <text:p>06:26:00 AM</text:p>
          </table:table-cell>
          <table:table-cell table:style-name="ce6" office:value-type="time" office:time-value="PT12H44M00S" calcext:value-type="time">
            <text:p>12:44:00 PM</text:p>
          </table:table-cell>
          <table:table-cell table:style-name="ce6" office:value-type="time" office:time-value="PT14H08M00S" calcext:value-type="time">
            <text:p>02:08:00 PM</text:p>
          </table:table-cell>
          <table:table-cell table:style-name="ce6" office:value-type="time" office:time-value="PT16H29M00S" calcext:value-type="time">
            <text:p>04:29:00 PM</text:p>
          </table:table-cell>
          <table:table-cell table:style-name="ce6" office:value-type="time" office:time-value="PT18H53M00S" calcext:value-type="time">
            <text:p>06:53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time" office:time-value="PT03H32M00S" calcext:value-type="time">
            <text:p>03:32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21H46M00S" calcext:value-type="time">
            <text:p>09:46:00 PM</text:p>
          </table:table-cell>
          <table:table-cell office:value-type="time" office:time-value="PT00H06M00S" calcext:value-type="time">
            <text:p>12:06:00 AM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25M00S" calcext:value-type="time">
            <text:p>06:25:00 AM</text:p>
          </table:table-cell>
          <table:table-cell table:style-name="ce6" office:value-type="time" office:time-value="PT12H44M00S" calcext:value-type="time">
            <text:p>12:44:00 PM</text:p>
          </table:table-cell>
          <table:table-cell table:style-name="ce6" office:value-type="time" office:time-value="PT14H10M00S" calcext:value-type="time">
            <text:p>02:10:00 PM</text:p>
          </table:table-cell>
          <table:table-cell table:style-name="ce6" office:value-type="time" office:time-value="PT16H32M00S" calcext:value-type="time">
            <text:p>04:32:00 PM</text:p>
          </table:table-cell>
          <table:table-cell table:style-name="ce6" office:value-type="time" office:time-value="PT18H55M00S" calcext:value-type="time">
            <text:p>06:55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time" office:time-value="PT03H33M00S" calcext:value-type="time">
            <text:p>03:33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21H45M00S" calcext:value-type="time">
            <text:p>09:45:00 PM</text:p>
          </table:table-cell>
          <table:table-cell office:value-type="time" office:time-value="PT00H05M00S" calcext:value-type="time">
            <text:p>12:05:00 AM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23M00S" calcext:value-type="time">
            <text:p>06:23:00 AM</text:p>
          </table:table-cell>
          <table:table-cell table:style-name="ce6" office:value-type="time" office:time-value="PT12H44M00S" calcext:value-type="time">
            <text:p>12:44:00 PM</text:p>
          </table:table-cell>
          <table:table-cell table:style-name="ce6" office:value-type="time" office:time-value="PT14H12M00S" calcext:value-type="time">
            <text:p>02:12:00 PM</text:p>
          </table:table-cell>
          <table:table-cell table:style-name="ce6" office:value-type="time" office:time-value="PT16H35M00S" calcext:value-type="time">
            <text:p>04:35:00 PM</text:p>
          </table:table-cell>
          <table:table-cell table:style-name="ce6" office:value-type="time" office:time-value="PT18H57M00S" calcext:value-type="time">
            <text:p>06:57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time" office:time-value="PT03H34M00S" calcext:value-type="time">
            <text:p>03:34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21H43M00S" calcext:value-type="time">
            <text:p>09:43:00 PM</text:p>
          </table:table-cell>
          <table:table-cell office:value-type="time" office:time-value="PT00H04M00S" calcext:value-type="time">
            <text:p>12:04:00 AM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time" office:time-value="PT06H21M00S" calcext:value-type="time">
            <text:p>06:21:00 AM</text:p>
          </table:table-cell>
          <table:table-cell table:style-name="ce6" office:value-type="time" office:time-value="PT12H44M00S" calcext:value-type="time">
            <text:p>12:44:00 PM</text:p>
          </table:table-cell>
          <table:table-cell table:style-name="ce6" office:value-type="time" office:time-value="PT14H14M00S" calcext:value-type="time">
            <text:p>02:14:00 PM</text:p>
          </table:table-cell>
          <table:table-cell table:style-name="ce6" office:value-type="time" office:time-value="PT16H37M00S" calcext:value-type="time">
            <text:p>04:37:00 PM</text:p>
          </table:table-cell>
          <table:table-cell table:style-name="ce6" office:value-type="time" office:time-value="PT19H00M00S" calcext:value-type="time">
            <text:p>07:00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time" office:time-value="PT03H35M00S" calcext:value-type="time">
            <text:p>03:35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1H41M00S" calcext:value-type="time">
            <text:p>09:41:00 PM</text:p>
          </table:table-cell>
          <table:table-cell office:value-type="time" office:time-value="PT00H04M00S" calcext:value-type="time">
            <text:p>12:04:00 AM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time" office:time-value="PT06H19M00S" calcext:value-type="time">
            <text:p>06:19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16H40M00S" calcext:value-type="time">
            <text:p>04:40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time" office:time-value="PT03H36M00S" calcext:value-type="time">
            <text:p>03:36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1H40M00S" calcext:value-type="time">
            <text:p>09:40:00 PM</text:p>
          </table:table-cell>
          <table:table-cell office:value-type="time" office:time-value="PT00H03M00S" calcext:value-type="time">
            <text:p>12:03:00 AM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time" office:time-value="PT06H17M00S" calcext:value-type="time">
            <text:p>06:17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18M00S" calcext:value-type="time">
            <text:p>02:18:00 PM</text:p>
          </table:table-cell>
          <table:table-cell office:value-type="time" office:time-value="PT16H43M00S" calcext:value-type="time">
            <text:p>04:43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time" office:time-value="PT03H36M00S" calcext:value-type="time">
            <text:p>03:36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21H38M00S" calcext:value-type="time">
            <text:p>09:38:00 PM</text:p>
          </table:table-cell>
          <table:table-cell office:value-type="time" office:time-value="PT00H02M00S" calcext:value-type="time">
            <text:p>12:02:00 AM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06H16M00S" calcext:value-type="time">
            <text:p>06:16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6H45M00S" calcext:value-type="time">
            <text:p>04:45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time" office:time-value="PT03H37M00S" calcext:value-type="time">
            <text:p>03:37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21H36M00S" calcext:value-type="time">
            <text:p>09:36:00 PM</text:p>
          </table:table-cell>
          <table:table-cell office:value-type="time" office:time-value="PT00H02M00S" calcext:value-type="time">
            <text:p>12:02:00 AM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06H14M00S" calcext:value-type="time">
            <text:p>06:14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22M00S" calcext:value-type="time">
            <text:p>02:22:00 PM</text:p>
          </table:table-cell>
          <table:table-cell office:value-type="time" office:time-value="PT16H48M00S" calcext:value-type="time">
            <text:p>04:48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time" office:time-value="PT03H38M00S" calcext:value-type="time">
            <text:p>03:38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21H34M00S" calcext:value-type="time">
            <text:p>09:34:00 PM</text:p>
          </table:table-cell>
          <table:table-cell office:value-type="time" office:time-value="PT00H01M00S" calcext:value-type="time">
            <text:p>12:01:00 AM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06H12M00S" calcext:value-type="time">
            <text:p>06:12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24M00S" calcext:value-type="time">
            <text:p>02:24:00 PM</text:p>
          </table:table-cell>
          <table:table-cell office:value-type="time" office:time-value="PT16H51M00S" calcext:value-type="time">
            <text:p>04:51:00 PM</text:p>
          </table:table-cell>
          <table:table-cell office:value-type="time" office:time-value="PT19H10M00S" calcext:value-type="time">
            <text:p>07:10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time" office:time-value="PT03H39M00S" calcext:value-type="time">
            <text:p>03:39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21H32M00S" calcext:value-type="time">
            <text:p>09:32:00 PM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time" office:time-value="PT06H10M00S" calcext:value-type="time">
            <text:p>06:10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26M00S" calcext:value-type="time">
            <text:p>02:26:00 PM</text:p>
          </table:table-cell>
          <table:table-cell office:value-type="time" office:time-value="PT16H53M00S" calcext:value-type="time">
            <text:p>04:53:00 PM</text:p>
          </table:table-cell>
          <table:table-cell office:value-type="time" office:time-value="PT19H13M00S" calcext:value-type="time">
            <text:p>07:13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1M00S" calcext:value-type="time">
            <text:p>07:31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time" office:time-value="PT03H40M00S" calcext:value-type="time">
            <text:p>03:40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21H31M00S" calcext:value-type="time">
            <text:p>09:31:00 PM</text:p>
          </table:table-cell>
          <table:table-cell office:value-type="time" office:time-value="PT23H59M00S" calcext:value-type="time">
            <text:p>11:59:00 PM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time" office:time-value="PT06H07M00S" calcext:value-type="time">
            <text:p>06:07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28M00S" calcext:value-type="time">
            <text:p>02:28:00 PM</text:p>
          </table:table-cell>
          <table:table-cell office:value-type="time" office:time-value="PT16H56M00S" calcext:value-type="time">
            <text:p>04:56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1M00S" calcext:value-type="time">
            <text:p>07:31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time" office:time-value="PT03H41M00S" calcext:value-type="time">
            <text:p>03:41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21H29M00S" calcext:value-type="time">
            <text:p>09:29:00 PM</text:p>
          </table:table-cell>
          <table:table-cell office:value-type="time" office:time-value="PT23H57M00S" calcext:value-type="time">
            <text:p>11:57:00 P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59M00S" calcext:value-type="time">
            <text:p>04:59:00 PM</text:p>
          </table:table-cell>
          <table:table-cell office:value-type="time" office:time-value="PT19H17M00S" calcext:value-type="time">
            <text:p>07:17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1M00S" calcext:value-type="time">
            <text:p>07:31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time" office:time-value="PT03H41M00S" calcext:value-type="time">
            <text:p>03:41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21H27M00S" calcext:value-type="time">
            <text:p>09:27:00 PM</text:p>
          </table:table-cell>
          <table:table-cell office:value-type="time" office:time-value="PT23H53M00S" calcext:value-type="time">
            <text:p>11:53:00 PM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32M00S" calcext:value-type="time">
            <text:p>02:32:00 PM</text:p>
          </table:table-cell>
          <table:table-cell office:value-type="time" office:time-value="PT17H01M00S" calcext:value-type="time">
            <text:p>05:01:00 PM</text:p>
          </table:table-cell>
          <table:table-cell office:value-type="time" office:time-value="PT19H19M00S" calcext:value-type="time">
            <text:p>07:19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1M00S" calcext:value-type="time">
            <text:p>07:31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time" office:time-value="PT03H42M00S" calcext:value-type="time">
            <text:p>03:42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25M00S" calcext:value-type="time">
            <text:p>09:25:00 PM</text:p>
          </table:table-cell>
          <table:table-cell office:value-type="time" office:time-value="PT23H49M00S" calcext:value-type="time">
            <text:p>11:49:00 PM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34M00S" calcext:value-type="time">
            <text:p>02:34:00 PM</text:p>
          </table:table-cell>
          <table:table-cell office:value-type="time" office:time-value="PT17H04M00S" calcext:value-type="time">
            <text:p>05:04:00 PM</text:p>
          </table:table-cell>
          <table:table-cell office:value-type="time" office:time-value="PT19H22M00S" calcext:value-type="time">
            <text:p>07:22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time" office:time-value="PT03H59M00S" calcext:value-type="time">
            <text:p>03:59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21H23M00S" calcext:value-type="time">
            <text:p>09:23:00 PM</text:p>
          </table:table-cell>
          <table:table-cell office:value-type="time" office:time-value="PT23H46M00S" calcext:value-type="time">
            <text:p>11:46:00 PM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36M00S" calcext:value-type="time">
            <text:p>02:36:00 PM</text:p>
          </table:table-cell>
          <table:table-cell office:value-type="time" office:time-value="PT17H07M00S" calcext:value-type="time">
            <text:p>05:07:00 PM</text:p>
          </table:table-cell>
          <table:table-cell office:value-type="time" office:time-value="PT19H24M00S" calcext:value-type="time">
            <text:p>07:24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time" office:time-value="PT04H03M00S" calcext:value-type="time">
            <text:p>04:03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21H21M00S" calcext:value-type="time">
            <text:p>09:21:00 PM</text:p>
          </table:table-cell>
          <table:table-cell office:value-type="time" office:time-value="PT23H42M00S" calcext:value-type="time">
            <text:p>11:42:00 PM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38M00S" calcext:value-type="time">
            <text:p>02:38:00 PM</text:p>
          </table:table-cell>
          <table:table-cell office:value-type="time" office:time-value="PT17H10M00S" calcext:value-type="time">
            <text:p>05:10:00 PM</text:p>
          </table:table-cell>
          <table:table-cell office:value-type="time" office:time-value="PT19H26M00S" calcext:value-type="time">
            <text:p>07:26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21H19M00S" calcext:value-type="time">
            <text:p>09:19:00 PM</text:p>
          </table:table-cell>
          <table:table-cell office:value-type="time" office:time-value="PT23H38M00S" calcext:value-type="time">
            <text:p>11:38:00 PM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40M00S" calcext:value-type="time">
            <text:p>02:40:00 PM</text:p>
          </table:table-cell>
          <table:table-cell office:value-type="time" office:time-value="PT17H12M00S" calcext:value-type="time">
            <text:p>05:12:00 PM</text:p>
          </table:table-cell>
          <table:table-cell office:value-type="time" office:time-value="PT19H28M00S" calcext:value-type="time">
            <text:p>07:28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0M00S" calcext:value-type="time">
            <text:p>07:30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21H17M00S" calcext:value-type="time">
            <text:p>09:17:00 PM</text:p>
          </table:table-cell>
          <table:table-cell office:value-type="time" office:time-value="PT23H35M00S" calcext:value-type="time">
            <text:p>11:35:00 PM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time" office:time-value="PT05H52M00S" calcext:value-type="time">
            <text:p>05:52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42M00S" calcext:value-type="time">
            <text:p>02:42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19H31M00S" calcext:value-type="time">
            <text:p>07:31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29M00S" calcext:value-type="time">
            <text:p>07:29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21H17M00S" calcext:value-type="time">
            <text:p>09:17:00 PM</text:p>
          </table:table-cell>
          <table:table-cell office:value-type="time" office:time-value="PT23H35M00S" calcext:value-type="time">
            <text:p>11:35:00 PM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44M00S" calcext:value-type="time">
            <text:p>02:44:00 PM</text:p>
          </table:table-cell>
          <table:table-cell office:value-type="time" office:time-value="PT17H18M00S" calcext:value-type="time">
            <text:p>05:18:00 PM</text:p>
          </table:table-cell>
          <table:table-cell office:value-type="time" office:time-value="PT19H33M00S" calcext:value-type="time">
            <text:p>07:33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29M00S" calcext:value-type="time">
            <text:p>07:29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21H13M00S" calcext:value-type="time">
            <text:p>09:13:00 PM</text:p>
          </table:table-cell>
          <table:table-cell office:value-type="time" office:time-value="PT23H28M00S" calcext:value-type="time">
            <text:p>11:28:00 PM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time" office:time-value="PT05H47M00S" calcext:value-type="time">
            <text:p>05:47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46M00S" calcext:value-type="time">
            <text:p>02:46:00 PM</text:p>
          </table:table-cell>
          <table:table-cell office:value-type="time" office:time-value="PT17H20M00S" calcext:value-type="time">
            <text:p>05:20:00 PM</text:p>
          </table:table-cell>
          <table:table-cell office:value-type="time" office:time-value="PT19H36M00S" calcext:value-type="time">
            <text:p>07:36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29M00S" calcext:value-type="time">
            <text:p>07:29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21H10M00S" calcext:value-type="time">
            <text:p>09:10:00 PM</text:p>
          </table:table-cell>
          <table:table-cell office:value-type="time" office:time-value="PT23H24M00S" calcext:value-type="time">
            <text:p>11:24:00 PM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time" office:time-value="PT05H44M00S" calcext:value-type="time">
            <text:p>05:44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17H23M00S" calcext:value-type="time">
            <text:p>05:23:00 PM</text:p>
          </table:table-cell>
          <table:table-cell office:value-type="time" office:time-value="PT19H38M00S" calcext:value-type="time">
            <text:p>07:38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28M00S" calcext:value-type="time">
            <text:p>07:28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time" office:time-value="PT04H25M00S" calcext:value-type="time">
            <text:p>04:25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21H08M00S" calcext:value-type="time">
            <text:p>09:08:00 PM</text:p>
          </table:table-cell>
          <table:table-cell office:value-type="time" office:time-value="PT23H21M00S" calcext:value-type="time">
            <text:p>11:21:00 PM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time" office:time-value="PT05H42M00S" calcext:value-type="time">
            <text:p>05:42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26M00S" calcext:value-type="time">
            <text:p>05:26:00 PM</text:p>
          </table:table-cell>
          <table:table-cell office:value-type="time" office:time-value="PT19H40M00S" calcext:value-type="time">
            <text:p>07:40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28M00S" calcext:value-type="time">
            <text:p>07:28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time" office:time-value="PT04H28M00S" calcext:value-type="time">
            <text:p>04:28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21H06M00S" calcext:value-type="time">
            <text:p>09:06:00 PM</text:p>
          </table:table-cell>
          <table:table-cell office:value-type="time" office:time-value="PT23H17M00S" calcext:value-type="time">
            <text:p>11:17:00 PM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time" office:time-value="PT05H39M00S" calcext:value-type="time">
            <text:p>05:39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52M00S" calcext:value-type="time">
            <text:p>02:52:00 PM</text:p>
          </table:table-cell>
          <table:table-cell office:value-type="time" office:time-value="PT17H28M00S" calcext:value-type="time">
            <text:p>05:28:00 PM</text:p>
          </table:table-cell>
          <table:table-cell office:value-type="time" office:time-value="PT19H43M00S" calcext:value-type="time">
            <text:p>07:43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28M00S" calcext:value-type="time">
            <text:p>07:28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21H04M00S" calcext:value-type="time">
            <text:p>09:04:00 PM</text:p>
          </table:table-cell>
          <table:table-cell office:value-type="time" office:time-value="PT23H14M00S" calcext:value-type="time">
            <text:p>11:14:00 P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time" office:time-value="PT05H37M00S" calcext:value-type="time">
            <text:p>05:37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31M00S" calcext:value-type="time">
            <text:p>05:31:00 PM</text:p>
          </table:table-cell>
          <table:table-cell office:value-type="time" office:time-value="PT19H45M00S" calcext:value-type="time">
            <text:p>07:45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27M00S" calcext:value-type="time">
            <text:p>07:27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21H02M00S" calcext:value-type="time">
            <text:p>09:02:00 PM</text:p>
          </table:table-cell>
          <table:table-cell office:value-type="time" office:time-value="PT23H11M00S" calcext:value-type="time">
            <text:p>11:11:00 PM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time" office:time-value="PT05H34M00S" calcext:value-type="time">
            <text:p>05:34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34M00S" calcext:value-type="time">
            <text:p>05:34:00 PM</text:p>
          </table:table-cell>
          <table:table-cell office:value-type="time" office:time-value="PT19H48M00S" calcext:value-type="time">
            <text:p>07:48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27M00S" calcext:value-type="time">
            <text:p>07:27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21H00M00S" calcext:value-type="time">
            <text:p>09:00:00 PM</text:p>
          </table:table-cell>
          <table:table-cell office:value-type="time" office:time-value="PT23H08M00S" calcext:value-type="time">
            <text:p>11:08:00 PM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time" office:time-value="PT05H31M00S" calcext:value-type="time">
            <text:p>05:31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36M00S" calcext:value-type="time">
            <text:p>05:36:00 PM</text:p>
          </table:table-cell>
          <table:table-cell office:value-type="time" office:time-value="PT19H50M00S" calcext:value-type="time">
            <text:p>07:50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26M00S" calcext:value-type="time">
            <text:p>07:26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20H57M00S" calcext:value-type="time">
            <text:p>08:57:00 PM</text:p>
          </table:table-cell>
          <table:table-cell office:value-type="time" office:time-value="PT23H04M00S" calcext:value-type="time">
            <text:p>11:04:00 PM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59M00S" calcext:value-type="time">
            <text:p>02:59:00 PM</text:p>
          </table:table-cell>
          <table:table-cell office:value-type="time" office:time-value="PT17H39M00S" calcext:value-type="time">
            <text:p>05:39:00 PM</text:p>
          </table:table-cell>
          <table:table-cell office:value-type="time" office:time-value="PT19H53M00S" calcext:value-type="time">
            <text:p>07:53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26M00S" calcext:value-type="time">
            <text:p>07:26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20H55M00S" calcext:value-type="time">
            <text:p>08:55:00 PM</text:p>
          </table:table-cell>
          <table:table-cell office:value-type="time" office:time-value="PT23H01M00S" calcext:value-type="time">
            <text:p>11:01:00 PM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5H01M00S" calcext:value-type="time">
            <text:p>03:01:00 PM</text:p>
          </table:table-cell>
          <table:table-cell office:value-type="time" office:time-value="PT17H42M00S" calcext:value-type="time">
            <text:p>05:42:00 PM</text:p>
          </table:table-cell>
          <table:table-cell office:value-type="time" office:time-value="PT19H55M00S" calcext:value-type="time">
            <text:p>07:55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26M00S" calcext:value-type="time">
            <text:p>07:26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time" office:time-value="PT04H48M00S" calcext:value-type="time">
            <text:p>04:48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7H44M00S" calcext:value-type="time">
            <text:p>05:44:00 PM</text:p>
          </table:table-cell>
          <table:table-cell office:value-type="time" office:time-value="PT20H53M00S" calcext:value-type="time">
            <text:p>08:53:00 PM</text:p>
          </table:table-cell>
          <table:table-cell office:value-type="time" office:time-value="PT22H58M00S" calcext:value-type="time">
            <text:p>10:58:00 PM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time" office:time-value="PT05H23M00S" calcext:value-type="time">
            <text:p>05:23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5H03M00S" calcext:value-type="time">
            <text:p>03:03:00 PM</text:p>
          </table:table-cell>
          <table:table-cell office:value-type="time" office:time-value="PT17H44M00S" calcext:value-type="time">
            <text:p>05:44:00 PM</text:p>
          </table:table-cell>
          <table:table-cell office:value-type="time" office:time-value="PT19H58M00S" calcext:value-type="time">
            <text:p>07:58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25M00S" calcext:value-type="time">
            <text:p>07:25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time" office:time-value="PT04H51M00S" calcext:value-type="time">
            <text:p>04:51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7H42M00S" calcext:value-type="time">
            <text:p>05:42:00 PM</text:p>
          </table:table-cell>
          <table:table-cell office:value-type="time" office:time-value="PT20H51M00S" calcext:value-type="time">
            <text:p>08:51:00 PM</text:p>
          </table:table-cell>
          <table:table-cell office:value-type="time" office:time-value="PT22H55M00S" calcext:value-type="time">
            <text:p>10:55:00 PM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time" office:time-value="PT05H20M00S" calcext:value-type="time">
            <text:p>05:20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5H05M00S" calcext:value-type="time">
            <text:p>03:05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20H00M00S" calcext:value-type="time">
            <text:p>08:00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25M00S" calcext:value-type="time">
            <text:p>07:25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time" office:time-value="PT04H54M00S" calcext:value-type="time">
            <text:p>04:54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7H41M00S" calcext:value-type="time">
            <text:p>05:41:00 PM</text:p>
          </table:table-cell>
          <table:table-cell office:value-type="time" office:time-value="PT20H48M00S" calcext:value-type="time">
            <text:p>08:48:00 PM</text:p>
          </table:table-cell>
          <table:table-cell office:value-type="time" office:time-value="PT22H51M00S" calcext:value-type="time">
            <text:p>10:51:00 PM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time" office:time-value="PT05H17M00S" calcext:value-type="time">
            <text:p>05:17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5H07M00S" calcext:value-type="time">
            <text:p>03:07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20H03M00S" calcext:value-type="time">
            <text:p>08:03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24M00S" calcext:value-type="time">
            <text:p>07:24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time" office:time-value="PT04H56M00S" calcext:value-type="time">
            <text:p>04:56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7H40M00S" calcext:value-type="time">
            <text:p>05:40:00 PM</text:p>
          </table:table-cell>
          <table:table-cell office:value-type="time" office:time-value="PT20H46M00S" calcext:value-type="time">
            <text:p>08:46:00 PM</text:p>
          </table:table-cell>
          <table:table-cell office:value-type="time" office:time-value="PT22H48M00S" calcext:value-type="time">
            <text:p>10:48:00 PM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time" office:time-value="PT05H14M00S" calcext:value-type="time">
            <text:p>05:14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20H05M00S" calcext:value-type="time">
            <text:p>08:05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24M00S" calcext:value-type="time">
            <text:p>07:24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time" office:time-value="PT04H59M00S" calcext:value-type="time">
            <text:p>04:59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7H38M00S" calcext:value-type="time">
            <text:p>05:38:00 PM</text:p>
          </table:table-cell>
          <table:table-cell office:value-type="time" office:time-value="PT20H44M00S" calcext:value-type="time">
            <text:p>08:44:00 PM</text:p>
          </table:table-cell>
          <table:table-cell office:value-type="time" office:time-value="PT22H45M00S" calcext:value-type="time">
            <text:p>10:45:00 P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time" office:time-value="PT05H11M00S" calcext:value-type="time">
            <text:p>05:11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20H08M00S" calcext:value-type="time">
            <text:p>08:08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24M00S" calcext:value-type="time">
            <text:p>07:24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time" office:time-value="PT04H59M00S" calcext:value-type="time">
            <text:p>04:59:00 A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7H38M00S" calcext:value-type="time">
            <text:p>05:38:00 PM</text:p>
          </table:table-cell>
          <table:table-cell office:value-type="time" office:time-value="PT20H44M00S" calcext:value-type="time">
            <text:p>08:44:00 PM</text:p>
          </table:table-cell>
          <table:table-cell office:value-type="time" office:time-value="PT22H45M00S" calcext:value-type="time">
            <text:p>10:45:00 PM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time" office:time-value="PT05H08M00S" calcext:value-type="time">
            <text:p>05:08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20H10M00S" calcext:value-type="time">
            <text:p>08:10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3M00S" calcext:value-type="time">
            <text:p>07:23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time" office:time-value="PT05H05M00S" calcext:value-type="time">
            <text:p>05:05:00 AM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17H35M00S" calcext:value-type="time">
            <text:p>05:35:00 PM</text:p>
          </table:table-cell>
          <table:table-cell office:value-type="time" office:time-value="PT20H39M00S" calcext:value-type="time">
            <text:p>08:39:00 PM</text:p>
          </table:table-cell>
          <table:table-cell office:value-type="time" office:time-value="PT22H39M00S" calcext:value-type="time">
            <text:p>10:39:00 PM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time" office:time-value="PT05H05M00S" calcext:value-type="time">
            <text:p>05:05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0H13M00S" calcext:value-type="time">
            <text:p>08:13:00 PM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3M00S" calcext:value-type="time">
            <text:p>07:23:00 PM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time" office:time-value="PT05H08M00S" calcext:value-type="time">
            <text:p>05:08:00 AM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17H34M00S" calcext:value-type="time">
            <text:p>05:34:00 PM</text:p>
          </table:table-cell>
          <table:table-cell office:value-type="time" office:time-value="PT20H37M00S" calcext:value-type="time">
            <text:p>08:37:00 PM</text:p>
          </table:table-cell>
          <table:table-cell office:value-type="time" office:time-value="PT22H36M00S" calcext:value-type="time">
            <text:p>10:36:00 PM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time" office:time-value="PT05H02M00S" calcext:value-type="time">
            <text:p>05:02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20H16M00S" calcext:value-type="time">
            <text:p>08:16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2M00S" calcext:value-type="time">
            <text:p>07:22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time" office:time-value="PT05H10M00S" calcext:value-type="time">
            <text:p>05:10:00 AM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17H32M00S" calcext:value-type="time">
            <text:p>05:32:00 PM</text:p>
          </table:table-cell>
          <table:table-cell office:value-type="time" office:time-value="PT20H35M00S" calcext:value-type="time">
            <text:p>08:35:00 PM</text:p>
          </table:table-cell>
          <table:table-cell office:value-type="time" office:time-value="PT22H33M00S" calcext:value-type="time">
            <text:p>10:33:00 PM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time" office:time-value="PT04H59M00S" calcext:value-type="time">
            <text:p>04:59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20H18M00S" calcext:value-type="time">
            <text:p>08:18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2M00S" calcext:value-type="time">
            <text:p>07:22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time" office:time-value="PT05H13M00S" calcext:value-type="time">
            <text:p>05:13:00 AM</text:p>
          </table:table-cell>
          <table:table-cell office:value-type="time" office:time-value="PT13H56M00S" calcext:value-type="time">
            <text:p>01:56:00 PM</text:p>
          </table:table-cell>
          <table:table-cell office:value-type="time" office:time-value="PT17H31M00S" calcext:value-type="time">
            <text:p>05:31:00 PM</text:p>
          </table:table-cell>
          <table:table-cell office:value-type="time" office:time-value="PT20H32M00S" calcext:value-type="time">
            <text:p>08:32:00 PM</text:p>
          </table:table-cell>
          <table:table-cell office:value-type="time" office:time-value="PT22H30M00S" calcext:value-type="time">
            <text:p>10:30:00 PM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time" office:time-value="PT04H55M00S" calcext:value-type="time">
            <text:p>04:55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0H21M00S" calcext:value-type="time">
            <text:p>08:21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1M00S" calcext:value-type="time">
            <text:p>07:21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time" office:time-value="PT05H16M00S" calcext:value-type="time">
            <text:p>05:16:00 AM</text:p>
          </table:table-cell>
          <table:table-cell office:value-type="time" office:time-value="PT13H55M00S" calcext:value-type="time">
            <text:p>01:55:00 PM</text:p>
          </table:table-cell>
          <table:table-cell office:value-type="time" office:time-value="PT17H29M00S" calcext:value-type="time">
            <text:p>05:29:00 PM</text:p>
          </table:table-cell>
          <table:table-cell office:value-type="time" office:time-value="PT20H30M00S" calcext:value-type="time">
            <text:p>08:30:00 PM</text:p>
          </table:table-cell>
          <table:table-cell office:value-type="time" office:time-value="PT22H27M00S" calcext:value-type="time">
            <text:p>10:27:00 PM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time" office:time-value="PT04H52M00S" calcext:value-type="time">
            <text:p>04:52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20H24M00S" calcext:value-type="time">
            <text:p>08:24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19H21M00S" calcext:value-type="time">
            <text:p>07:21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time" office:time-value="PT05H18M00S" calcext:value-type="time">
            <text:p>05:18:00 AM</text:p>
          </table:table-cell>
          <table:table-cell office:value-type="time" office:time-value="PT13H55M00S" calcext:value-type="time">
            <text:p>01:55:00 PM</text:p>
          </table:table-cell>
          <table:table-cell office:value-type="time" office:time-value="PT17H28M00S" calcext:value-type="time">
            <text:p>05:28:00 PM</text:p>
          </table:table-cell>
          <table:table-cell office:value-type="time" office:time-value="PT20H28M00S" calcext:value-type="time">
            <text:p>08:28:00 PM</text:p>
          </table:table-cell>
          <table:table-cell office:value-type="time" office:time-value="PT22H24M00S" calcext:value-type="time">
            <text:p>10:24:00 PM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time" office:time-value="PT04H49M00S" calcext:value-type="time">
            <text:p>04:49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0H27M00S" calcext:value-type="time">
            <text:p>08:27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19H20M00S" calcext:value-type="time">
            <text:p>07:20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time" office:time-value="PT05H21M00S" calcext:value-type="time">
            <text:p>05:21:00 AM</text:p>
          </table:table-cell>
          <table:table-cell office:value-type="time" office:time-value="PT13H55M00S" calcext:value-type="time">
            <text:p>01:55:00 PM</text:p>
          </table:table-cell>
          <table:table-cell office:value-type="time" office:time-value="PT17H26M00S" calcext:value-type="time">
            <text:p>05:26:00 PM</text:p>
          </table:table-cell>
          <table:table-cell office:value-type="time" office:time-value="PT20H25M00S" calcext:value-type="time">
            <text:p>08:25:00 PM</text:p>
          </table:table-cell>
          <table:table-cell office:value-type="time" office:time-value="PT22H21M00S" calcext:value-type="time">
            <text:p>10:21:00 PM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time" office:time-value="PT04H46M00S" calcext:value-type="time">
            <text:p>04:46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20H29M00S" calcext:value-type="time">
            <text:p>08:29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20M00S" calcext:value-type="time">
            <text:p>07:20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time" office:time-value="PT05H23M00S" calcext:value-type="time">
            <text:p>05:23:00 AM</text:p>
          </table:table-cell>
          <table:table-cell office:value-type="time" office:time-value="PT13H55M00S" calcext:value-type="time">
            <text:p>01:55:00 PM</text:p>
          </table:table-cell>
          <table:table-cell office:value-type="time" office:time-value="PT17H25M00S" calcext:value-type="time">
            <text:p>05:25:00 PM</text:p>
          </table:table-cell>
          <table:table-cell office:value-type="time" office:time-value="PT20H23M00S" calcext:value-type="time">
            <text:p>08:23:00 PM</text:p>
          </table:table-cell>
          <table:table-cell office:value-type="time" office:time-value="PT22H18M00S" calcext:value-type="time">
            <text:p>10:18:00 PM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20H32M00S" calcext:value-type="time">
            <text:p>08:32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19M00S" calcext:value-type="time">
            <text:p>07:19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17H23M00S" calcext:value-type="time">
            <text:p>05:23:00 PM</text:p>
          </table:table-cell>
          <table:table-cell office:value-type="time" office:time-value="PT20H20M00S" calcext:value-type="time">
            <text:p>08:20:00 PM</text:p>
          </table:table-cell>
          <table:table-cell office:value-type="time" office:time-value="PT22H15M00S" calcext:value-type="time">
            <text:p>10:15:00 PM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20M00S" calcext:value-type="time">
            <text:p>06:20:00 PM</text:p>
          </table:table-cell>
          <table:table-cell office:value-type="time" office:time-value="PT20H35M00S" calcext:value-type="time">
            <text:p>08:35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19M00S" calcext:value-type="time">
            <text:p>07:19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17H22M00S" calcext:value-type="time">
            <text:p>05:22:00 PM</text:p>
          </table:table-cell>
          <table:table-cell office:value-type="time" office:time-value="PT20H18M00S" calcext:value-type="time">
            <text:p>08:18:00 PM</text:p>
          </table:table-cell>
          <table:table-cell office:value-type="time" office:time-value="PT22H12M00S" calcext:value-type="time">
            <text:p>10:12:00 PM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8H23M00S" calcext:value-type="time">
            <text:p>06:23:00 PM</text:p>
          </table:table-cell>
          <table:table-cell office:value-type="time" office:time-value="PT20H38M00S" calcext:value-type="time">
            <text:p>08:38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19H18M00S" calcext:value-type="time">
            <text:p>07:18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time" office:time-value="PT05H31M00S" calcext:value-type="time">
            <text:p>05:31:00 AM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17H20M00S" calcext:value-type="time">
            <text:p>05:20:00 PM</text:p>
          </table:table-cell>
          <table:table-cell office:value-type="time" office:time-value="PT20H16M00S" calcext:value-type="time">
            <text:p>08:16:00 PM</text:p>
          </table:table-cell>
          <table:table-cell office:value-type="time" office:time-value="PT22H09M00S" calcext:value-type="time">
            <text:p>10:09:00 PM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5H32M00S" calcext:value-type="time">
            <text:p>03:32:00 PM</text:p>
          </table:table-cell>
          <table:table-cell office:value-type="time" office:time-value="PT18H25M00S" calcext:value-type="time">
            <text:p>06:25:00 PM</text:p>
          </table:table-cell>
          <table:table-cell office:value-type="time" office:time-value="PT20H41M00S" calcext:value-type="time">
            <text:p>08:41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19H18M00S" calcext:value-type="time">
            <text:p>07:18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time" office:time-value="PT05H33M00S" calcext:value-type="time">
            <text:p>05:33:00 AM</text:p>
          </table:table-cell>
          <table:table-cell office:value-type="time" office:time-value="PT13H54M00S" calcext:value-type="time">
            <text:p>01:54:00 PM</text:p>
          </table:table-cell>
          <table:table-cell office:value-type="time" office:time-value="PT17H18M00S" calcext:value-type="time">
            <text:p>05:18:00 PM</text:p>
          </table:table-cell>
          <table:table-cell office:value-type="time" office:time-value="PT20H13M00S" calcext:value-type="time">
            <text:p>08:13:00 PM</text:p>
          </table:table-cell>
          <table:table-cell office:value-type="time" office:time-value="PT22H07M00S" calcext:value-type="time">
            <text:p>10:07:00 PM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time" office:time-value="PT04H29M00S" calcext:value-type="time">
            <text:p>04:29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5H33M00S" calcext:value-type="time">
            <text:p>03:33:00 PM</text:p>
          </table:table-cell>
          <table:table-cell office:value-type="time" office:time-value="PT18H28M00S" calcext:value-type="time">
            <text:p>06:28:00 PM</text:p>
          </table:table-cell>
          <table:table-cell office:value-type="time" office:time-value="PT20H44M00S" calcext:value-type="time">
            <text:p>08:44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19H17M00S" calcext:value-type="time">
            <text:p>07:17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time" office:time-value="PT05H35M00S" calcext:value-type="time">
            <text:p>05:35:00 AM</text:p>
          </table:table-cell>
          <table:table-cell office:value-type="time" office:time-value="PT13H53M00S" calcext:value-type="time">
            <text:p>01:53:00 PM</text:p>
          </table:table-cell>
          <table:table-cell office:value-type="time" office:time-value="PT17H17M00S" calcext:value-type="time">
            <text:p>05:17:00 PM</text:p>
          </table:table-cell>
          <table:table-cell office:value-type="time" office:time-value="PT20H11M00S" calcext:value-type="time">
            <text:p>08:11:00 PM</text:p>
          </table:table-cell>
          <table:table-cell office:value-type="time" office:time-value="PT22H04M00S" calcext:value-type="time">
            <text:p>10:04:00 PM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time" office:time-value="PT04H25M00S" calcext:value-type="time">
            <text:p>04:25:00 AM</text:p>
          </table:table-cell>
          <table:table-cell office:value-type="time" office:time-value="PT12H40M00S" calcext:value-type="time">
            <text:p>12:40:00 PM</text:p>
          </table:table-cell>
          <table:table-cell office:value-type="time" office:time-value="PT15H35M00S" calcext:value-type="time">
            <text:p>03:35:00 PM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20H47M00S" calcext:value-type="time">
            <text:p>08:47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19H17M00S" calcext:value-type="time">
            <text:p>07:17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time" office:time-value="PT05H38M00S" calcext:value-type="time">
            <text:p>05:38:00 AM</text:p>
          </table:table-cell>
          <table:table-cell office:value-type="time" office:time-value="PT13H53M00S" calcext:value-type="time">
            <text:p>01:53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20H08M00S" calcext:value-type="time">
            <text:p>08:08:00 PM</text:p>
          </table:table-cell>
          <table:table-cell office:value-type="time" office:time-value="PT22H01M00S" calcext:value-type="time">
            <text:p>10:01:00 PM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12H40M00S" calcext:value-type="time">
            <text:p>12:40:00 PM</text:p>
          </table:table-cell>
          <table:table-cell office:value-type="time" office:time-value="PT15H37M00S" calcext:value-type="time">
            <text:p>03:37:00 PM</text:p>
          </table:table-cell>
          <table:table-cell office:value-type="time" office:time-value="PT18H33M00S" calcext:value-type="time">
            <text:p>06:33:00 PM</text:p>
          </table:table-cell>
          <table:table-cell office:value-type="time" office:time-value="PT20H49M00S" calcext:value-type="time">
            <text:p>08:49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19H16M00S" calcext:value-type="time">
            <text:p>07:16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time" office:time-value="PT05H38M00S" calcext:value-type="time">
            <text:p>05:38:00 AM</text:p>
          </table:table-cell>
          <table:table-cell office:value-type="time" office:time-value="PT13H53M00S" calcext:value-type="time">
            <text:p>01:53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20H08M00S" calcext:value-type="time">
            <text:p>08:08:00 PM</text:p>
          </table:table-cell>
          <table:table-cell office:value-type="time" office:time-value="PT22H01M00S" calcext:value-type="time">
            <text:p>10:01:00 PM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12H40M00S" calcext:value-type="time">
            <text:p>12:40:00 PM</text:p>
          </table:table-cell>
          <table:table-cell office:value-type="time" office:time-value="PT15H38M00S" calcext:value-type="time">
            <text:p>03:38:00 PM</text:p>
          </table:table-cell>
          <table:table-cell office:value-type="time" office:time-value="PT18H35M00S" calcext:value-type="time">
            <text:p>06:35:00 PM</text:p>
          </table:table-cell>
          <table:table-cell office:value-type="time" office:time-value="PT20H52M00S" calcext:value-type="time">
            <text:p>08:52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19H16M00S" calcext:value-type="time">
            <text:p>07:16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time" office:time-value="PT05H42M00S" calcext:value-type="time">
            <text:p>05:42:00 AM</text:p>
          </table:table-cell>
          <table:table-cell office:value-type="time" office:time-value="PT13H52M00S" calcext:value-type="time">
            <text:p>01:52:00 PM</text:p>
          </table:table-cell>
          <table:table-cell office:value-type="time" office:time-value="PT17H12M00S" calcext:value-type="time">
            <text:p>05:12:00 PM</text:p>
          </table:table-cell>
          <table:table-cell office:value-type="time" office:time-value="PT20H04M00S" calcext:value-type="time">
            <text:p>08:04:00 PM</text:p>
          </table:table-cell>
          <table:table-cell office:value-type="time" office:time-value="PT21H55M00S" calcext:value-type="time">
            <text:p>09:55:00 P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time" office:time-value="PT04H14M00S" calcext:value-type="time">
            <text:p>04:14:00 AM</text:p>
          </table:table-cell>
          <table:table-cell office:value-type="time" office:time-value="PT12H39M00S" calcext:value-type="time">
            <text:p>12:39:00 PM</text:p>
          </table:table-cell>
          <table:table-cell office:value-type="time" office:time-value="PT15H40M00S" calcext:value-type="time">
            <text:p>03:40:00 PM</text:p>
          </table:table-cell>
          <table:table-cell office:value-type="time" office:time-value="PT18H38M00S" calcext:value-type="time">
            <text:p>06:38:00 PM</text:p>
          </table:table-cell>
          <table:table-cell office:value-type="time" office:time-value="PT20H56M00S" calcext:value-type="time">
            <text:p>08:56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19H16M00S" calcext:value-type="time">
            <text:p>07:16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time" office:time-value="PT05H44M00S" calcext:value-type="time">
            <text:p>05:44:00 AM</text:p>
          </table:table-cell>
          <table:table-cell office:value-type="time" office:time-value="PT13H52M00S" calcext:value-type="time">
            <text:p>01:52:00 PM</text:p>
          </table:table-cell>
          <table:table-cell office:value-type="time" office:time-value="PT17H10M00S" calcext:value-type="time">
            <text:p>05:10:00 PM</text:p>
          </table:table-cell>
          <table:table-cell office:value-type="time" office:time-value="PT20H01M00S" calcext:value-type="time">
            <text:p>08:01:00 PM</text:p>
          </table:table-cell>
          <table:table-cell office:value-type="time" office:time-value="PT21H53M00S" calcext:value-type="time">
            <text:p>09:53:00 PM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12H39M00S" calcext:value-type="time">
            <text:p>12:39:00 PM</text:p>
          </table:table-cell>
          <table:table-cell office:value-type="time" office:time-value="PT15H41M00S" calcext:value-type="time">
            <text:p>03:41:00 PM</text:p>
          </table:table-cell>
          <table:table-cell office:value-type="time" office:time-value="PT18H40M00S" calcext:value-type="time">
            <text:p>06:40:00 PM</text:p>
          </table:table-cell>
          <table:table-cell office:value-type="time" office:time-value="PT20H59M00S" calcext:value-type="time">
            <text:p>08:59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time" office:time-value="PT05H46M00S" calcext:value-type="time">
            <text:p>05:46:00 AM</text:p>
          </table:table-cell>
          <table:table-cell office:value-type="time" office:time-value="PT13H52M00S" calcext:value-type="time">
            <text:p>01:52:00 PM</text:p>
          </table:table-cell>
          <table:table-cell office:value-type="time" office:time-value="PT17H08M00S" calcext:value-type="time">
            <text:p>05:08:00 PM</text:p>
          </table:table-cell>
          <table:table-cell office:value-type="time" office:time-value="PT19H59M00S" calcext:value-type="time">
            <text:p>07:59:00 PM</text:p>
          </table:table-cell>
          <table:table-cell office:value-type="time" office:time-value="PT21H50M00S" calcext:value-type="time">
            <text:p>09:50:00 PM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2H39M00S" calcext:value-type="time">
            <text:p>12:39:00 PM</text:p>
          </table:table-cell>
          <table:table-cell office:value-type="time" office:time-value="PT15H43M00S" calcext:value-type="time">
            <text:p>03:43:00 PM</text:p>
          </table:table-cell>
          <table:table-cell office:value-type="time" office:time-value="PT18H43M00S" calcext:value-type="time">
            <text:p>06:43:00 PM</text:p>
          </table:table-cell>
          <table:table-cell office:value-type="time" office:time-value="PT21H02M00S" calcext:value-type="time">
            <text:p>09:02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3H52M00S" calcext:value-type="time">
            <text:p>01:52:00 PM</text:p>
          </table:table-cell>
          <table:table-cell office:value-type="time" office:time-value="PT17H07M00S" calcext:value-type="time">
            <text:p>05:07:00 PM</text:p>
          </table:table-cell>
          <table:table-cell office:value-type="time" office:time-value="PT19H56M00S" calcext:value-type="time">
            <text:p>07:56:00 PM</text:p>
          </table:table-cell>
          <table:table-cell office:value-type="time" office:time-value="PT21H47M00S" calcext:value-type="time">
            <text:p>09:47:00 PM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time" office:time-value="PT04H03M00S" calcext:value-type="time">
            <text:p>04:03:00 AM</text:p>
          </table:table-cell>
          <table:table-cell office:value-type="time" office:time-value="PT12H39M00S" calcext:value-type="time">
            <text:p>12:39:00 PM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8H45M00S" calcext:value-type="time">
            <text:p>06:45:00 PM</text:p>
          </table:table-cell>
          <table:table-cell office:value-type="time" office:time-value="PT21H05M00S" calcext:value-type="time">
            <text:p>09:05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19H14M00S" calcext:value-type="time">
            <text:p>07:14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time" office:time-value="PT05H51M00S" calcext:value-type="time">
            <text:p>05:51:00 AM</text:p>
          </table:table-cell>
          <table:table-cell office:value-type="time" office:time-value="PT13H51M00S" calcext:value-type="time">
            <text:p>01:51:00 PM</text:p>
          </table:table-cell>
          <table:table-cell office:value-type="time" office:time-value="PT17H05M00S" calcext:value-type="time">
            <text:p>05:05:00 PM</text:p>
          </table:table-cell>
          <table:table-cell office:value-type="time" office:time-value="PT19H54M00S" calcext:value-type="time">
            <text:p>07:54:00 PM</text:p>
          </table:table-cell>
          <table:table-cell office:value-type="time" office:time-value="PT21H45M00S" calcext:value-type="time">
            <text:p>09:45:00 PM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time" office:time-value="PT03H59M00S" calcext:value-type="time">
            <text:p>03:59:00 AM</text:p>
          </table:table-cell>
          <table:table-cell office:value-type="time" office:time-value="PT12H38M00S" calcext:value-type="time">
            <text:p>12:38:00 PM</text:p>
          </table:table-cell>
          <table:table-cell office:value-type="time" office:time-value="PT15H46M00S" calcext:value-type="time">
            <text:p>03:46:00 PM</text:p>
          </table:table-cell>
          <table:table-cell office:value-type="time" office:time-value="PT18H48M00S" calcext:value-type="time">
            <text:p>06:48:00 PM</text:p>
          </table:table-cell>
          <table:table-cell office:value-type="time" office:time-value="PT21H08M00S" calcext:value-type="time">
            <text:p>09:08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14M00S" calcext:value-type="time">
            <text:p>07:14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time" office:time-value="PT05H53M00S" calcext:value-type="time">
            <text:p>05:53:00 AM</text:p>
          </table:table-cell>
          <table:table-cell office:value-type="time" office:time-value="PT13H51M00S" calcext:value-type="time">
            <text:p>01:51:00 PM</text:p>
          </table:table-cell>
          <table:table-cell office:value-type="time" office:time-value="PT17H03M00S" calcext:value-type="time">
            <text:p>05:03:00 PM</text:p>
          </table:table-cell>
          <table:table-cell office:value-type="time" office:time-value="PT19H52M00S" calcext:value-type="time">
            <text:p>07:52:00 PM</text:p>
          </table:table-cell>
          <table:table-cell office:value-type="time" office:time-value="PT21H42M00S" calcext:value-type="time">
            <text:p>09:42:00 PM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time" office:time-value="PT03H55M00S" calcext:value-type="time">
            <text:p>03:55:00 AM</text:p>
          </table:table-cell>
          <table:table-cell office:value-type="time" office:time-value="PT12H38M00S" calcext:value-type="time">
            <text:p>12:38:00 PM</text:p>
          </table:table-cell>
          <table:table-cell office:value-type="time" office:time-value="PT15H48M00S" calcext:value-type="time">
            <text:p>03:48:00 PM</text:p>
          </table:table-cell>
          <table:table-cell office:value-type="time" office:time-value="PT18H50M00S" calcext:value-type="time">
            <text:p>06:50:00 PM</text:p>
          </table:table-cell>
          <table:table-cell office:value-type="time" office:time-value="PT21H11M00S" calcext:value-type="time">
            <text:p>09:11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13M00S" calcext:value-type="time">
            <text:p>07:13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3H51M00S" calcext:value-type="time">
            <text:p>01:51:00 PM</text:p>
          </table:table-cell>
          <table:table-cell office:value-type="time" office:time-value="PT17H02M00S" calcext:value-type="time">
            <text:p>05:02:00 PM</text:p>
          </table:table-cell>
          <table:table-cell office:value-type="time" office:time-value="PT19H49M00S" calcext:value-type="time">
            <text:p>07:49:00 PM</text:p>
          </table:table-cell>
          <table:table-cell office:value-type="time" office:time-value="PT21H39M00S" calcext:value-type="time">
            <text:p>09:39:00 PM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time" office:time-value="PT03H51M00S" calcext:value-type="time">
            <text:p>03:51:00 AM</text:p>
          </table:table-cell>
          <table:table-cell office:value-type="time" office:time-value="PT12H38M00S" calcext:value-type="time">
            <text:p>12:38:00 PM</text:p>
          </table:table-cell>
          <table:table-cell office:value-type="time" office:time-value="PT15H49M00S" calcext:value-type="time">
            <text:p>03:49:00 PM</text:p>
          </table:table-cell>
          <table:table-cell office:value-type="time" office:time-value="PT18H53M00S" calcext:value-type="time">
            <text:p>06:53:00 PM</text:p>
          </table:table-cell>
          <table:table-cell office:value-type="time" office:time-value="PT21H15M00S" calcext:value-type="time">
            <text:p>09:15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13M00S" calcext:value-type="time">
            <text:p>07:13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3H50M00S" calcext:value-type="time">
            <text:p>01:50:00 PM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9H47M00S" calcext:value-type="time">
            <text:p>07:47:00 PM</text:p>
          </table:table-cell>
          <table:table-cell office:value-type="time" office:time-value="PT21H37M00S" calcext:value-type="time">
            <text:p>09:37:00 PM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6H52M00S" calcext:value-type="time">
            <text:p>04:52:00 PM</text:p>
          </table:table-cell>
          <table:table-cell office:value-type="time" office:time-value="PT19H58M00S" calcext:value-type="time">
            <text:p>07:58:00 PM</text:p>
          </table:table-cell>
          <table:table-cell office:value-type="time" office:time-value="PT22H21M00S" calcext:value-type="time">
            <text:p>10:21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19H12M00S" calcext:value-type="time">
            <text:p>07:12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3H50M00S" calcext:value-type="time">
            <text:p>01:50:00 PM</text:p>
          </table:table-cell>
          <table:table-cell office:value-type="time" office:time-value="PT16H58M00S" calcext:value-type="time">
            <text:p>04:58:00 PM</text:p>
          </table:table-cell>
          <table:table-cell office:value-type="time" office:time-value="PT19H44M00S" calcext:value-type="time">
            <text:p>07:44:00 PM</text:p>
          </table:table-cell>
          <table:table-cell office:value-type="time" office:time-value="PT21H34M00S" calcext:value-type="time">
            <text:p>09:34:00 PM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6H54M00S" calcext:value-type="time">
            <text:p>04:54:00 PM</text:p>
          </table:table-cell>
          <table:table-cell office:value-type="time" office:time-value="PT20H00M00S" calcext:value-type="time">
            <text:p>08:00:00 PM</text:p>
          </table:table-cell>
          <table:table-cell office:value-type="time" office:time-value="PT22H25M00S" calcext:value-type="time">
            <text:p>10:25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19H12M00S" calcext:value-type="time">
            <text:p>07:12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3H50M00S" calcext:value-type="time">
            <text:p>01:50:00 PM</text:p>
          </table:table-cell>
          <table:table-cell office:value-type="time" office:time-value="PT16H56M00S" calcext:value-type="time">
            <text:p>04:56:00 PM</text:p>
          </table:table-cell>
          <table:table-cell office:value-type="time" office:time-value="PT19H42M00S" calcext:value-type="time">
            <text:p>07:42:00 PM</text:p>
          </table:table-cell>
          <table:table-cell office:value-type="time" office:time-value="PT21H31M00S" calcext:value-type="time">
            <text:p>09:31:00 PM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6H55M00S" calcext:value-type="time">
            <text:p>04:55:00 PM</text:p>
          </table:table-cell>
          <table:table-cell office:value-type="time" office:time-value="PT20H03M00S" calcext:value-type="time">
            <text:p>08:03:00 PM</text:p>
          </table:table-cell>
          <table:table-cell office:value-type="time" office:time-value="PT22H28M00S" calcext:value-type="time">
            <text:p>10:28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19H11M00S" calcext:value-type="time">
            <text:p>07:11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6H55M00S" calcext:value-type="time">
            <text:p>04:55:00 PM</text:p>
          </table:table-cell>
          <table:table-cell office:value-type="time" office:time-value="PT19H40M00S" calcext:value-type="time">
            <text:p>07:40:00 PM</text:p>
          </table:table-cell>
          <table:table-cell office:value-type="time" office:time-value="PT21H29M00S" calcext:value-type="time">
            <text:p>09:29:00 PM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6H57M00S" calcext:value-type="time">
            <text:p>04:57:00 PM</text:p>
          </table:table-cell>
          <table:table-cell office:value-type="time" office:time-value="PT20H05M00S" calcext:value-type="time">
            <text:p>08:05:00 PM</text:p>
          </table:table-cell>
          <table:table-cell office:value-type="time" office:time-value="PT22H32M00S" calcext:value-type="time">
            <text:p>10:32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19H11M00S" calcext:value-type="time">
            <text:p>07:11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6H53M00S" calcext:value-type="time">
            <text:p>04:53:00 PM</text:p>
          </table:table-cell>
          <table:table-cell office:value-type="time" office:time-value="PT19H37M00S" calcext:value-type="time">
            <text:p>07:37:00 PM</text:p>
          </table:table-cell>
          <table:table-cell office:value-type="time" office:time-value="PT21H26M00S" calcext:value-type="time">
            <text:p>09:26:00 PM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time" office:time-value="PT04H25M00S" calcext:value-type="time">
            <text:p>04:25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6H58M00S" calcext:value-type="time">
            <text:p>04:58:00 PM</text:p>
          </table:table-cell>
          <table:table-cell office:value-type="time" office:time-value="PT20H08M00S" calcext:value-type="time">
            <text:p>08:08:00 PM</text:p>
          </table:table-cell>
          <table:table-cell office:value-type="time" office:time-value="PT22H35M00S" calcext:value-type="time">
            <text:p>10:35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19H10M00S" calcext:value-type="time">
            <text:p>07:10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time" office:time-value="PT06H07M00S" calcext:value-type="time">
            <text:p>06:07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6H51M00S" calcext:value-type="time">
            <text:p>04:51:00 PM</text:p>
          </table:table-cell>
          <table:table-cell office:value-type="time" office:time-value="PT19H35M00S" calcext:value-type="time">
            <text:p>07:35:00 PM</text:p>
          </table:table-cell>
          <table:table-cell office:value-type="time" office:time-value="PT21H24M00S" calcext:value-type="time">
            <text:p>09:24:00 PM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20H10M00S" calcext:value-type="time">
            <text:p>08:10:00 PM</text:p>
          </table:table-cell>
          <table:table-cell office:value-type="time" office:time-value="PT22H39M00S" calcext:value-type="time">
            <text:p>10:39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19H10M00S" calcext:value-type="time">
            <text:p>07:10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time" office:time-value="PT06H09M00S" calcext:value-type="time">
            <text:p>06:09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6H49M00S" calcext:value-type="time">
            <text:p>04:49:00 PM</text:p>
          </table:table-cell>
          <table:table-cell office:value-type="time" office:time-value="PT19H33M00S" calcext:value-type="time">
            <text:p>07:33:00 PM</text:p>
          </table:table-cell>
          <table:table-cell office:value-type="time" office:time-value="PT21H21M00S" calcext:value-type="time">
            <text:p>09:21:00 PM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time" office:time-value="PT04H16M00S" calcext:value-type="time">
            <text:p>04:16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01M00S" calcext:value-type="time">
            <text:p>05:01:00 PM</text:p>
          </table:table-cell>
          <table:table-cell office:value-type="time" office:time-value="PT20H13M00S" calcext:value-type="time">
            <text:p>08:13:00 PM</text:p>
          </table:table-cell>
          <table:table-cell office:value-type="time" office:time-value="PT22H43M00S" calcext:value-type="time">
            <text:p>10:43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time" office:time-value="PT06H11M00S" calcext:value-type="time">
            <text:p>06:11:00 A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6H47M00S" calcext:value-type="time">
            <text:p>04:47:00 PM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19M00S" calcext:value-type="time">
            <text:p>09:19:00 PM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time" office:time-value="PT04H11M00S" calcext:value-type="time">
            <text:p>04:11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02M00S" calcext:value-type="time">
            <text:p>05:02:00 PM</text:p>
          </table:table-cell>
          <table:table-cell office:value-type="time" office:time-value="PT20H15M00S" calcext:value-type="time">
            <text:p>08:15:00 PM</text:p>
          </table:table-cell>
          <table:table-cell office:value-type="time" office:time-value="PT22H47M00S" calcext:value-type="time">
            <text:p>10:47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time" office:time-value="PT06H13M00S" calcext:value-type="time">
            <text:p>06:13:00 A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6H46M00S" calcext:value-type="time">
            <text:p>04:46:00 PM</text:p>
          </table:table-cell>
          <table:table-cell office:value-type="time" office:time-value="PT19H28M00S" calcext:value-type="time">
            <text:p>07:28:00 PM</text:p>
          </table:table-cell>
          <table:table-cell office:value-type="time" office:time-value="PT21H16M00S" calcext:value-type="time">
            <text:p>09:16:00 PM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04M00S" calcext:value-type="time">
            <text:p>05:04:00 PM</text:p>
          </table:table-cell>
          <table:table-cell office:value-type="time" office:time-value="PT20H18M00S" calcext:value-type="time">
            <text:p>08:18:00 PM</text:p>
          </table:table-cell>
          <table:table-cell office:value-type="time" office:time-value="PT22H51M00S" calcext:value-type="time">
            <text:p>10:51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time" office:time-value="PT06H15M00S" calcext:value-type="time">
            <text:p>06:15:00 A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6H44M00S" calcext:value-type="time">
            <text:p>04:44:00 PM</text:p>
          </table:table-cell>
          <table:table-cell office:value-type="time" office:time-value="PT19H25M00S" calcext:value-type="time">
            <text:p>07:25:00 PM</text:p>
          </table:table-cell>
          <table:table-cell office:value-type="time" office:time-value="PT21H14M00S" calcext:value-type="time">
            <text:p>09:14:00 PM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04H02M00S" calcext:value-type="time">
            <text:p>04:02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05M00S" calcext:value-type="time">
            <text:p>05:05:00 PM</text:p>
          </table:table-cell>
          <table:table-cell office:value-type="time" office:time-value="PT20H20M00S" calcext:value-type="time">
            <text:p>08:20:00 PM</text:p>
          </table:table-cell>
          <table:table-cell office:value-type="time" office:time-value="PT22H55M00S" calcext:value-type="time">
            <text:p>10:55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time" office:time-value="PT06H17M00S" calcext:value-type="time">
            <text:p>06:17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6H42M00S" calcext:value-type="time">
            <text:p>04:42:00 PM</text:p>
          </table:table-cell>
          <table:table-cell office:value-type="time" office:time-value="PT19H23M00S" calcext:value-type="time">
            <text:p>07:23:00 PM</text:p>
          </table:table-cell>
          <table:table-cell office:value-type="time" office:time-value="PT21H11M00S" calcext:value-type="time">
            <text:p>09:11:00 PM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time" office:time-value="PT03H57M00S" calcext:value-type="time">
            <text:p>03:57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07M00S" calcext:value-type="time">
            <text:p>05:07:00 PM</text:p>
          </table:table-cell>
          <table:table-cell office:value-type="time" office:time-value="PT20H23M00S" calcext:value-type="time">
            <text:p>08:23:00 PM</text:p>
          </table:table-cell>
          <table:table-cell office:value-type="time" office:time-value="PT22H59M00S" calcext:value-type="time">
            <text:p>10:59:00 PM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time" office:time-value="PT06H18M00S" calcext:value-type="time">
            <text:p>06:18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6H40M00S" calcext:value-type="time">
            <text:p>04:40:00 PM</text:p>
          </table:table-cell>
          <table:table-cell office:value-type="time" office:time-value="PT19H21M00S" calcext:value-type="time">
            <text:p>07:21:00 PM</text:p>
          </table:table-cell>
          <table:table-cell office:value-type="time" office:time-value="PT21H09M00S" calcext:value-type="time">
            <text:p>09:09:00 PM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time" office:time-value="PT03H51M00S" calcext:value-type="time">
            <text:p>03:51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08M00S" calcext:value-type="time">
            <text:p>05:08:00 PM</text:p>
          </table:table-cell>
          <table:table-cell office:value-type="time" office:time-value="PT20H25M00S" calcext:value-type="time">
            <text:p>08:25:00 PM</text:p>
          </table:table-cell>
          <table:table-cell office:value-type="time" office:time-value="PT23H03M00S" calcext:value-type="time">
            <text:p>11:03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time" office:time-value="PT06H20M00S" calcext:value-type="time">
            <text:p>06:20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6H39M00S" calcext:value-type="time">
            <text:p>04:39:00 PM</text:p>
          </table:table-cell>
          <table:table-cell office:value-type="time" office:time-value="PT19H18M00S" calcext:value-type="time">
            <text:p>07:18:00 PM</text:p>
          </table:table-cell>
          <table:table-cell office:value-type="time" office:time-value="PT21H07M00S" calcext:value-type="time">
            <text:p>09:07:00 PM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time" office:time-value="PT03H46M00S" calcext:value-type="time">
            <text:p>03:46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09M00S" calcext:value-type="time">
            <text:p>05:09:00 PM</text:p>
          </table:table-cell>
          <table:table-cell office:value-type="time" office:time-value="PT20H28M00S" calcext:value-type="time">
            <text:p>08:28:00 PM</text:p>
          </table:table-cell>
          <table:table-cell office:value-type="time" office:time-value="PT23H07M00S" calcext:value-type="time">
            <text:p>11:07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time" office:time-value="PT06H22M00S" calcext:value-type="time">
            <text:p>06:22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6H37M00S" calcext:value-type="time">
            <text:p>04:37:00 PM</text:p>
          </table:table-cell>
          <table:table-cell office:value-type="time" office:time-value="PT19H16M00S" calcext:value-type="time">
            <text:p>07:16:00 PM</text:p>
          </table:table-cell>
          <table:table-cell office:value-type="time" office:time-value="PT21H04M00S" calcext:value-type="time">
            <text:p>09:04:00 PM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time" office:time-value="PT03H46M00S" calcext:value-type="time">
            <text:p>03:46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09M00S" calcext:value-type="time">
            <text:p>05:09:00 PM</text:p>
          </table:table-cell>
          <table:table-cell office:value-type="time" office:time-value="PT20H28M00S" calcext:value-type="time">
            <text:p>08:28:00 PM</text:p>
          </table:table-cell>
          <table:table-cell office:value-type="time" office:time-value="PT23H07M00S" calcext:value-type="time">
            <text:p>11:07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time" office:time-value="PT06H24M00S" calcext:value-type="time">
            <text:p>06:24:00 A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6H35M00S" calcext:value-type="time">
            <text:p>04:35:00 PM</text:p>
          </table:table-cell>
          <table:table-cell office:value-type="time" office:time-value="PT19H14M00S" calcext:value-type="time">
            <text:p>07:14:00 PM</text:p>
          </table:table-cell>
          <table:table-cell office:value-type="time" office:time-value="PT21H02M00S" calcext:value-type="time">
            <text:p>09:02:00 PM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time" office:time-value="PT03H35M00S" calcext:value-type="time">
            <text:p>03:35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12M00S" calcext:value-type="time">
            <text:p>05:12:00 PM</text:p>
          </table:table-cell>
          <table:table-cell office:value-type="time" office:time-value="PT20H33M00S" calcext:value-type="time">
            <text:p>08:33:00 PM</text:p>
          </table:table-cell>
          <table:table-cell office:value-type="time" office:time-value="PT23H16M00S" calcext:value-type="time">
            <text:p>11:16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time" office:time-value="PT06H26M00S" calcext:value-type="time">
            <text:p>06:26:00 A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6H33M00S" calcext:value-type="time">
            <text:p>04:33:00 PM</text:p>
          </table:table-cell>
          <table:table-cell office:value-type="time" office:time-value="PT19H11M00S" calcext:value-type="time">
            <text:p>07:11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time" office:time-value="PT03H28M00S" calcext:value-type="time">
            <text:p>03:28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13M00S" calcext:value-type="time">
            <text:p>05:13:00 PM</text:p>
          </table:table-cell>
          <table:table-cell office:value-type="time" office:time-value="PT20H35M00S" calcext:value-type="time">
            <text:p>08:35:00 PM</text:p>
          </table:table-cell>
          <table:table-cell office:value-type="time" office:time-value="PT23H21M00S" calcext:value-type="time">
            <text:p>11:21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time" office:time-value="PT06H27M00S" calcext:value-type="time">
            <text:p>06:27:00 A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6H31M00S" calcext:value-type="time">
            <text:p>04:31:00 PM</text:p>
          </table:table-cell>
          <table:table-cell office:value-type="time" office:time-value="PT19H09M00S" calcext:value-type="time">
            <text:p>07:09:00 PM</text:p>
          </table:table-cell>
          <table:table-cell office:value-type="time" office:time-value="PT20H57M00S" calcext:value-type="time">
            <text:p>08:57:00 PM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time" office:time-value="PT03H26M00S" calcext:value-type="time">
            <text:p>03:26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20H38M00S" calcext:value-type="time">
            <text:p>08:38:00 PM</text:p>
          </table:table-cell>
          <table:table-cell office:value-type="time" office:time-value="PT23H26M00S" calcext:value-type="time">
            <text:p>11:26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time" office:time-value="PT06H29M00S" calcext:value-type="time">
            <text:p>06:29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6H30M00S" calcext:value-type="time">
            <text:p>04:30:00 PM</text:p>
          </table:table-cell>
          <table:table-cell office:value-type="time" office:time-value="PT19H07M00S" calcext:value-type="time">
            <text:p>07:07:00 PM</text:p>
          </table:table-cell>
          <table:table-cell office:value-type="time" office:time-value="PT20H55M00S" calcext:value-type="time">
            <text:p>08:55:00 PM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time" office:time-value="PT03H25M00S" calcext:value-type="time">
            <text:p>03:25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16M00S" calcext:value-type="time">
            <text:p>05:16:00 PM</text:p>
          </table:table-cell>
          <table:table-cell office:value-type="time" office:time-value="PT20H40M00S" calcext:value-type="time">
            <text:p>08:40:00 PM</text:p>
          </table:table-cell>
          <table:table-cell office:value-type="time" office:time-value="PT23H31M00S" calcext:value-type="time">
            <text:p>11:31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time" office:time-value="PT06H31M00S" calcext:value-type="time">
            <text:p>06:31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6H28M00S" calcext:value-type="time">
            <text:p>04:28:00 PM</text:p>
          </table:table-cell>
          <table:table-cell office:value-type="time" office:time-value="PT19H05M00S" calcext:value-type="time">
            <text:p>07:05:00 PM</text:p>
          </table:table-cell>
          <table:table-cell office:value-type="time" office:time-value="PT20H53M00S" calcext:value-type="time">
            <text:p>08:53:00 PM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time" office:time-value="PT03H24M00S" calcext:value-type="time">
            <text:p>03:24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17M00S" calcext:value-type="time">
            <text:p>05:17:00 PM</text:p>
          </table:table-cell>
          <table:table-cell office:value-type="time" office:time-value="PT20H43M00S" calcext:value-type="time">
            <text:p>08:43:00 PM</text:p>
          </table:table-cell>
          <table:table-cell office:value-type="time" office:time-value="PT23H24M00S" calcext:value-type="time">
            <text:p>11:24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time" office:time-value="PT06H33M00S" calcext:value-type="time">
            <text:p>06:33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6H26M00S" calcext:value-type="time">
            <text:p>04:26:00 PM</text:p>
          </table:table-cell>
          <table:table-cell office:value-type="time" office:time-value="PT19H02M00S" calcext:value-type="time">
            <text:p>07:02:00 PM</text:p>
          </table:table-cell>
          <table:table-cell office:value-type="time" office:time-value="PT20H51M00S" calcext:value-type="time">
            <text:p>08:51:00 PM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time" office:time-value="PT03H22M00S" calcext:value-type="time">
            <text:p>03:22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19M00S" calcext:value-type="time">
            <text:p>05:19:00 PM</text:p>
          </table:table-cell>
          <table:table-cell office:value-type="time" office:time-value="PT20H45M00S" calcext:value-type="time">
            <text:p>08:45:00 PM</text:p>
          </table:table-cell>
          <table:table-cell office:value-type="time" office:time-value="PT23H25M00S" calcext:value-type="time">
            <text:p>11:25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time" office:time-value="PT06H34M00S" calcext:value-type="time">
            <text:p>06:34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6H24M00S" calcext:value-type="time">
            <text:p>04:24:00 PM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48M00S" calcext:value-type="time">
            <text:p>08:48:00 PM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time" office:time-value="PT03H21M00S" calcext:value-type="time">
            <text:p>03:21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20M00S" calcext:value-type="time">
            <text:p>05:20:00 PM</text:p>
          </table:table-cell>
          <table:table-cell office:value-type="time" office:time-value="PT20H48M00S" calcext:value-type="time">
            <text:p>08:48:00 PM</text:p>
          </table:table-cell>
          <table:table-cell office:value-type="time" office:time-value="PT23H26M00S" calcext:value-type="time">
            <text:p>11:26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time" office:time-value="PT06H34M00S" calcext:value-type="time">
            <text:p>06:34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6H24M00S" calcext:value-type="time">
            <text:p>04:24:00 PM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48M00S" calcext:value-type="time">
            <text:p>08:48:00 PM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time" office:time-value="PT03H20M00S" calcext:value-type="time">
            <text:p>03:20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21M00S" calcext:value-type="time">
            <text:p>05:21:00 PM</text:p>
          </table:table-cell>
          <table:table-cell office:value-type="time" office:time-value="PT20H50M00S" calcext:value-type="time">
            <text:p>08:50:00 PM</text:p>
          </table:table-cell>
          <table:table-cell office:value-type="time" office:time-value="PT23H27M00S" calcext:value-type="time">
            <text:p>11:27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time" office:time-value="PT06H38M00S" calcext:value-type="time">
            <text:p>06:38:00 AM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6H21M00S" calcext:value-type="time">
            <text:p>04:21:00 PM</text:p>
          </table:table-cell>
          <table:table-cell office:value-type="time" office:time-value="PT18H55M00S" calcext:value-type="time">
            <text:p>06:55:00 PM</text:p>
          </table:table-cell>
          <table:table-cell office:value-type="time" office:time-value="PT20H44M00S" calcext:value-type="time">
            <text:p>08:44:00 PM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time" office:time-value="PT03H19M00S" calcext:value-type="time">
            <text:p>03:19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22M00S" calcext:value-type="time">
            <text:p>05:22:00 PM</text:p>
          </table:table-cell>
          <table:table-cell office:value-type="time" office:time-value="PT20H53M00S" calcext:value-type="time">
            <text:p>08:53:00 PM</text:p>
          </table:table-cell>
          <table:table-cell office:value-type="time" office:time-value="PT23H28M00S" calcext:value-type="time">
            <text:p>11:28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time" office:time-value="PT06H39M00S" calcext:value-type="time">
            <text:p>06:39:00 AM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6H19M00S" calcext:value-type="time">
            <text:p>04:19:00 PM</text:p>
          </table:table-cell>
          <table:table-cell office:value-type="time" office:time-value="PT18H53M00S" calcext:value-type="time">
            <text:p>06:53:00 PM</text:p>
          </table:table-cell>
          <table:table-cell office:value-type="time" office:time-value="PT20H42M00S" calcext:value-type="time">
            <text:p>08:42:00 PM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time" office:time-value="PT03H17M00S" calcext:value-type="time">
            <text:p>03:17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24M00S" calcext:value-type="time">
            <text:p>05:24:00 PM</text:p>
          </table:table-cell>
          <table:table-cell office:value-type="time" office:time-value="PT20H55M00S" calcext:value-type="time">
            <text:p>08:55:00 PM</text:p>
          </table:table-cell>
          <table:table-cell office:value-type="time" office:time-value="PT23H29M00S" calcext:value-type="time">
            <text:p>11:29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time" office:time-value="PT06H41M00S" calcext:value-type="time">
            <text:p>06:41:00 AM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6H17M00S" calcext:value-type="time">
            <text:p>04:17:00 PM</text:p>
          </table:table-cell>
          <table:table-cell office:value-type="time" office:time-value="PT18H51M00S" calcext:value-type="time">
            <text:p>06:51:00 PM</text:p>
          </table:table-cell>
          <table:table-cell office:value-type="time" office:time-value="PT20H40M00S" calcext:value-type="time">
            <text:p>08:40:00 PM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time" office:time-value="PT03H16M00S" calcext:value-type="time">
            <text:p>03:16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25M00S" calcext:value-type="time">
            <text:p>05:25:00 PM</text:p>
          </table:table-cell>
          <table:table-cell office:value-type="time" office:time-value="PT20H58M00S" calcext:value-type="time">
            <text:p>08:58:00 PM</text:p>
          </table:table-cell>
          <table:table-cell office:value-type="time" office:time-value="PT23H30M00S" calcext:value-type="time">
            <text:p>11:30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time" office:time-value="PT06H43M00S" calcext:value-type="time">
            <text:p>06:43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6H16M00S" calcext:value-type="time">
            <text:p>04:16:00 PM</text:p>
          </table:table-cell>
          <table:table-cell office:value-type="time" office:time-value="PT18H49M00S" calcext:value-type="time">
            <text:p>06:49:00 PM</text:p>
          </table:table-cell>
          <table:table-cell office:value-type="time" office:time-value="PT20H38M00S" calcext:value-type="time">
            <text:p>08:38:00 PM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time" office:time-value="PT03H15M00S" calcext:value-type="time">
            <text:p>03:15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26M00S" calcext:value-type="time">
            <text:p>05:26:00 PM</text:p>
          </table:table-cell>
          <table:table-cell office:value-type="time" office:time-value="PT21H00M00S" calcext:value-type="time">
            <text:p>09:00:00 PM</text:p>
          </table:table-cell>
          <table:table-cell office:value-type="time" office:time-value="PT23H31M00S" calcext:value-type="time">
            <text:p>11:31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time" office:time-value="PT06H44M00S" calcext:value-type="time">
            <text:p>06:44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6H14M00S" calcext:value-type="time">
            <text:p>04:14:00 PM</text:p>
          </table:table-cell>
          <table:table-cell office:value-type="time" office:time-value="PT18H47M00S" calcext:value-type="time">
            <text:p>06:47:00 PM</text:p>
          </table:table-cell>
          <table:table-cell office:value-type="time" office:time-value="PT20H36M00S" calcext:value-type="time">
            <text:p>08:36:00 PM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time" office:time-value="PT03H13M00S" calcext:value-type="time">
            <text:p>03:13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27M00S" calcext:value-type="time">
            <text:p>05:27:00 PM</text:p>
          </table:table-cell>
          <table:table-cell office:value-type="time" office:time-value="PT21H03M00S" calcext:value-type="time">
            <text:p>09:03:00 PM</text:p>
          </table:table-cell>
          <table:table-cell office:value-type="time" office:time-value="PT23H32M00S" calcext:value-type="time">
            <text:p>11:32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time" office:time-value="PT06H46M00S" calcext:value-type="time">
            <text:p>06:46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6H12M00S" calcext:value-type="time">
            <text:p>04:12:00 PM</text:p>
          </table:table-cell>
          <table:table-cell office:value-type="time" office:time-value="PT18H45M00S" calcext:value-type="time">
            <text:p>06:45:00 PM</text:p>
          </table:table-cell>
          <table:table-cell office:value-type="time" office:time-value="PT20H34M00S" calcext:value-type="time">
            <text:p>08:34:00 PM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time" office:time-value="PT03H12M00S" calcext:value-type="time">
            <text:p>03:12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28M00S" calcext:value-type="time">
            <text:p>05:28:00 PM</text:p>
          </table:table-cell>
          <table:table-cell office:value-type="time" office:time-value="PT21H06M00S" calcext:value-type="time">
            <text:p>09:06:00 PM</text:p>
          </table:table-cell>
          <table:table-cell office:value-type="time" office:time-value="PT23H33M00S" calcext:value-type="time">
            <text:p>11:33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time" office:time-value="PT06H47M00S" calcext:value-type="time">
            <text:p>06:47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6H10M00S" calcext:value-type="time">
            <text:p>04:10:00 PM</text:p>
          </table:table-cell>
          <table:table-cell office:value-type="time" office:time-value="PT18H42M00S" calcext:value-type="time">
            <text:p>06:42:00 PM</text:p>
          </table:table-cell>
          <table:table-cell office:value-type="time" office:time-value="PT20H32M00S" calcext:value-type="time">
            <text:p>08:32:00 PM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time" office:time-value="PT03H12M00S" calcext:value-type="time">
            <text:p>03:12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28M00S" calcext:value-type="time">
            <text:p>05:28:00 PM</text:p>
          </table:table-cell>
          <table:table-cell office:value-type="time" office:time-value="PT21H06M00S" calcext:value-type="time">
            <text:p>09:06:00 PM</text:p>
          </table:table-cell>
          <table:table-cell office:value-type="time" office:time-value="PT23H33M00S" calcext:value-type="time">
            <text:p>11:33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6H09M00S" calcext:value-type="time">
            <text:p>04:09:00 PM</text:p>
          </table:table-cell>
          <table:table-cell office:value-type="time" office:time-value="PT18H40M00S" calcext:value-type="time">
            <text:p>06:40:00 PM</text:p>
          </table:table-cell>
          <table:table-cell office:value-type="time" office:time-value="PT20H30M00S" calcext:value-type="time">
            <text:p>08:30:00 PM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time" office:time-value="PT03H10M00S" calcext:value-type="time">
            <text:p>03:10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31M00S" calcext:value-type="time">
            <text:p>05:31:00 PM</text:p>
          </table:table-cell>
          <table:table-cell office:value-type="time" office:time-value="PT21H11M00S" calcext:value-type="time">
            <text:p>09:11:00 PM</text:p>
          </table:table-cell>
          <table:table-cell office:value-type="time" office:time-value="PT23H35M00S" calcext:value-type="time">
            <text:p>11:35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6H07M00S" calcext:value-type="time">
            <text:p>04:07:00 PM</text:p>
          </table:table-cell>
          <table:table-cell office:value-type="time" office:time-value="PT18H38M00S" calcext:value-type="time">
            <text:p>06:38:00 PM</text:p>
          </table:table-cell>
          <table:table-cell office:value-type="time" office:time-value="PT20H28M00S" calcext:value-type="time">
            <text:p>08:28:00 PM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time" office:time-value="PT03H08M00S" calcext:value-type="time">
            <text:p>03:08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32M00S" calcext:value-type="time">
            <text:p>05:32:00 PM</text:p>
          </table:table-cell>
          <table:table-cell office:value-type="time" office:time-value="PT21H13M00S" calcext:value-type="time">
            <text:p>09:13:00 PM</text:p>
          </table:table-cell>
          <table:table-cell office:value-type="time" office:time-value="PT23H36M00S" calcext:value-type="time">
            <text:p>11:36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time" office:time-value="PT06H52M00S" calcext:value-type="time">
            <text:p>06:52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6H05M00S" calcext:value-type="time">
            <text:p>04:05:00 PM</text:p>
          </table:table-cell>
          <table:table-cell office:value-type="time" office:time-value="PT18H36M00S" calcext:value-type="time">
            <text:p>06:36:00 PM</text:p>
          </table:table-cell>
          <table:table-cell office:value-type="time" office:time-value="PT20H26M00S" calcext:value-type="time">
            <text:p>08:26:00 PM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time" office:time-value="PT03H07M00S" calcext:value-type="time">
            <text:p>03:07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33M00S" calcext:value-type="time">
            <text:p>05:33:00 PM</text:p>
          </table:table-cell>
          <table:table-cell office:value-type="time" office:time-value="PT21H16M00S" calcext:value-type="time">
            <text:p>09:16:00 PM</text:p>
          </table:table-cell>
          <table:table-cell office:value-type="time" office:time-value="PT23H37M00S" calcext:value-type="time">
            <text:p>11:37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time" office:time-value="PT06H54M00S" calcext:value-type="time">
            <text:p>06:54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6H04M00S" calcext:value-type="time">
            <text:p>04:04:00 PM</text:p>
          </table:table-cell>
          <table:table-cell office:value-type="time" office:time-value="PT18H34M00S" calcext:value-type="time">
            <text:p>06:34:00 PM</text:p>
          </table:table-cell>
          <table:table-cell office:value-type="time" office:time-value="PT20H24M00S" calcext:value-type="time">
            <text:p>08:24:00 PM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time" office:time-value="PT03H06M00S" calcext:value-type="time">
            <text:p>03:06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34M00S" calcext:value-type="time">
            <text:p>05:34:00 PM</text:p>
          </table:table-cell>
          <table:table-cell office:value-type="time" office:time-value="PT21H18M00S" calcext:value-type="time">
            <text:p>09:18:00 PM</text:p>
          </table:table-cell>
          <table:table-cell office:value-type="time" office:time-value="PT23H38M00S" calcext:value-type="time">
            <text:p>11:38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time" office:time-value="PT06H55M00S" calcext:value-type="time">
            <text:p>06:55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6H02M00S" calcext:value-type="time">
            <text:p>04:02:00 PM</text:p>
          </table:table-cell>
          <table:table-cell office:value-type="time" office:time-value="PT18H32M00S" calcext:value-type="time">
            <text:p>06:32:00 PM</text:p>
          </table:table-cell>
          <table:table-cell office:value-type="time" office:time-value="PT20H22M00S" calcext:value-type="time">
            <text:p>08:22:00 PM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time" office:time-value="PT03H05M00S" calcext:value-type="time">
            <text:p>03:05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35M00S" calcext:value-type="time">
            <text:p>05:35:00 PM</text:p>
          </table:table-cell>
          <table:table-cell office:value-type="time" office:time-value="PT21H21M00S" calcext:value-type="time">
            <text:p>09:21:00 PM</text:p>
          </table:table-cell>
          <table:table-cell office:value-type="time" office:time-value="PT23H39M00S" calcext:value-type="time">
            <text:p>11:39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time" office:time-value="PT06H57M00S" calcext:value-type="time">
            <text:p>06:57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6H00M00S" calcext:value-type="time">
            <text:p>04:00:00 PM</text:p>
          </table:table-cell>
          <table:table-cell office:value-type="time" office:time-value="PT18H30M00S" calcext:value-type="time">
            <text:p>06:30:00 PM</text:p>
          </table:table-cell>
          <table:table-cell office:value-type="time" office:time-value="PT20H20M00S" calcext:value-type="time">
            <text:p>08:20:00 PM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time" office:time-value="PT03H04M00S" calcext:value-type="time">
            <text:p>03:04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36M00S" calcext:value-type="time">
            <text:p>05:36:00 PM</text:p>
          </table:table-cell>
          <table:table-cell office:value-type="time" office:time-value="PT21H23M00S" calcext:value-type="time">
            <text:p>09:23:00 PM</text:p>
          </table:table-cell>
          <table:table-cell office:value-type="time" office:time-value="PT23H40M00S" calcext:value-type="time">
            <text:p>11:40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time" office:time-value="PT06H58M00S" calcext:value-type="time">
            <text:p>06:58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5H59M00S" calcext:value-type="time">
            <text:p>03:59:00 PM</text:p>
          </table:table-cell>
          <table:table-cell office:value-type="time" office:time-value="PT18H28M00S" calcext:value-type="time">
            <text:p>06:28:00 PM</text:p>
          </table:table-cell>
          <table:table-cell office:value-type="time" office:time-value="PT20H19M00S" calcext:value-type="time">
            <text:p>08:19:00 PM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time" office:time-value="PT03H02M00S" calcext:value-type="time">
            <text:p>03:02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7M00S" calcext:value-type="time">
            <text:p>05:37:00 PM</text:p>
          </table:table-cell>
          <table:table-cell office:value-type="time" office:time-value="PT21H26M00S" calcext:value-type="time">
            <text:p>09:26:00 PM</text:p>
          </table:table-cell>
          <table:table-cell office:value-type="time" office:time-value="PT23H41M00S" calcext:value-type="time">
            <text:p>11:41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time" office:time-value="PT06H58M00S" calcext:value-type="time">
            <text:p>06:58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5H59M00S" calcext:value-type="time">
            <text:p>03:59:00 PM</text:p>
          </table:table-cell>
          <table:table-cell office:value-type="time" office:time-value="PT18H28M00S" calcext:value-type="time">
            <text:p>06:28:00 PM</text:p>
          </table:table-cell>
          <table:table-cell office:value-type="time" office:time-value="PT20H19M00S" calcext:value-type="time">
            <text:p>08:19:00 PM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time" office:time-value="PT03H01M00S" calcext:value-type="time">
            <text:p>03:01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9M00S" calcext:value-type="time">
            <text:p>05:39:00 PM</text:p>
          </table:table-cell>
          <table:table-cell office:value-type="time" office:time-value="PT21H28M00S" calcext:value-type="time">
            <text:p>09:28:00 PM</text:p>
          </table:table-cell>
          <table:table-cell office:value-type="time" office:time-value="PT23H43M00S" calcext:value-type="time">
            <text:p>11:43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time" office:time-value="PT07H01M00S" calcext:value-type="time">
            <text:p>07:01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56M00S" calcext:value-type="time">
            <text:p>03:56:00 PM</text:p>
          </table:table-cell>
          <table:table-cell office:value-type="time" office:time-value="PT18H24M00S" calcext:value-type="time">
            <text:p>06:24:00 PM</text:p>
          </table:table-cell>
          <table:table-cell office:value-type="time" office:time-value="PT20H15M00S" calcext:value-type="time">
            <text:p>08:15:00 PM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0M00S" calcext:value-type="time">
            <text:p>05:40:00 PM</text:p>
          </table:table-cell>
          <table:table-cell office:value-type="time" office:time-value="PT21H31M00S" calcext:value-type="time">
            <text:p>09:31:00 PM</text:p>
          </table:table-cell>
          <table:table-cell office:value-type="time" office:time-value="PT23H44M00S" calcext:value-type="time">
            <text:p>11:44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time" office:time-value="PT07H02M00S" calcext:value-type="time">
            <text:p>07:02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54M00S" calcext:value-type="time">
            <text:p>03:54:00 PM</text:p>
          </table:table-cell>
          <table:table-cell office:value-type="time" office:time-value="PT18H22M00S" calcext:value-type="time">
            <text:p>06:22:00 PM</text:p>
          </table:table-cell>
          <table:table-cell office:value-type="time" office:time-value="PT20H13M00S" calcext:value-type="time">
            <text:p>08:13:00 PM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1M00S" calcext:value-type="time">
            <text:p>05:41:00 PM</text:p>
          </table:table-cell>
          <table:table-cell office:value-type="time" office:time-value="PT21H34M00S" calcext:value-type="time">
            <text:p>09:34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time" office:time-value="PT07H04M00S" calcext:value-type="time">
            <text:p>07:04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53M00S" calcext:value-type="time">
            <text:p>03:53:00 PM</text:p>
          </table:table-cell>
          <table:table-cell office:value-type="time" office:time-value="PT18H20M00S" calcext:value-type="time">
            <text:p>06:20:00 PM</text:p>
          </table:table-cell>
          <table:table-cell office:value-type="time" office:time-value="PT20H12M00S" calcext:value-type="time">
            <text:p>08:12:00 PM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time" office:time-value="PT02H58M00S" calcext:value-type="time">
            <text:p>02:58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2M00S" calcext:value-type="time">
            <text:p>05:42:00 PM</text:p>
          </table:table-cell>
          <table:table-cell office:value-type="time" office:time-value="PT21H36M00S" calcext:value-type="time">
            <text:p>09:36:00 PM</text:p>
          </table:table-cell>
          <table:table-cell office:value-type="time" office:time-value="PT23H46M00S" calcext:value-type="time">
            <text:p>11:46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time" office:time-value="PT07H05M00S" calcext:value-type="time">
            <text:p>07:05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51M00S" calcext:value-type="time">
            <text:p>03:51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20H10M00S" calcext:value-type="time">
            <text:p>08:10:00 PM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time" office:time-value="PT02H57M00S" calcext:value-type="time">
            <text:p>02:57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3M00S" calcext:value-type="time">
            <text:p>05:43:00 PM</text:p>
          </table:table-cell>
          <table:table-cell office:value-type="time" office:time-value="PT21H39M00S" calcext:value-type="time">
            <text:p>09:39:00 PM</text:p>
          </table:table-cell>
          <table:table-cell office:value-type="time" office:time-value="PT23H47M00S" calcext:value-type="time">
            <text:p>11:47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time" office:time-value="PT07H07M00S" calcext:value-type="time">
            <text:p>07:07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50M00S" calcext:value-type="time">
            <text:p>03:50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0H08M00S" calcext:value-type="time">
            <text:p>08:08:00 PM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time" office:time-value="PT02H56M00S" calcext:value-type="time">
            <text:p>02:56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4M00S" calcext:value-type="time">
            <text:p>05:44:00 PM</text:p>
          </table:table-cell>
          <table:table-cell office:value-type="time" office:time-value="PT21H41M00S" calcext:value-type="time">
            <text:p>09:41:00 PM</text:p>
          </table:table-cell>
          <table:table-cell office:value-type="time" office:time-value="PT23H48M00S" calcext:value-type="time">
            <text:p>11:48:00 PM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time" office:time-value="PT07H08M00S" calcext:value-type="time">
            <text:p>07:08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48M00S" calcext:value-type="time">
            <text:p>03:48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0H07M00S" calcext:value-type="time">
            <text:p>08:07:00 PM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time" office:time-value="PT02H55M00S" calcext:value-type="time">
            <text:p>02:55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21H44M00S" calcext:value-type="time">
            <text:p>09:44:00 PM</text:p>
          </table:table-cell>
          <table:table-cell office:value-type="time" office:time-value="PT23H49M00S" calcext:value-type="time">
            <text:p>11:49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time" office:time-value="PT07H10M00S" calcext:value-type="time">
            <text:p>07:10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47M00S" calcext:value-type="time">
            <text:p>03:47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0H05M00S" calcext:value-type="time">
            <text:p>08:05:00 PM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time" office:time-value="PT02H53M00S" calcext:value-type="time">
            <text:p>02:53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21H46M00S" calcext:value-type="time">
            <text:p>09:46:00 PM</text:p>
          </table:table-cell>
          <table:table-cell office:value-type="time" office:time-value="PT23H50M00S" calcext:value-type="time">
            <text:p>11:50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time" office:time-value="PT07H11M00S" calcext:value-type="time">
            <text:p>07:11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0H04M00S" calcext:value-type="time">
            <text:p>08:04:00 PM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time" office:time-value="PT02H52M00S" calcext:value-type="time">
            <text:p>02:52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21H49M00S" calcext:value-type="time">
            <text:p>09:49:00 PM</text:p>
          </table:table-cell>
          <table:table-cell office:value-type="time" office:time-value="PT23H51M00S" calcext:value-type="time">
            <text:p>11:51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time" office:time-value="PT07H12M00S" calcext:value-type="time">
            <text:p>07:12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44M00S" calcext:value-type="time">
            <text:p>03:44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20H02M00S" calcext:value-type="time">
            <text:p>08:02:00 PM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time" office:time-value="PT02H51M00S" calcext:value-type="time">
            <text:p>02:51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21H51M00S" calcext:value-type="time">
            <text:p>09:51:00 PM</text:p>
          </table:table-cell>
          <table:table-cell office:value-type="time" office:time-value="PT23H52M00S" calcext:value-type="time">
            <text:p>11:52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time" office:time-value="PT07H14M00S" calcext:value-type="time">
            <text:p>07:14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43M00S" calcext:value-type="time">
            <text:p>03:43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0H01M00S" calcext:value-type="time">
            <text:p>08:01:00 PM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time" office:time-value="PT02H50M00S" calcext:value-type="time">
            <text:p>02:50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21H54M00S" calcext:value-type="time">
            <text:p>09:54:00 PM</text:p>
          </table:table-cell>
          <table:table-cell office:value-type="time" office:time-value="PT23H53M00S" calcext:value-type="time">
            <text:p>11:53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time" office:time-value="PT07H15M00S" calcext:value-type="time">
            <text:p>07:15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41M00S" calcext:value-type="time">
            <text:p>03:41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20H00M00S" calcext:value-type="time">
            <text:p>08:00:00 PM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time" office:time-value="PT02H49M00S" calcext:value-type="time">
            <text:p>02:49:00 A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21H56M00S" calcext:value-type="time">
            <text:p>09:56:00 PM</text:p>
          </table:table-cell>
          <table:table-cell office:value-type="time" office:time-value="PT23H54M00S" calcext:value-type="time">
            <text:p>11:54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time" office:time-value="PT07H16M00S" calcext:value-type="time">
            <text:p>07:16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40M00S" calcext:value-type="time">
            <text:p>03:40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58M00S" calcext:value-type="time">
            <text:p>07:58:00 PM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time" office:time-value="PT02H48M00S" calcext:value-type="time">
            <text:p>02:48:00 A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21H59M00S" calcext:value-type="time">
            <text:p>09:59:00 PM</text:p>
          </table:table-cell>
          <table:table-cell office:value-type="time" office:time-value="PT23H55M00S" calcext:value-type="time">
            <text:p>11:55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time" office:time-value="PT07H17M00S" calcext:value-type="time">
            <text:p>07:17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5H39M00S" calcext:value-type="time">
            <text:p>03:39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19H57M00S" calcext:value-type="time">
            <text:p>07:57:00 PM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time" office:time-value="PT02H47M00S" calcext:value-type="time">
            <text:p>02:47:00 A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22H01M00S" calcext:value-type="time">
            <text:p>10:01:00 PM</text:p>
          </table:table-cell>
          <table:table-cell office:value-type="time" office:time-value="PT23H56M00S" calcext:value-type="time">
            <text:p>11:56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time" office:time-value="PT06H18M00S" calcext:value-type="time">
            <text:p>06:18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39M00S" calcext:value-type="time">
            <text:p>02:39:00 PM</text:p>
          </table:table-cell>
          <table:table-cell office:value-type="time" office:time-value="PT17H02M00S" calcext:value-type="time">
            <text:p>05:02:00 PM</text:p>
          </table:table-cell>
          <table:table-cell office:value-type="time" office:time-value="PT18H57M00S" calcext:value-type="time">
            <text:p>06:57:00 PM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time" office:time-value="PT02H46M00S" calcext:value-type="time">
            <text:p>02:46:00 A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22H04M00S" calcext:value-type="time">
            <text:p>10:04:00 PM</text:p>
          </table:table-cell>
          <table:table-cell office:value-type="time" office:time-value="PT23H57M00S" calcext:value-type="time">
            <text:p>11:57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time" office:time-value="PT06H19M00S" calcext:value-type="time">
            <text:p>06:19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37M00S" calcext:value-type="time">
            <text:p>02:37:00 PM</text:p>
          </table:table-cell>
          <table:table-cell office:value-type="time" office:time-value="PT17H01M00S" calcext:value-type="time">
            <text:p>05:01:00 PM</text:p>
          </table:table-cell>
          <table:table-cell office:value-type="time" office:time-value="PT18H55M00S" calcext:value-type="time">
            <text:p>06:55:00 PM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22H06M00S" calcext:value-type="time">
            <text:p>10:06:00 PM</text:p>
          </table:table-cell>
          <table:table-cell office:value-type="time" office:time-value="PT23H59M00S" calcext:value-type="time">
            <text:p>11:59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time" office:time-value="PT06H20M00S" calcext:value-type="time">
            <text:p>06:20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36M00S" calcext:value-type="time">
            <text:p>02:36:00 PM</text:p>
          </table:table-cell>
          <table:table-cell office:value-type="time" office:time-value="PT16H59M00S" calcext:value-type="time">
            <text:p>04:59:00 PM</text:p>
          </table:table-cell>
          <table:table-cell office:value-type="time" office:time-value="PT18H54M00S" calcext:value-type="time">
            <text:p>06:54:00 PM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22H08M00S" calcext:value-type="time">
            <text:p>10:08:00 PM</text:p>
          </table:table-cell>
          <table:table-cell office:value-type="time" office:time-value="PT00H00M00S" calcext:value-type="time">
            <text:p>12:00:00 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time" office:time-value="PT06H21M00S" calcext:value-type="time">
            <text:p>06:21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35M00S" calcext:value-type="time">
            <text:p>02:35:00 PM</text:p>
          </table:table-cell>
          <table:table-cell office:value-type="time" office:time-value="PT16H58M00S" calcext:value-type="time">
            <text:p>04:58:00 PM</text:p>
          </table:table-cell>
          <table:table-cell office:value-type="time" office:time-value="PT18H53M00S" calcext:value-type="time">
            <text:p>06:53:00 PM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time" office:time-value="PT02H44M00S" calcext:value-type="time">
            <text:p>02:44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22H11M00S" calcext:value-type="time">
            <text:p>10:11:00 PM</text:p>
          </table:table-cell>
          <table:table-cell office:value-type="time" office:time-value="PT00H01M00S" calcext:value-type="time">
            <text:p>12:01:00 A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time" office:time-value="PT06H23M00S" calcext:value-type="time">
            <text:p>06:23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34M00S" calcext:value-type="time">
            <text:p>02:34:00 PM</text:p>
          </table:table-cell>
          <table:table-cell office:value-type="time" office:time-value="PT16H56M00S" calcext:value-type="time">
            <text:p>04:56:00 PM</text:p>
          </table:table-cell>
          <table:table-cell office:value-type="time" office:time-value="PT18H52M00S" calcext:value-type="time">
            <text:p>06:52:00 PM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time" office:time-value="PT02H43M00S" calcext:value-type="time">
            <text:p>02:43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02M00S" calcext:value-type="time">
            <text:p>12:02:00 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time" office:time-value="PT06H24M00S" calcext:value-type="time">
            <text:p>06:24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33M00S" calcext:value-type="time">
            <text:p>02:33:00 PM</text:p>
          </table:table-cell>
          <table:table-cell office:value-type="time" office:time-value="PT16H55M00S" calcext:value-type="time">
            <text:p>04:55:00 PM</text:p>
          </table:table-cell>
          <table:table-cell office:value-type="time" office:time-value="PT18H51M00S" calcext:value-type="time">
            <text:p>06:51:00 PM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time" office:time-value="PT02H42M00S" calcext:value-type="time">
            <text:p>02:42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22H16M00S" calcext:value-type="time">
            <text:p>10:16:00 PM</text:p>
          </table:table-cell>
          <table:table-cell office:value-type="time" office:time-value="PT00H03M00S" calcext:value-type="time">
            <text:p>12:03:00 A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time" office:time-value="PT06H25M00S" calcext:value-type="time">
            <text:p>06:25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32M00S" calcext:value-type="time">
            <text:p>02:32:00 PM</text:p>
          </table:table-cell>
          <table:table-cell office:value-type="time" office:time-value="PT16H53M00S" calcext:value-type="time">
            <text:p>04:53:00 PM</text:p>
          </table:table-cell>
          <table:table-cell office:value-type="time" office:time-value="PT18H50M00S" calcext:value-type="time">
            <text:p>06:50:00 PM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time" office:time-value="PT02H41M00S" calcext:value-type="time">
            <text:p>02:41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22H18M00S" calcext:value-type="time">
            <text:p>10:18:00 PM</text:p>
          </table:table-cell>
          <table:table-cell office:value-type="time" office:time-value="PT00H04M00S" calcext:value-type="time">
            <text:p>12:04:00 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time" office:time-value="PT06H26M00S" calcext:value-type="time">
            <text:p>06:26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31M00S" calcext:value-type="time">
            <text:p>02:31:00 PM</text:p>
          </table:table-cell>
          <table:table-cell office:value-type="time" office:time-value="PT16H52M00S" calcext:value-type="time">
            <text:p>04:52:00 PM</text:p>
          </table:table-cell>
          <table:table-cell office:value-type="time" office:time-value="PT18H48M00S" calcext:value-type="time">
            <text:p>06:48:00 PM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time" office:time-value="PT02H41M00S" calcext:value-type="time">
            <text:p>02:41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22H18M00S" calcext:value-type="time">
            <text:p>10:18:00 PM</text:p>
          </table:table-cell>
          <table:table-cell office:value-type="time" office:time-value="PT00H04M00S" calcext:value-type="time">
            <text:p>12:04:00 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time" office:time-value="PT06H27M00S" calcext:value-type="time">
            <text:p>06:27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51M00S" calcext:value-type="time">
            <text:p>04:51:00 PM</text:p>
          </table:table-cell>
          <table:table-cell office:value-type="time" office:time-value="PT18H47M00S" calcext:value-type="time">
            <text:p>06:47:00 PM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time" office:time-value="PT02H39M00S" calcext:value-type="time">
            <text:p>02:39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2H22M00S" calcext:value-type="time">
            <text:p>10:22:00 PM</text:p>
          </table:table-cell>
          <table:table-cell office:value-type="time" office:time-value="PT00H06M00S" calcext:value-type="time">
            <text:p>12:06:00 A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time" office:time-value="PT06H28M00S" calcext:value-type="time">
            <text:p>06:28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29M00S" calcext:value-type="time">
            <text:p>02:29:00 PM</text:p>
          </table:table-cell>
          <table:table-cell office:value-type="time" office:time-value="PT16H49M00S" calcext:value-type="time">
            <text:p>04:49:00 PM</text:p>
          </table:table-cell>
          <table:table-cell office:value-type="time" office:time-value="PT18H46M00S" calcext:value-type="time">
            <text:p>06:46:00 PM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time" office:time-value="PT02H39M00S" calcext:value-type="time">
            <text:p>02:39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2H25M00S" calcext:value-type="time">
            <text:p>10:25:00 PM</text:p>
          </table:table-cell>
          <table:table-cell office:value-type="time" office:time-value="PT00H07M00S" calcext:value-type="time">
            <text:p>12:07:00 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time" office:time-value="PT06H29M00S" calcext:value-type="time">
            <text:p>06:29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28M00S" calcext:value-type="time">
            <text:p>02:28:00 PM</text:p>
          </table:table-cell>
          <table:table-cell office:value-type="time" office:time-value="PT16H48M00S" calcext:value-type="time">
            <text:p>04:48:00 PM</text:p>
          </table:table-cell>
          <table:table-cell office:value-type="time" office:time-value="PT18H45M00S" calcext:value-type="time">
            <text:p>06:45:00 PM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time" office:time-value="PT02H38M00S" calcext:value-type="time">
            <text:p>02:38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22H27M00S" calcext:value-type="time">
            <text:p>10:27:00 PM</text:p>
          </table:table-cell>
          <table:table-cell office:value-type="time" office:time-value="PT00H08M00S" calcext:value-type="time">
            <text:p>12:08:00 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time" office:time-value="PT06H31M00S" calcext:value-type="time">
            <text:p>06:31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27M00S" calcext:value-type="time">
            <text:p>02:27:00 PM</text:p>
          </table:table-cell>
          <table:table-cell office:value-type="time" office:time-value="PT16H47M00S" calcext:value-type="time">
            <text:p>04:47:00 PM</text:p>
          </table:table-cell>
          <table:table-cell office:value-type="time" office:time-value="PT18H45M00S" calcext:value-type="time">
            <text:p>06:45:00 PM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time" office:time-value="PT02H37M00S" calcext:value-type="time">
            <text:p>02:37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22H29M00S" calcext:value-type="time">
            <text:p>10:29:00 PM</text:p>
          </table:table-cell>
          <table:table-cell office:value-type="time" office:time-value="PT00H09M00S" calcext:value-type="time">
            <text:p>12:09:00 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time" office:time-value="PT06H32M00S" calcext:value-type="time">
            <text:p>06:32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26M00S" calcext:value-type="time">
            <text:p>02:26:00 PM</text:p>
          </table:table-cell>
          <table:table-cell office:value-type="time" office:time-value="PT16H46M00S" calcext:value-type="time">
            <text:p>04:46:00 PM</text:p>
          </table:table-cell>
          <table:table-cell office:value-type="time" office:time-value="PT18H44M00S" calcext:value-type="time">
            <text:p>06:44:00 PM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time" office:time-value="PT02H37M00S" calcext:value-type="time">
            <text:p>02:37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22H31M00S" calcext:value-type="time">
            <text:p>10:31:00 PM</text:p>
          </table:table-cell>
          <table:table-cell office:value-type="time" office:time-value="PT00H10M00S" calcext:value-type="time">
            <text:p>12:10:00 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time" office:time-value="PT06H33M00S" calcext:value-type="time">
            <text:p>06:33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25M00S" calcext:value-type="time">
            <text:p>02:25:00 PM</text:p>
          </table:table-cell>
          <table:table-cell office:value-type="time" office:time-value="PT16H44M00S" calcext:value-type="time">
            <text:p>04:44:00 PM</text:p>
          </table:table-cell>
          <table:table-cell office:value-type="time" office:time-value="PT18H43M00S" calcext:value-type="time">
            <text:p>06:43:00 PM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time" office:time-value="PT02H36M00S" calcext:value-type="time">
            <text:p>02:36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22H33M00S" calcext:value-type="time">
            <text:p>10:33:00 PM</text:p>
          </table:table-cell>
          <table:table-cell office:value-type="time" office:time-value="PT00H11M00S" calcext:value-type="time">
            <text:p>12:11:00 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time" office:time-value="PT06H34M00S" calcext:value-type="time">
            <text:p>06:34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24M00S" calcext:value-type="time">
            <text:p>02:24:00 PM</text:p>
          </table:table-cell>
          <table:table-cell office:value-type="time" office:time-value="PT16H43M00S" calcext:value-type="time">
            <text:p>04:43:00 PM</text:p>
          </table:table-cell>
          <table:table-cell office:value-type="time" office:time-value="PT18H42M00S" calcext:value-type="time">
            <text:p>06:42:00 PM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time" office:time-value="PT02H35M00S" calcext:value-type="time">
            <text:p>02:35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22H35M00S" calcext:value-type="time">
            <text:p>10:35:00 PM</text:p>
          </table:table-cell>
          <table:table-cell office:value-type="time" office:time-value="PT00H12M00S" calcext:value-type="time">
            <text:p>12:12:00 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time" office:time-value="PT06H35M00S" calcext:value-type="time">
            <text:p>06:35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23M00S" calcext:value-type="time">
            <text:p>02:23:00 PM</text:p>
          </table:table-cell>
          <table:table-cell office:value-type="time" office:time-value="PT16H42M00S" calcext:value-type="time">
            <text:p>04:42:00 PM</text:p>
          </table:table-cell>
          <table:table-cell office:value-type="time" office:time-value="PT18H41M00S" calcext:value-type="time">
            <text:p>06:41:00 PM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time" office:time-value="PT02H35M00S" calcext:value-type="time">
            <text:p>02:35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22H37M00S" calcext:value-type="time">
            <text:p>10:37:00 PM</text:p>
          </table:table-cell>
          <table:table-cell office:value-type="time" office:time-value="PT00H13M00S" calcext:value-type="time">
            <text:p>12:13:00 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time" office:time-value="PT06H36M00S" calcext:value-type="time">
            <text:p>06:36:00 AM</text:p>
          </table:table-cell>
          <table:table-cell office:value-type="time" office:time-value="PT12H41M00S" calcext:value-type="time">
            <text:p>12:41:00 PM</text:p>
          </table:table-cell>
          <table:table-cell office:value-type="time" office:time-value="PT14H23M00S" calcext:value-type="time">
            <text:p>02:23:00 PM</text:p>
          </table:table-cell>
          <table:table-cell office:value-type="time" office:time-value="PT16H41M00S" calcext:value-type="time">
            <text:p>04:41:00 PM</text:p>
          </table:table-cell>
          <table:table-cell office:value-type="time" office:time-value="PT18H41M00S" calcext:value-type="time">
            <text:p>06:41:00 PM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time" office:time-value="PT02H34M00S" calcext:value-type="time">
            <text:p>02:34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22H39M00S" calcext:value-type="time">
            <text:p>10:39:00 PM</text:p>
          </table:table-cell>
          <table:table-cell office:value-type="time" office:time-value="PT00H14M00S" calcext:value-type="time">
            <text:p>12:14:00 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time" office:time-value="PT06H36M00S" calcext:value-type="time">
            <text:p>06:36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4H22M00S" calcext:value-type="time">
            <text:p>02:22:00 PM</text:p>
          </table:table-cell>
          <table:table-cell office:value-type="time" office:time-value="PT16H40M00S" calcext:value-type="time">
            <text:p>04:40:00 PM</text:p>
          </table:table-cell>
          <table:table-cell office:value-type="time" office:time-value="PT18H40M00S" calcext:value-type="time">
            <text:p>06:40:00 PM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time" office:time-value="PT02H33M00S" calcext:value-type="time">
            <text:p>02:33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22H41M00S" calcext:value-type="time">
            <text:p>10:41:00 PM</text:p>
          </table:table-cell>
          <table:table-cell office:value-type="time" office:time-value="PT00H15M00S" calcext:value-type="time">
            <text:p>12:15:00 A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time" office:time-value="PT06H37M00S" calcext:value-type="time">
            <text:p>06:37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4H21M00S" calcext:value-type="time">
            <text:p>02:21:00 PM</text:p>
          </table:table-cell>
          <table:table-cell office:value-type="time" office:time-value="PT16H39M00S" calcext:value-type="time">
            <text:p>04:39:00 PM</text:p>
          </table:table-cell>
          <table:table-cell office:value-type="time" office:time-value="PT18H39M00S" calcext:value-type="time">
            <text:p>06:39:00 PM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time" office:time-value="PT02H33M00S" calcext:value-type="time">
            <text:p>02:33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2H43M00S" calcext:value-type="time">
            <text:p>10:43:00 PM</text:p>
          </table:table-cell>
          <table:table-cell office:value-type="time" office:time-value="PT00H15M00S" calcext:value-type="time">
            <text:p>12:15:00 A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time" office:time-value="PT06H38M00S" calcext:value-type="time">
            <text:p>06:38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4H21M00S" calcext:value-type="time">
            <text:p>02:21:00 PM</text:p>
          </table:table-cell>
          <table:table-cell office:value-type="time" office:time-value="PT16H38M00S" calcext:value-type="time">
            <text:p>04:38:00 PM</text:p>
          </table:table-cell>
          <table:table-cell office:value-type="time" office:time-value="PT18H39M00S" calcext:value-type="time">
            <text:p>06:39:00 PM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time" office:time-value="PT02H32M00S" calcext:value-type="time">
            <text:p>02:32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22H45M00S" calcext:value-type="time">
            <text:p>10:45:00 PM</text:p>
          </table:table-cell>
          <table:table-cell office:value-type="time" office:time-value="PT00H16M00S" calcext:value-type="time">
            <text:p>12:16:00 A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time" office:time-value="PT06H39M00S" calcext:value-type="time">
            <text:p>06:39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6H38M00S" calcext:value-type="time">
            <text:p>04:38:00 PM</text:p>
          </table:table-cell>
          <table:table-cell office:value-type="time" office:time-value="PT18H38M00S" calcext:value-type="time">
            <text:p>06:38:00 PM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time" office:time-value="PT02H32M00S" calcext:value-type="time">
            <text:p>02:32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22H46M00S" calcext:value-type="time">
            <text:p>10:46:00 PM</text:p>
          </table:table-cell>
          <table:table-cell office:value-type="time" office:time-value="PT00H17M00S" calcext:value-type="time">
            <text:p>12:17:00 A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time" office:time-value="PT06H40M00S" calcext:value-type="time">
            <text:p>06:40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6H37M00S" calcext:value-type="time">
            <text:p>04:37:00 PM</text:p>
          </table:table-cell>
          <table:table-cell office:value-type="time" office:time-value="PT18H38M00S" calcext:value-type="time">
            <text:p>06:38:00 PM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time" office:time-value="PT02H32M00S" calcext:value-type="time">
            <text:p>02:32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22H48M00S" calcext:value-type="time">
            <text:p>10:48:00 PM</text:p>
          </table:table-cell>
          <table:table-cell office:value-type="time" office:time-value="PT00H18M00S" calcext:value-type="time">
            <text:p>12:18:00 A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time" office:time-value="PT06H41M00S" calcext:value-type="time">
            <text:p>06:41:00 AM</text:p>
          </table:table-cell>
          <table:table-cell office:value-type="time" office:time-value="PT12H42M00S" calcext:value-type="time">
            <text:p>12:42:00 PM</text:p>
          </table:table-cell>
          <table:table-cell office:value-type="time" office:time-value="PT14H19M00S" calcext:value-type="time">
            <text:p>02:19:00 PM</text:p>
          </table:table-cell>
          <table:table-cell office:value-type="time" office:time-value="PT16H36M00S" calcext:value-type="time">
            <text:p>04:36:00 PM</text:p>
          </table:table-cell>
          <table:table-cell office:value-type="time" office:time-value="PT18H37M00S" calcext:value-type="time">
            <text:p>06:37:00 PM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time" office:time-value="PT02H32M00S" calcext:value-type="time">
            <text:p>02:32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22H48M00S" calcext:value-type="time">
            <text:p>10:48:00 PM</text:p>
          </table:table-cell>
          <table:table-cell office:value-type="time" office:time-value="PT00H18M00S" calcext:value-type="time">
            <text:p>12:18:00 A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time" office:time-value="PT06H42M00S" calcext:value-type="time">
            <text:p>06:42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4H19M00S" calcext:value-type="time">
            <text:p>02:19:00 PM</text:p>
          </table:table-cell>
          <table:table-cell office:value-type="time" office:time-value="PT16H36M00S" calcext:value-type="time">
            <text:p>04:36:00 PM</text:p>
          </table:table-cell>
          <table:table-cell office:value-type="time" office:time-value="PT18H37M00S" calcext:value-type="time">
            <text:p>06:37:00 PM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time" office:time-value="PT02H31M00S" calcext:value-type="time">
            <text:p>02:31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22H51M00S" calcext:value-type="time">
            <text:p>10:51:00 PM</text:p>
          </table:table-cell>
          <table:table-cell office:value-type="time" office:time-value="PT00H19M00S" calcext:value-type="time">
            <text:p>12:19:00 AM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time" office:time-value="PT06H42M00S" calcext:value-type="time">
            <text:p>06:42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4H18M00S" calcext:value-type="time">
            <text:p>02:18:00 PM</text:p>
          </table:table-cell>
          <table:table-cell office:value-type="time" office:time-value="PT16H35M00S" calcext:value-type="time">
            <text:p>04:35:00 PM</text:p>
          </table:table-cell>
          <table:table-cell office:value-type="time" office:time-value="PT18H36M00S" calcext:value-type="time">
            <text:p>06:36:00 PM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2H53M00S" calcext:value-type="time">
            <text:p>10:53:00 PM</text:p>
          </table:table-cell>
          <table:table-cell office:value-type="time" office:time-value="PT00H20M00S" calcext:value-type="time">
            <text:p>12:20:00 A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time" office:time-value="PT06H43M00S" calcext:value-type="time">
            <text:p>06:43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4H18M00S" calcext:value-type="time">
            <text:p>02:18:00 PM</text:p>
          </table:table-cell>
          <table:table-cell office:value-type="time" office:time-value="PT16H34M00S" calcext:value-type="time">
            <text:p>04:34:00 PM</text:p>
          </table:table-cell>
          <table:table-cell office:value-type="time" office:time-value="PT18H36M00S" calcext:value-type="time">
            <text:p>06:36:00 PM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2H54M00S" calcext:value-type="time">
            <text:p>10:54:00 PM</text:p>
          </table:table-cell>
          <table:table-cell office:value-type="time" office:time-value="PT00H21M00S" calcext:value-type="time">
            <text:p>12:21:00 A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time" office:time-value="PT06H44M00S" calcext:value-type="time">
            <text:p>06:44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4H18M00S" calcext:value-type="time">
            <text:p>02:18:00 PM</text:p>
          </table:table-cell>
          <table:table-cell office:value-type="time" office:time-value="PT16H34M00S" calcext:value-type="time">
            <text:p>04:34:00 PM</text:p>
          </table:table-cell>
          <table:table-cell office:value-type="time" office:time-value="PT18H36M00S" calcext:value-type="time">
            <text:p>06:36:00 PM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22H55M00S" calcext:value-type="time">
            <text:p>10:55:00 PM</text:p>
          </table:table-cell>
          <table:table-cell office:value-type="time" office:time-value="PT00H22M00S" calcext:value-type="time">
            <text:p>12:22:00 A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time" office:time-value="PT06H44M00S" calcext:value-type="time">
            <text:p>06:44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4H17M00S" calcext:value-type="time">
            <text:p>02:17:00 PM</text:p>
          </table:table-cell>
          <table:table-cell office:value-type="time" office:time-value="PT16H33M00S" calcext:value-type="time">
            <text:p>04:33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22H57M00S" calcext:value-type="time">
            <text:p>10:57:00 PM</text:p>
          </table:table-cell>
          <table:table-cell office:value-type="time" office:time-value="PT00H22M00S" calcext:value-type="time">
            <text:p>12:22:00 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time" office:time-value="PT06H45M00S" calcext:value-type="time">
            <text:p>06:45:00 AM</text:p>
          </table:table-cell>
          <table:table-cell office:value-type="time" office:time-value="PT12H43M00S" calcext:value-type="time">
            <text:p>12:43:00 PM</text:p>
          </table:table-cell>
          <table:table-cell office:value-type="time" office:time-value="PT14H17M00S" calcext:value-type="time">
            <text:p>02:17:00 PM</text:p>
          </table:table-cell>
          <table:table-cell office:value-type="time" office:time-value="PT16H33M00S" calcext:value-type="time">
            <text:p>04:33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58M00S" calcext:value-type="time">
            <text:p>10:58:00 PM</text:p>
          </table:table-cell>
          <table:table-cell office:value-type="time" office:time-value="PT00H23M00S" calcext:value-type="time">
            <text:p>12:23:00 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time" office:time-value="PT06H46M00S" calcext:value-type="time">
            <text:p>06:46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4H17M00S" calcext:value-type="time">
            <text:p>02:17:00 PM</text:p>
          </table:table-cell>
          <table:table-cell office:value-type="time" office:time-value="PT16H33M00S" calcext:value-type="time">
            <text:p>04:33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59M00S" calcext:value-type="time">
            <text:p>10:59:00 PM</text:p>
          </table:table-cell>
          <table:table-cell office:value-type="time" office:time-value="PT00H23M00S" calcext:value-type="time">
            <text:p>12:23:00 A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time" office:time-value="PT06H46M00S" calcext:value-type="time">
            <text:p>06:46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4H17M00S" calcext:value-type="time">
            <text:p>02:17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0H24M00S" calcext:value-type="time">
            <text:p>12:24:00 A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time" office:time-value="PT06H47M00S" calcext:value-type="time">
            <text:p>06:47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3H01M00S" calcext:value-type="time">
            <text:p>11:01:00 PM</text:p>
          </table:table-cell>
          <table:table-cell office:value-type="time" office:time-value="PT00H24M00S" calcext:value-type="time">
            <text:p>12:24:00 A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time" office:time-value="PT06H47M00S" calcext:value-type="time">
            <text:p>06:47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4M00S" calcext:value-type="time">
            <text:p>06:34:00 PM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3H01M00S" calcext:value-type="time">
            <text:p>11:01:00 PM</text:p>
          </table:table-cell>
          <table:table-cell office:value-type="time" office:time-value="PT00H25M00S" calcext:value-type="time">
            <text:p>12:25:00 A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time" office:time-value="PT06H48M00S" calcext:value-type="time">
            <text:p>06:48:00 AM</text:p>
          </table:table-cell>
          <table:table-cell office:value-type="time" office:time-value="PT12H44M00S" calcext:value-type="time">
            <text:p>12:44:00 PM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4M00S" calcext:value-type="time">
            <text:p>06:34:00 PM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3H02M00S" calcext:value-type="time">
            <text:p>11:02:00 PM</text:p>
          </table:table-cell>
          <table:table-cell office:value-type="time" office:time-value="PT00H25M00S" calcext:value-type="time">
            <text:p>12:25:00 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time" office:time-value="PT06H48M00S" calcext:value-type="time">
            <text:p>06:48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4M00S" calcext:value-type="time">
            <text:p>06:34:00 PM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23H03M00S" calcext:value-type="time">
            <text:p>11:03:00 PM</text:p>
          </table:table-cell>
          <table:table-cell office:value-type="time" office:time-value="PT00H26M00S" calcext:value-type="time">
            <text:p>12:26:00 A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time" office:time-value="PT06H48M00S" calcext:value-type="time">
            <text:p>06:48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16H31M00S" calcext:value-type="time">
            <text:p>04:31:00 PM</text:p>
          </table:table-cell>
          <table:table-cell office:value-type="time" office:time-value="PT18H34M00S" calcext:value-type="time">
            <text:p>06:34:00 PM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23H03M00S" calcext:value-type="time">
            <text:p>11:03:00 PM</text:p>
          </table:table-cell>
          <table:table-cell office:value-type="time" office:time-value="PT00H26M00S" calcext:value-type="time">
            <text:p>12:26:00 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16M00S" calcext:value-type="time">
            <text:p>02:16:00 PM</text:p>
          </table:table-cell>
          <table:table-cell office:value-type="time" office:time-value="PT16H31M00S" calcext:value-type="time">
            <text:p>04:31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26M00S" calcext:value-type="time">
            <text:p>12:26:00 A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2H45M00S" calcext:value-type="time">
            <text:p>12:45:00 PM</text:p>
          </table:table-cell>
          <table:table-cell office:value-type="time" office:time-value="PT14H17M00S" calcext:value-type="time">
            <text:p>02:17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26M00S" calcext:value-type="time">
            <text:p>12:26:00 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2H46M00S" calcext:value-type="time">
            <text:p>12:46:00 PM</text:p>
          </table:table-cell>
          <table:table-cell office:value-type="time" office:time-value="PT14H17M00S" calcext:value-type="time">
            <text:p>02:17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time" office:time-value="PT02H29M00S" calcext:value-type="time">
            <text:p>02:29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27M00S" calcext:value-type="time">
            <text:p>12:27:00 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6M00S" calcext:value-type="time">
            <text:p>12:46:00 PM</text:p>
          </table:table-cell>
          <table:table-cell office:value-type="time" office:time-value="PT14H17M00S" calcext:value-type="time">
            <text:p>02:17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27M00S" calcext:value-type="time">
            <text:p>12:27:00 A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6M00S" calcext:value-type="time">
            <text:p>12:46:00 PM</text:p>
          </table:table-cell>
          <table:table-cell office:value-type="time" office:time-value="PT14H17M00S" calcext:value-type="time">
            <text:p>02:17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27M00S" calcext:value-type="time">
            <text:p>12:27:00 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6M00S" calcext:value-type="time">
            <text:p>12:46:00 PM</text:p>
          </table:table-cell>
          <table:table-cell office:value-type="time" office:time-value="PT14H17M00S" calcext:value-type="time">
            <text:p>02:17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8H35M00S" calcext:value-type="time">
            <text:p>06:35:00 PM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27M00S" calcext:value-type="time">
            <text:p>12:27:00 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6M00S" calcext:value-type="time">
            <text:p>12:46:00 PM</text:p>
          </table:table-cell>
          <table:table-cell office:value-type="time" office:time-value="PT14H18M00S" calcext:value-type="time">
            <text:p>02:18:00 PM</text:p>
          </table:table-cell>
          <table:table-cell office:value-type="time" office:time-value="PT16H33M00S" calcext:value-type="time">
            <text:p>04:33:00 PM</text:p>
          </table:table-cell>
          <table:table-cell office:value-type="time" office:time-value="PT18H36M00S" calcext:value-type="time">
            <text:p>06:36:00 PM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time" office:time-value="PT02H30M00S" calcext:value-type="time">
            <text:p>02:30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27M00S" calcext:value-type="time">
            <text:p>12:27:00 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7M00S" calcext:value-type="time">
            <text:p>12:47:00 PM</text:p>
          </table:table-cell>
          <table:table-cell office:value-type="time" office:time-value="PT14H18M00S" calcext:value-type="time">
            <text:p>02:18:00 PM</text:p>
          </table:table-cell>
          <table:table-cell office:value-type="time" office:time-value="PT16H33M00S" calcext:value-type="time">
            <text:p>04:33:00 PM</text:p>
          </table:table-cell>
          <table:table-cell office:value-type="time" office:time-value="PT18H36M00S" calcext:value-type="time">
            <text:p>06:36:00 PM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time" office:time-value="PT02H31M00S" calcext:value-type="time">
            <text:p>02:31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27M00S" calcext:value-type="time">
            <text:p>12:27:00 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7M00S" calcext:value-type="time">
            <text:p>12:47:00 PM</text:p>
          </table:table-cell>
          <table:table-cell office:value-type="time" office:time-value="PT14H18M00S" calcext:value-type="time">
            <text:p>02:18:00 PM</text:p>
          </table:table-cell>
          <table:table-cell office:value-type="time" office:time-value="PT16H33M00S" calcext:value-type="time">
            <text:p>04:33:00 PM</text:p>
          </table:table-cell>
          <table:table-cell office:value-type="time" office:time-value="PT18H37M00S" calcext:value-type="time">
            <text:p>06:37:00 PM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time" office:time-value="PT02H31M00S" calcext:value-type="time">
            <text:p>02:31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23H04M00S" calcext:value-type="time">
            <text:p>11:04:00 PM</text:p>
          </table:table-cell>
          <table:table-cell office:value-type="time" office:time-value="PT00H27M00S" calcext:value-type="time">
            <text:p>12:27:00 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7M00S" calcext:value-type="time">
            <text:p>12:47:00 PM</text:p>
          </table:table-cell>
          <table:table-cell office:value-type="time" office:time-value="PT14H19M00S" calcext:value-type="time">
            <text:p>02:19:00 PM</text:p>
          </table:table-cell>
          <table:table-cell office:value-type="time" office:time-value="PT16H34M00S" calcext:value-type="time">
            <text:p>04:34:00 PM</text:p>
          </table:table-cell>
          <table:table-cell office:value-type="time" office:time-value="PT18H37M00S" calcext:value-type="time">
            <text:p>06:37:00 PM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time" office:time-value="PT02H31M00S" calcext:value-type="time">
            <text:p>02:31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23H03M00S" calcext:value-type="time">
            <text:p>11:03:00 PM</text:p>
          </table:table-cell>
          <table:table-cell office:value-type="time" office:time-value="PT00H27M00S" calcext:value-type="time">
            <text:p>12:27:00 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7M00S" calcext:value-type="time">
            <text:p>12:47:00 PM</text:p>
          </table:table-cell>
          <table:table-cell office:value-type="time" office:time-value="PT14H19M00S" calcext:value-type="time">
            <text:p>02:19:00 PM</text:p>
          </table:table-cell>
          <table:table-cell office:value-type="time" office:time-value="PT16H34M00S" calcext:value-type="time">
            <text:p>04:34:00 PM</text:p>
          </table:table-cell>
          <table:table-cell office:value-type="time" office:time-value="PT18H37M00S" calcext:value-type="time">
            <text:p>06:37:00 PM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time" office:time-value="PT02H32M00S" calcext:value-type="time">
            <text:p>02:32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23H03M00S" calcext:value-type="time">
            <text:p>11:03:00 PM</text:p>
          </table:table-cell>
          <table:table-cell office:value-type="time" office:time-value="PT00H27M00S" calcext:value-type="time">
            <text:p>12:27:00 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7M00S" calcext:value-type="time">
            <text:p>12:47:00 PM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6H35M00S" calcext:value-type="time">
            <text:p>04:35:00 PM</text:p>
          </table:table-cell>
          <table:table-cell office:value-type="time" office:time-value="PT18H38M00S" calcext:value-type="time">
            <text:p>06:38:00 PM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time" office:time-value="PT02H32M00S" calcext:value-type="time">
            <text:p>02:32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23H02M00S" calcext:value-type="time">
            <text:p>11:02:00 PM</text:p>
          </table:table-cell>
          <table:table-cell office:value-type="time" office:time-value="PT00H26M00S" calcext:value-type="time">
            <text:p>12:26:00 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8M00S" calcext:value-type="time">
            <text:p>12:48:00 PM</text:p>
          </table:table-cell>
          <table:table-cell office:value-type="time" office:time-value="PT14H20M00S" calcext:value-type="time">
            <text:p>02:20:00 PM</text:p>
          </table:table-cell>
          <table:table-cell office:value-type="time" office:time-value="PT16H36M00S" calcext:value-type="time">
            <text:p>04:36:00 PM</text:p>
          </table:table-cell>
          <table:table-cell office:value-type="time" office:time-value="PT18H38M00S" calcext:value-type="time">
            <text:p>06:38:00 PM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time" office:time-value="PT02H33M00S" calcext:value-type="time">
            <text:p>02:33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3H01M00S" calcext:value-type="time">
            <text:p>11:01:00 PM</text:p>
          </table:table-cell>
          <table:table-cell office:value-type="time" office:time-value="PT00H26M00S" calcext:value-type="time">
            <text:p>12:26:00 A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8M00S" calcext:value-type="time">
            <text:p>12:48:00 PM</text:p>
          </table:table-cell>
          <table:table-cell office:value-type="time" office:time-value="PT14H21M00S" calcext:value-type="time">
            <text:p>02:21:00 PM</text:p>
          </table:table-cell>
          <table:table-cell office:value-type="time" office:time-value="PT16H36M00S" calcext:value-type="time">
            <text:p>04:36:00 PM</text:p>
          </table:table-cell>
          <table:table-cell office:value-type="time" office:time-value="PT18H39M00S" calcext:value-type="time">
            <text:p>06:39:00 PM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time" office:time-value="PT02H33M00S" calcext:value-type="time">
            <text:p>02:33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3H00M00S" calcext:value-type="time">
            <text:p>11:00:00 PM</text:p>
          </table:table-cell>
          <table:table-cell office:value-type="time" office:time-value="PT00H26M00S" calcext:value-type="time">
            <text:p>12:26:00 A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8M00S" calcext:value-type="time">
            <text:p>12:48:00 PM</text:p>
          </table:table-cell>
          <table:table-cell office:value-type="time" office:time-value="PT14H21M00S" calcext:value-type="time">
            <text:p>02:21:00 PM</text:p>
          </table:table-cell>
          <table:table-cell office:value-type="time" office:time-value="PT16H37M00S" calcext:value-type="time">
            <text:p>04:37:00 PM</text:p>
          </table:table-cell>
          <table:table-cell office:value-type="time" office:time-value="PT18H39M00S" calcext:value-type="time">
            <text:p>06:39:00 PM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time" office:time-value="PT02H34M00S" calcext:value-type="time">
            <text:p>02:34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2H59M00S" calcext:value-type="time">
            <text:p>10:59:00 PM</text:p>
          </table:table-cell>
          <table:table-cell office:value-type="time" office:time-value="PT00H26M00S" calcext:value-type="time">
            <text:p>12:26:00 A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48M00S" calcext:value-type="time">
            <text:p>12:48:00 PM</text:p>
          </table:table-cell>
          <table:table-cell office:value-type="time" office:time-value="PT14H22M00S" calcext:value-type="time">
            <text:p>02:22:00 PM</text:p>
          </table:table-cell>
          <table:table-cell office:value-type="time" office:time-value="PT16H38M00S" calcext:value-type="time">
            <text:p>04:38:00 PM</text:p>
          </table:table-cell>
          <table:table-cell office:value-type="time" office:time-value="PT18H40M00S" calcext:value-type="time">
            <text:p>06:40:00 PM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time" office:time-value="PT02H34M00S" calcext:value-type="time">
            <text:p>02:34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2H59M00S" calcext:value-type="time">
            <text:p>10:59:00 PM</text:p>
          </table:table-cell>
          <table:table-cell office:value-type="time" office:time-value="PT00H26M00S" calcext:value-type="time">
            <text:p>12:26:00 A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2H48M00S" calcext:value-type="time">
            <text:p>12:48:00 PM</text:p>
          </table:table-cell>
          <table:table-cell office:value-type="time" office:time-value="PT14H23M00S" calcext:value-type="time">
            <text:p>02:23:00 PM</text:p>
          </table:table-cell>
          <table:table-cell office:value-type="time" office:time-value="PT16H38M00S" calcext:value-type="time">
            <text:p>04:38:00 PM</text:p>
          </table:table-cell>
          <table:table-cell office:value-type="time" office:time-value="PT18H41M00S" calcext:value-type="time">
            <text:p>06:41:00 PM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time" office:time-value="PT02H35M00S" calcext:value-type="time">
            <text:p>02:35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2H57M00S" calcext:value-type="time">
            <text:p>10:57:00 PM</text:p>
          </table:table-cell>
          <table:table-cell office:value-type="time" office:time-value="PT00H25M00S" calcext:value-type="time">
            <text:p>12:25:00 A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2H49M00S" calcext:value-type="time">
            <text:p>12:49:00 PM</text:p>
          </table:table-cell>
          <table:table-cell office:value-type="time" office:time-value="PT14H23M00S" calcext:value-type="time">
            <text:p>02:23:00 PM</text:p>
          </table:table-cell>
          <table:table-cell office:value-type="time" office:time-value="PT16H39M00S" calcext:value-type="time">
            <text:p>04:39:00 PM</text:p>
          </table:table-cell>
          <table:table-cell office:value-type="time" office:time-value="PT18H41M00S" calcext:value-type="time">
            <text:p>06:41:00 PM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time" office:time-value="PT02H36M00S" calcext:value-type="time">
            <text:p>02:36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2H56M00S" calcext:value-type="time">
            <text:p>10:56:00 PM</text:p>
          </table:table-cell>
          <table:table-cell office:value-type="time" office:time-value="PT00H24M00S" calcext:value-type="time">
            <text:p>12:24:00 A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2H49M00S" calcext:value-type="time">
            <text:p>12:49:00 PM</text:p>
          </table:table-cell>
          <table:table-cell office:value-type="time" office:time-value="PT14H24M00S" calcext:value-type="time">
            <text:p>02:24:00 PM</text:p>
          </table:table-cell>
          <table:table-cell office:value-type="time" office:time-value="PT16H40M00S" calcext:value-type="time">
            <text:p>04:40:00 PM</text:p>
          </table:table-cell>
          <table:table-cell office:value-type="time" office:time-value="PT18H42M00S" calcext:value-type="time">
            <text:p>06:42:00 PM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time" office:time-value="PT02H36M00S" calcext:value-type="time">
            <text:p>02:36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22H55M00S" calcext:value-type="time">
            <text:p>10:55:00 PM</text:p>
          </table:table-cell>
          <table:table-cell office:value-type="time" office:time-value="PT00H24M00S" calcext:value-type="time">
            <text:p>12:24:00 AM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time" office:time-value="PT06H48M00S" calcext:value-type="time">
            <text:p>06:48:00 AM</text:p>
          </table:table-cell>
          <table:table-cell office:value-type="time" office:time-value="PT12H49M00S" calcext:value-type="time">
            <text:p>12:49:00 PM</text:p>
          </table:table-cell>
          <table:table-cell office:value-type="time" office:time-value="PT14H25M00S" calcext:value-type="time">
            <text:p>02:25:00 PM</text:p>
          </table:table-cell>
          <table:table-cell office:value-type="time" office:time-value="PT16H41M00S" calcext:value-type="time">
            <text:p>04:41:00 PM</text:p>
          </table:table-cell>
          <table:table-cell office:value-type="time" office:time-value="PT18H43M00S" calcext:value-type="time">
            <text:p>06:43:00 PM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time" office:time-value="PT02H37M00S" calcext:value-type="time">
            <text:p>02:37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22H54M00S" calcext:value-type="time">
            <text:p>10:54:00 PM</text:p>
          </table:table-cell>
          <table:table-cell office:value-type="time" office:time-value="PT00H24M00S" calcext:value-type="time">
            <text:p>12:24:00 A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time" office:time-value="PT06H48M00S" calcext:value-type="time">
            <text:p>06:48:00 AM</text:p>
          </table:table-cell>
          <table:table-cell office:value-type="time" office:time-value="PT12H49M00S" calcext:value-type="time">
            <text:p>12:49:00 PM</text:p>
          </table:table-cell>
          <table:table-cell office:value-type="time" office:time-value="PT14H26M00S" calcext:value-type="time">
            <text:p>02:26:00 PM</text:p>
          </table:table-cell>
          <table:table-cell office:value-type="time" office:time-value="PT16H42M00S" calcext:value-type="time">
            <text:p>04:42:00 PM</text:p>
          </table:table-cell>
          <table:table-cell office:value-type="time" office:time-value="PT18H44M00S" calcext:value-type="time">
            <text:p>06:44:00 PM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time" office:time-value="PT02H38M00S" calcext:value-type="time">
            <text:p>02:38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22H52M00S" calcext:value-type="time">
            <text:p>10:52:00 PM</text:p>
          </table:table-cell>
          <table:table-cell office:value-type="time" office:time-value="PT00H23M00S" calcext:value-type="time">
            <text:p>12:23:00 A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time" office:time-value="PT06H47M00S" calcext:value-type="time">
            <text:p>06:47:00 AM</text:p>
          </table:table-cell>
          <table:table-cell office:value-type="time" office:time-value="PT12H49M00S" calcext:value-type="time">
            <text:p>12:49:00 PM</text:p>
          </table:table-cell>
          <table:table-cell office:value-type="time" office:time-value="PT14H26M00S" calcext:value-type="time">
            <text:p>02:26:00 PM</text:p>
          </table:table-cell>
          <table:table-cell office:value-type="time" office:time-value="PT16H43M00S" calcext:value-type="time">
            <text:p>04:43:00 PM</text:p>
          </table:table-cell>
          <table:table-cell office:value-type="time" office:time-value="PT18H44M00S" calcext:value-type="time">
            <text:p>06:44:00 PM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time" office:time-value="PT02H39M00S" calcext:value-type="time">
            <text:p>02:39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22H51M00S" calcext:value-type="time">
            <text:p>10:51:00 PM</text:p>
          </table:table-cell>
          <table:table-cell office:value-type="time" office:time-value="PT00H22M00S" calcext:value-type="time">
            <text:p>12:22:00 A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time" office:time-value="PT06H47M00S" calcext:value-type="time">
            <text:p>06:47:00 AM</text:p>
          </table:table-cell>
          <table:table-cell office:value-type="time" office:time-value="PT12H49M00S" calcext:value-type="time">
            <text:p>12:49:00 PM</text:p>
          </table:table-cell>
          <table:table-cell office:value-type="time" office:time-value="PT14H27M00S" calcext:value-type="time">
            <text:p>02:27:00 PM</text:p>
          </table:table-cell>
          <table:table-cell office:value-type="time" office:time-value="PT16H44M00S" calcext:value-type="time">
            <text:p>04:44:00 PM</text:p>
          </table:table-cell>
          <table:table-cell office:value-type="time" office:time-value="PT18H45M00S" calcext:value-type="time">
            <text:p>06:45:00 PM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time" office:time-value="PT02H39M00S" calcext:value-type="time">
            <text:p>02:39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49M00S" calcext:value-type="time">
            <text:p>10:49:00 PM</text:p>
          </table:table-cell>
          <table:table-cell office:value-type="time" office:time-value="PT00H22M00S" calcext:value-type="time">
            <text:p>12:22:00 A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time" office:time-value="PT06H46M00S" calcext:value-type="time">
            <text:p>06:46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28M00S" calcext:value-type="time">
            <text:p>02:28:00 PM</text:p>
          </table:table-cell>
          <table:table-cell office:value-type="time" office:time-value="PT16H45M00S" calcext:value-type="time">
            <text:p>04:45:00 PM</text:p>
          </table:table-cell>
          <table:table-cell office:value-type="time" office:time-value="PT18H46M00S" calcext:value-type="time">
            <text:p>06:46:00 PM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time" office:time-value="PT02H40M00S" calcext:value-type="time">
            <text:p>02:40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22H48M00S" calcext:value-type="time">
            <text:p>10:48:00 PM</text:p>
          </table:table-cell>
          <table:table-cell office:value-type="time" office:time-value="PT00H21M00S" calcext:value-type="time">
            <text:p>12:21:00 A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time" office:time-value="PT06H46M00S" calcext:value-type="time">
            <text:p>06:46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29M00S" calcext:value-type="time">
            <text:p>02:29:00 PM</text:p>
          </table:table-cell>
          <table:table-cell office:value-type="time" office:time-value="PT16H46M00S" calcext:value-type="time">
            <text:p>04:46:00 PM</text:p>
          </table:table-cell>
          <table:table-cell office:value-type="time" office:time-value="PT18H47M00S" calcext:value-type="time">
            <text:p>06:47:00 PM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time" office:time-value="PT02H41M00S" calcext:value-type="time">
            <text:p>02:41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46M00S" calcext:value-type="time">
            <text:p>10:46:00 PM</text:p>
          </table:table-cell>
          <table:table-cell office:value-type="time" office:time-value="PT00H21M00S" calcext:value-type="time">
            <text:p>12:21:00 A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time" office:time-value="PT06H45M00S" calcext:value-type="time">
            <text:p>06:45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30M00S" calcext:value-type="time">
            <text:p>02:30:00 PM</text:p>
          </table:table-cell>
          <table:table-cell office:value-type="time" office:time-value="PT16H47M00S" calcext:value-type="time">
            <text:p>04:47:00 PM</text:p>
          </table:table-cell>
          <table:table-cell office:value-type="time" office:time-value="PT18H48M00S" calcext:value-type="time">
            <text:p>06:48:00 PM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time" office:time-value="PT02H42M00S" calcext:value-type="time">
            <text:p>02:42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44M00S" calcext:value-type="time">
            <text:p>10:44:00 PM</text:p>
          </table:table-cell>
          <table:table-cell office:value-type="time" office:time-value="PT00H20M00S" calcext:value-type="time">
            <text:p>12:20:00 A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time" office:time-value="PT06H45M00S" calcext:value-type="time">
            <text:p>06:45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31M00S" calcext:value-type="time">
            <text:p>02:31:00 PM</text:p>
          </table:table-cell>
          <table:table-cell office:value-type="time" office:time-value="PT16H48M00S" calcext:value-type="time">
            <text:p>04:48:00 PM</text:p>
          </table:table-cell>
          <table:table-cell office:value-type="time" office:time-value="PT18H49M00S" calcext:value-type="time">
            <text:p>06:49:00 PM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time" office:time-value="PT02H43M00S" calcext:value-type="time">
            <text:p>02:43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22H43M00S" calcext:value-type="time">
            <text:p>10:43:00 PM</text:p>
          </table:table-cell>
          <table:table-cell office:value-type="time" office:time-value="PT00H19M00S" calcext:value-type="time">
            <text:p>12:19:00 A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time" office:time-value="PT06H44M00S" calcext:value-type="time">
            <text:p>06:44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32M00S" calcext:value-type="time">
            <text:p>02:32:00 PM</text:p>
          </table:table-cell>
          <table:table-cell office:value-type="time" office:time-value="PT16H50M00S" calcext:value-type="time">
            <text:p>04:50:00 PM</text:p>
          </table:table-cell>
          <table:table-cell office:value-type="time" office:time-value="PT18H50M00S" calcext:value-type="time">
            <text:p>06:50:00 PM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time" office:time-value="PT02H43M00S" calcext:value-type="time">
            <text:p>02:43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22H41M00S" calcext:value-type="time">
            <text:p>10:41:00 PM</text:p>
          </table:table-cell>
          <table:table-cell office:value-type="time" office:time-value="PT00H18M00S" calcext:value-type="time">
            <text:p>12:18:00 A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time" office:time-value="PT06H43M00S" calcext:value-type="time">
            <text:p>06:43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33M00S" calcext:value-type="time">
            <text:p>02:33:00 PM</text:p>
          </table:table-cell>
          <table:table-cell office:value-type="time" office:time-value="PT16H51M00S" calcext:value-type="time">
            <text:p>04:51:00 PM</text:p>
          </table:table-cell>
          <table:table-cell office:value-type="time" office:time-value="PT18H50M00S" calcext:value-type="time">
            <text:p>06:50:00 PM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time" office:time-value="PT02H44M00S" calcext:value-type="time">
            <text:p>02:44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2H39M00S" calcext:value-type="time">
            <text:p>10:39:00 PM</text:p>
          </table:table-cell>
          <table:table-cell office:value-type="time" office:time-value="PT00H18M00S" calcext:value-type="time">
            <text:p>12:18:00 A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time" office:time-value="PT06H42M00S" calcext:value-type="time">
            <text:p>06:42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34M00S" calcext:value-type="time">
            <text:p>02:34:00 PM</text:p>
          </table:table-cell>
          <table:table-cell office:value-type="time" office:time-value="PT16H52M00S" calcext:value-type="time">
            <text:p>04:52:00 PM</text:p>
          </table:table-cell>
          <table:table-cell office:value-type="time" office:time-value="PT18H51M00S" calcext:value-type="time">
            <text:p>06:51:00 PM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2H37M00S" calcext:value-type="time">
            <text:p>10:37:00 PM</text:p>
          </table:table-cell>
          <table:table-cell office:value-type="time" office:time-value="PT00H17M00S" calcext:value-type="time">
            <text:p>12:17:00 A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time" office:time-value="PT06H41M00S" calcext:value-type="time">
            <text:p>06:41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35M00S" calcext:value-type="time">
            <text:p>02:35:00 PM</text:p>
          </table:table-cell>
          <table:table-cell office:value-type="time" office:time-value="PT16H53M00S" calcext:value-type="time">
            <text:p>04:53:00 PM</text:p>
          </table:table-cell>
          <table:table-cell office:value-type="time" office:time-value="PT18H52M00S" calcext:value-type="time">
            <text:p>06:52:00 PM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time" office:time-value="PT02H45M00S" calcext:value-type="time">
            <text:p>02:45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2H37M00S" calcext:value-type="time">
            <text:p>10:37:00 PM</text:p>
          </table:table-cell>
          <table:table-cell office:value-type="time" office:time-value="PT00H17M00S" calcext:value-type="time">
            <text:p>12:17:00 A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time" office:time-value="PT06H41M00S" calcext:value-type="time">
            <text:p>06:41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36M00S" calcext:value-type="time">
            <text:p>02:36:00 PM</text:p>
          </table:table-cell>
          <table:table-cell office:value-type="time" office:time-value="PT16H55M00S" calcext:value-type="time">
            <text:p>04:55:00 PM</text:p>
          </table:table-cell>
          <table:table-cell office:value-type="time" office:time-value="PT18H54M00S" calcext:value-type="time">
            <text:p>06:54:00 PM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time" office:time-value="PT02H47M00S" calcext:value-type="time">
            <text:p>02:47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22H33M00S" calcext:value-type="time">
            <text:p>10:33:00 PM</text:p>
          </table:table-cell>
          <table:table-cell office:value-type="time" office:time-value="PT00H15M00S" calcext:value-type="time">
            <text:p>12:15:00 A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time" office:time-value="PT06H40M00S" calcext:value-type="time">
            <text:p>06:40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37M00S" calcext:value-type="time">
            <text:p>02:37:00 PM</text:p>
          </table:table-cell>
          <table:table-cell office:value-type="time" office:time-value="PT16H56M00S" calcext:value-type="time">
            <text:p>04:56:00 PM</text:p>
          </table:table-cell>
          <table:table-cell office:value-type="time" office:time-value="PT18H55M00S" calcext:value-type="time">
            <text:p>06:55:00 PM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time" office:time-value="PT02H48M00S" calcext:value-type="time">
            <text:p>02:48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22H31M00S" calcext:value-type="time">
            <text:p>10:31:00 PM</text:p>
          </table:table-cell>
          <table:table-cell office:value-type="time" office:time-value="PT00H14M00S" calcext:value-type="time">
            <text:p>12:14:00 A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time" office:time-value="PT06H39M00S" calcext:value-type="time">
            <text:p>06:39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38M00S" calcext:value-type="time">
            <text:p>02:38:00 PM</text:p>
          </table:table-cell>
          <table:table-cell office:value-type="time" office:time-value="PT16H57M00S" calcext:value-type="time">
            <text:p>04:57:00 PM</text:p>
          </table:table-cell>
          <table:table-cell office:value-type="time" office:time-value="PT18H56M00S" calcext:value-type="time">
            <text:p>06:56:00 PM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time" office:time-value="PT02H48M00S" calcext:value-type="time">
            <text:p>02:48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22H29M00S" calcext:value-type="time">
            <text:p>10:29:00 PM</text:p>
          </table:table-cell>
          <table:table-cell office:value-type="time" office:time-value="PT00H13M00S" calcext:value-type="time">
            <text:p>12:13:00 A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time" office:time-value="PT06H38M00S" calcext:value-type="time">
            <text:p>06:38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39M00S" calcext:value-type="time">
            <text:p>02:39:00 PM</text:p>
          </table:table-cell>
          <table:table-cell office:value-type="time" office:time-value="PT16H59M00S" calcext:value-type="time">
            <text:p>04:59:00 PM</text:p>
          </table:table-cell>
          <table:table-cell office:value-type="time" office:time-value="PT18H57M00S" calcext:value-type="time">
            <text:p>06:57:00 PM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time" office:time-value="PT02H49M00S" calcext:value-type="time">
            <text:p>02:49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2H26M00S" calcext:value-type="time">
            <text:p>10:26:00 PM</text:p>
          </table:table-cell>
          <table:table-cell office:value-type="time" office:time-value="PT00H12M00S" calcext:value-type="time">
            <text:p>12:12:00 A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time" office:time-value="PT06H37M00S" calcext:value-type="time">
            <text:p>06:37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40M00S" calcext:value-type="time">
            <text:p>02:40:00 PM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time" office:time-value="PT02H50M00S" calcext:value-type="time">
            <text:p>02:50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2H24M00S" calcext:value-type="time">
            <text:p>10:24:00 PM</text:p>
          </table:table-cell>
          <table:table-cell office:value-type="time" office:time-value="PT00H11M00S" calcext:value-type="time">
            <text:p>12:11:00 A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time" office:time-value="PT06H36M00S" calcext:value-type="time">
            <text:p>06:36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41M00S" calcext:value-type="time">
            <text:p>02:41:00 PM</text:p>
          </table:table-cell>
          <table:table-cell office:value-type="time" office:time-value="PT17H02M00S" calcext:value-type="time">
            <text:p>05:02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time" office:time-value="PT02H51M00S" calcext:value-type="time">
            <text:p>02:51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22H22M00S" calcext:value-type="time">
            <text:p>10:22:00 PM</text:p>
          </table:table-cell>
          <table:table-cell office:value-type="time" office:time-value="PT00H10M00S" calcext:value-type="time">
            <text:p>12:10:00 A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time" office:time-value="PT06H35M00S" calcext:value-type="time">
            <text:p>06:35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42M00S" calcext:value-type="time">
            <text:p>02:42:00 PM</text:p>
          </table:table-cell>
          <table:table-cell office:value-type="time" office:time-value="PT17H03M00S" calcext:value-type="time">
            <text:p>05:03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time" office:time-value="PT02H52M00S" calcext:value-type="time">
            <text:p>02:52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22H20M00S" calcext:value-type="time">
            <text:p>10:20:00 PM</text:p>
          </table:table-cell>
          <table:table-cell office:value-type="time" office:time-value="PT00H09M00S" calcext:value-type="time">
            <text:p>12:09:00 A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time" office:time-value="PT06H33M00S" calcext:value-type="time">
            <text:p>06:33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43M00S" calcext:value-type="time">
            <text:p>02:43:00 PM</text:p>
          </table:table-cell>
          <table:table-cell office:value-type="time" office:time-value="PT17H04M00S" calcext:value-type="time">
            <text:p>05:04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time" office:time-value="PT02H53M00S" calcext:value-type="time">
            <text:p>02:53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22H17M00S" calcext:value-type="time">
            <text:p>10:17:00 PM</text:p>
          </table:table-cell>
          <table:table-cell office:value-type="time" office:time-value="PT00H08M00S" calcext:value-type="time">
            <text:p>12:08:00 A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time" office:time-value="PT06H32M00S" calcext:value-type="time">
            <text:p>06:32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06M00S" calcext:value-type="time">
            <text:p>05:06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time" office:time-value="PT02H54M00S" calcext:value-type="time">
            <text:p>02:54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22H15M00S" calcext:value-type="time">
            <text:p>10:15:00 PM</text:p>
          </table:table-cell>
          <table:table-cell office:value-type="time" office:time-value="PT00H07M00S" calcext:value-type="time">
            <text:p>12:07:00 A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time" office:time-value="PT06H31M00S" calcext:value-type="time">
            <text:p>06:31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46M00S" calcext:value-type="time">
            <text:p>02:46:00 PM</text:p>
          </table:table-cell>
          <table:table-cell office:value-type="time" office:time-value="PT17H07M00S" calcext:value-type="time">
            <text:p>05:07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time" office:time-value="PT02H55M00S" calcext:value-type="time">
            <text:p>02:55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22H12M00S" calcext:value-type="time">
            <text:p>10:12:00 PM</text:p>
          </table:table-cell>
          <table:table-cell office:value-type="time" office:time-value="PT00H06M00S" calcext:value-type="time">
            <text:p>12:06:00 A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time" office:time-value="PT06H30M00S" calcext:value-type="time">
            <text:p>06:30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17H09M00S" calcext:value-type="time">
            <text:p>05:09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time" office:time-value="PT02H56M00S" calcext:value-type="time">
            <text:p>02:56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22H10M00S" calcext:value-type="time">
            <text:p>10:10:00 PM</text:p>
          </table:table-cell>
          <table:table-cell office:value-type="time" office:time-value="PT00H05M00S" calcext:value-type="time">
            <text:p>12:05:00 A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time" office:time-value="PT06H09M00S" calcext:value-type="time">
            <text:p>06:09:00 AM</text:p>
          </table:table-cell>
          <table:table-cell office:value-type="time" office:time-value="PT12H21M00S" calcext:value-type="time">
            <text:p>12:21:00 P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18H33M00S" calcext:value-type="time">
            <text:p>06:33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time" office:time-value="PT06H29M00S" calcext:value-type="time">
            <text:p>06:29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17H10M00S" calcext:value-type="time">
            <text:p>05:10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time" office:time-value="PT02H56M00S" calcext:value-type="time">
            <text:p>02:56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2H07M00S" calcext:value-type="time">
            <text:p>10:07:00 PM</text:p>
          </table:table-cell>
          <table:table-cell office:value-type="time" office:time-value="PT00H04M00S" calcext:value-type="time">
            <text:p>12:04:00 A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time" office:time-value="PT06H27M00S" calcext:value-type="time">
            <text:p>06:27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49M00S" calcext:value-type="time">
            <text:p>02:49:00 PM</text:p>
          </table:table-cell>
          <table:table-cell office:value-type="time" office:time-value="PT17H12M00S" calcext:value-type="time">
            <text:p>05:12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time" office:time-value="PT02H57M00S" calcext:value-type="time">
            <text:p>02:57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22H05M00S" calcext:value-type="time">
            <text:p>10:05:00 PM</text:p>
          </table:table-cell>
          <table:table-cell office:value-type="time" office:time-value="PT00H03M00S" calcext:value-type="time">
            <text:p>12:03:00 A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time" office:time-value="PT06H26M00S" calcext:value-type="time">
            <text:p>06:26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14M00S" calcext:value-type="time">
            <text:p>05:14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time" office:time-value="PT02H58M00S" calcext:value-type="time">
            <text:p>02:58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22H02M00S" calcext:value-type="time">
            <text:p>10:02:00 PM</text:p>
          </table:table-cell>
          <table:table-cell office:value-type="time" office:time-value="PT00H01M00S" calcext:value-type="time">
            <text:p>12:01:00 A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time" office:time-value="PT06H25M00S" calcext:value-type="time">
            <text:p>06:25:00 AM</text:p>
          </table:table-cell>
          <table:table-cell office:value-type="time" office:time-value="PT12H51M00S" calcext:value-type="time">
            <text:p>12:51:00 PM</text:p>
          </table:table-cell>
          <table:table-cell office:value-type="time" office:time-value="PT14H52M00S" calcext:value-type="time">
            <text:p>02:52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19H10M00S" calcext:value-type="time">
            <text:p>07:10:00 PM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time" office:time-value="PT02H58M00S" calcext:value-type="time">
            <text:p>02:58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22H02M00S" calcext:value-type="time">
            <text:p>10:02:00 PM</text:p>
          </table:table-cell>
          <table:table-cell office:value-type="time" office:time-value="PT00H01M00S" calcext:value-type="time">
            <text:p>12:01:00 A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time" office:time-value="PT06H23M00S" calcext:value-type="time">
            <text:p>06:23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3M00S" calcext:value-type="time">
            <text:p>02:53:00 PM</text:p>
          </table:table-cell>
          <table:table-cell office:value-type="time" office:time-value="PT17H17M00S" calcext:value-type="time">
            <text:p>05:17:00 PM</text:p>
          </table:table-cell>
          <table:table-cell office:value-type="time" office:time-value="PT19H11M00S" calcext:value-type="time">
            <text:p>07:11:00 PM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21H57M00S" calcext:value-type="time">
            <text:p>09:57:00 PM</text:p>
          </table:table-cell>
          <table:table-cell office:value-type="time" office:time-value="PT23H59M00S" calcext:value-type="time">
            <text:p>11:59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time" office:time-value="PT06H22M00S" calcext:value-type="time">
            <text:p>06:22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18M00S" calcext:value-type="time">
            <text:p>05:18:00 PM</text:p>
          </table:table-cell>
          <table:table-cell office:value-type="time" office:time-value="PT19H12M00S" calcext:value-type="time">
            <text:p>07:12:00 PM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time" office:time-value="PT03H01M00S" calcext:value-type="time">
            <text:p>03:01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21H54M00S" calcext:value-type="time">
            <text:p>09:54:00 PM</text:p>
          </table:table-cell>
          <table:table-cell office:value-type="time" office:time-value="PT23H58M00S" calcext:value-type="time">
            <text:p>11:58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time" office:time-value="PT06H20M00S" calcext:value-type="time">
            <text:p>06:20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20M00S" calcext:value-type="time">
            <text:p>05:20:00 PM</text:p>
          </table:table-cell>
          <table:table-cell office:value-type="time" office:time-value="PT19H14M00S" calcext:value-type="time">
            <text:p>07:14:00 PM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time" office:time-value="PT03H02M00S" calcext:value-type="time">
            <text:p>03:02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21H52M00S" calcext:value-type="time">
            <text:p>09:52:00 PM</text:p>
          </table:table-cell>
          <table:table-cell office:value-type="time" office:time-value="PT23H57M00S" calcext:value-type="time">
            <text:p>11:57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time" office:time-value="PT06H19M00S" calcext:value-type="time">
            <text:p>06:19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21M00S" calcext:value-type="time">
            <text:p>05:21:00 PM</text:p>
          </table:table-cell>
          <table:table-cell office:value-type="time" office:time-value="PT19H15M00S" calcext:value-type="time">
            <text:p>07:15:00 PM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time" office:time-value="PT03H03M00S" calcext:value-type="time">
            <text:p>03:03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21H49M00S" calcext:value-type="time">
            <text:p>09:49:00 PM</text:p>
          </table:table-cell>
          <table:table-cell office:value-type="time" office:time-value="PT23H55M00S" calcext:value-type="time">
            <text:p>11:55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time" office:time-value="PT06H17M00S" calcext:value-type="time">
            <text:p>06:17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8M00S" calcext:value-type="time">
            <text:p>02:58:00 PM</text:p>
          </table:table-cell>
          <table:table-cell office:value-type="time" office:time-value="PT17H23M00S" calcext:value-type="time">
            <text:p>05:23:00 PM</text:p>
          </table:table-cell>
          <table:table-cell office:value-type="time" office:time-value="PT19H16M00S" calcext:value-type="time">
            <text:p>07:16:00 PM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time" office:time-value="PT03H04M00S" calcext:value-type="time">
            <text:p>03:04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21H46M00S" calcext:value-type="time">
            <text:p>09:46:00 PM</text:p>
          </table:table-cell>
          <table:table-cell office:value-type="time" office:time-value="PT23H54M00S" calcext:value-type="time">
            <text:p>11:54:00 PM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office:value-type="time" office:time-value="PT06H15M00S" calcext:value-type="time">
            <text:p>06:15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4H59M00S" calcext:value-type="time">
            <text:p>02:59:00 PM</text:p>
          </table:table-cell>
          <table:table-cell office:value-type="time" office:time-value="PT17H25M00S" calcext:value-type="time">
            <text:p>05:25:00 PM</text:p>
          </table:table-cell>
          <table:table-cell office:value-type="time" office:time-value="PT19H18M00S" calcext:value-type="time">
            <text:p>07:18:00 PM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time" office:time-value="PT03H04M00S" calcext:value-type="time">
            <text:p>03:04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21H44M00S" calcext:value-type="time">
            <text:p>09:44:00 PM</text:p>
          </table:table-cell>
          <table:table-cell office:value-type="time" office:time-value="PT23H53M00S" calcext:value-type="time">
            <text:p>11:53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time" office:time-value="PT06H14M00S" calcext:value-type="time">
            <text:p>06:14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7H26M00S" calcext:value-type="time">
            <text:p>05:26:00 PM</text:p>
          </table:table-cell>
          <table:table-cell office:value-type="time" office:time-value="PT19H19M00S" calcext:value-type="time">
            <text:p>07:19:00 PM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time" office:time-value="PT03H05M00S" calcext:value-type="time">
            <text:p>03:05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21H41M00S" calcext:value-type="time">
            <text:p>09:41:00 PM</text:p>
          </table:table-cell>
          <table:table-cell office:value-type="time" office:time-value="PT23H52M00S" calcext:value-type="time">
            <text:p>11:52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time" office:time-value="PT06H12M00S" calcext:value-type="time">
            <text:p>06:12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5H01M00S" calcext:value-type="time">
            <text:p>03:01:00 PM</text:p>
          </table:table-cell>
          <table:table-cell office:value-type="time" office:time-value="PT17H28M00S" calcext:value-type="time">
            <text:p>05:28:00 PM</text:p>
          </table:table-cell>
          <table:table-cell office:value-type="time" office:time-value="PT19H20M00S" calcext:value-type="time">
            <text:p>07:20:00 PM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time" office:time-value="PT03H06M00S" calcext:value-type="time">
            <text:p>03:06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21H38M00S" calcext:value-type="time">
            <text:p>09:38:00 PM</text:p>
          </table:table-cell>
          <table:table-cell office:value-type="time" office:time-value="PT23H50M00S" calcext:value-type="time">
            <text:p>11:50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time" office:time-value="PT06H11M00S" calcext:value-type="time">
            <text:p>06:11:00 AM</text:p>
          </table:table-cell>
          <table:table-cell office:value-type="time" office:time-value="PT12H50M00S" calcext:value-type="time">
            <text:p>12:50:00 PM</text:p>
          </table:table-cell>
          <table:table-cell office:value-type="time" office:time-value="PT15H03M00S" calcext:value-type="time">
            <text:p>03:03:00 PM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19H22M00S" calcext:value-type="time">
            <text:p>07:22:00 PM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time" office:time-value="PT03H07M00S" calcext:value-type="time">
            <text:p>03:07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21H35M00S" calcext:value-type="time">
            <text:p>09:35:00 PM</text:p>
          </table:table-cell>
          <table:table-cell office:value-type="time" office:time-value="PT23H49M00S" calcext:value-type="time">
            <text:p>11:49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time" office:time-value="PT07H07M00S" calcext:value-type="time">
            <text:p>07:07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6H05M00S" calcext:value-type="time">
            <text:p>04:05:00 PM</text:p>
          </table:table-cell>
          <table:table-cell office:value-type="time" office:time-value="PT18H33M00S" calcext:value-type="time">
            <text:p>06:33:00 PM</text:p>
          </table:table-cell>
          <table:table-cell office:value-type="time" office:time-value="PT20H25M00S" calcext:value-type="time">
            <text:p>08:25:00 PM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time" office:time-value="PT03H08M00S" calcext:value-type="time">
            <text:p>03:08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7H44M00S" calcext:value-type="time">
            <text:p>05:44:00 PM</text:p>
          </table:table-cell>
          <table:table-cell office:value-type="time" office:time-value="PT21H32M00S" calcext:value-type="time">
            <text:p>09:32:00 PM</text:p>
          </table:table-cell>
          <table:table-cell office:value-type="time" office:time-value="PT23H48M00S" calcext:value-type="time">
            <text:p>11:48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time" office:time-value="PT07H05M00S" calcext:value-type="time">
            <text:p>07:05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6H06M00S" calcext:value-type="time">
            <text:p>04:06:00 PM</text:p>
          </table:table-cell>
          <table:table-cell office:value-type="time" office:time-value="PT18H35M00S" calcext:value-type="time">
            <text:p>06:35:00 PM</text:p>
          </table:table-cell>
          <table:table-cell office:value-type="time" office:time-value="PT20H26M00S" calcext:value-type="time">
            <text:p>08:26:00 PM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time" office:time-value="PT03H09M00S" calcext:value-type="time">
            <text:p>03:09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7H43M00S" calcext:value-type="time">
            <text:p>05:43:00 PM</text:p>
          </table:table-cell>
          <table:table-cell office:value-type="time" office:time-value="PT21H30M00S" calcext:value-type="time">
            <text:p>09:30:00 PM</text:p>
          </table:table-cell>
          <table:table-cell office:value-type="time" office:time-value="PT23H46M00S" calcext:value-type="time">
            <text:p>11:46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time" office:time-value="PT07H04M00S" calcext:value-type="time">
            <text:p>07:04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6H08M00S" calcext:value-type="time">
            <text:p>04:08:00 PM</text:p>
          </table:table-cell>
          <table:table-cell office:value-type="time" office:time-value="PT18H36M00S" calcext:value-type="time">
            <text:p>06:36:00 PM</text:p>
          </table:table-cell>
          <table:table-cell office:value-type="time" office:time-value="PT20H27M00S" calcext:value-type="time">
            <text:p>08:27:00 PM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time" office:time-value="PT03H10M00S" calcext:value-type="time">
            <text:p>03:10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7H41M00S" calcext:value-type="time">
            <text:p>05:41:00 PM</text:p>
          </table:table-cell>
          <table:table-cell office:value-type="time" office:time-value="PT21H27M00S" calcext:value-type="time">
            <text:p>09:27:00 PM</text:p>
          </table:table-cell>
          <table:table-cell office:value-type="time" office:time-value="PT23H45M00S" calcext:value-type="time">
            <text:p>11:45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time" office:time-value="PT07H02M00S" calcext:value-type="time">
            <text:p>07:02:00 A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6H09M00S" calcext:value-type="time">
            <text:p>04:09:00 PM</text:p>
          </table:table-cell>
          <table:table-cell office:value-type="time" office:time-value="PT18H38M00S" calcext:value-type="time">
            <text:p>06:38:00 PM</text:p>
          </table:table-cell>
          <table:table-cell office:value-type="time" office:time-value="PT20H29M00S" calcext:value-type="time">
            <text:p>08:29:00 PM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time" office:time-value="PT03H10M00S" calcext:value-type="time">
            <text:p>03:10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40M00S" calcext:value-type="time">
            <text:p>05:40:00 PM</text:p>
          </table:table-cell>
          <table:table-cell office:value-type="time" office:time-value="PT21H24M00S" calcext:value-type="time">
            <text:p>09:24:00 PM</text:p>
          </table:table-cell>
          <table:table-cell office:value-type="time" office:time-value="PT23H43M00S" calcext:value-type="time">
            <text:p>11:43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time" office:time-value="PT07H00M00S" calcext:value-type="time">
            <text:p>07:00:00 A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6H10M00S" calcext:value-type="time">
            <text:p>04:10:00 PM</text:p>
          </table:table-cell>
          <table:table-cell office:value-type="time" office:time-value="PT18H40M00S" calcext:value-type="time">
            <text:p>06:40:00 PM</text:p>
          </table:table-cell>
          <table:table-cell office:value-type="time" office:time-value="PT20H30M00S" calcext:value-type="time">
            <text:p>08:30:00 PM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time" office:time-value="PT03H11M00S" calcext:value-type="time">
            <text:p>03:11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38M00S" calcext:value-type="time">
            <text:p>05:38:00 PM</text:p>
          </table:table-cell>
          <table:table-cell office:value-type="time" office:time-value="PT21H21M00S" calcext:value-type="time">
            <text:p>09:21:00 PM</text:p>
          </table:table-cell>
          <table:table-cell office:value-type="time" office:time-value="PT23H42M00S" calcext:value-type="time">
            <text:p>11:42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time" office:time-value="PT06H58M00S" calcext:value-type="time">
            <text:p>06:58:00 A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6H11M00S" calcext:value-type="time">
            <text:p>04:11:00 PM</text:p>
          </table:table-cell>
          <table:table-cell office:value-type="time" office:time-value="PT18H41M00S" calcext:value-type="time">
            <text:p>06:41:00 PM</text:p>
          </table:table-cell>
          <table:table-cell office:value-type="time" office:time-value="PT20H32M00S" calcext:value-type="time">
            <text:p>08:32:00 PM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time" office:time-value="PT03H12M00S" calcext:value-type="time">
            <text:p>03:12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37M00S" calcext:value-type="time">
            <text:p>05:37:00 PM</text:p>
          </table:table-cell>
          <table:table-cell office:value-type="time" office:time-value="PT21H18M00S" calcext:value-type="time">
            <text:p>09:18:00 PM</text:p>
          </table:table-cell>
          <table:table-cell office:value-type="time" office:time-value="PT23H41M00S" calcext:value-type="time">
            <text:p>11:41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time" office:time-value="PT06H56M00S" calcext:value-type="time">
            <text:p>06:56:00 A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6H13M00S" calcext:value-type="time">
            <text:p>04:13:00 PM</text:p>
          </table:table-cell>
          <table:table-cell office:value-type="time" office:time-value="PT18H43M00S" calcext:value-type="time">
            <text:p>06:43:00 PM</text:p>
          </table:table-cell>
          <table:table-cell office:value-type="time" office:time-value="PT20H33M00S" calcext:value-type="time">
            <text:p>08:33:00 PM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time" office:time-value="PT03H13M00S" calcext:value-type="time">
            <text:p>03:13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35M00S" calcext:value-type="time">
            <text:p>05:35:00 PM</text:p>
          </table:table-cell>
          <table:table-cell office:value-type="time" office:time-value="PT21H15M00S" calcext:value-type="time">
            <text:p>09:15:00 PM</text:p>
          </table:table-cell>
          <table:table-cell office:value-type="time" office:time-value="PT23H39M00S" calcext:value-type="time">
            <text:p>11:39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time" office:time-value="PT06H54M00S" calcext:value-type="time">
            <text:p>06:54:00 A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6H14M00S" calcext:value-type="time">
            <text:p>04:14:00 PM</text:p>
          </table:table-cell>
          <table:table-cell office:value-type="time" office:time-value="PT18H45M00S" calcext:value-type="time">
            <text:p>06:45:00 PM</text:p>
          </table:table-cell>
          <table:table-cell office:value-type="time" office:time-value="PT20H35M00S" calcext:value-type="time">
            <text:p>08:35:00 PM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time" office:time-value="PT03H14M00S" calcext:value-type="time">
            <text:p>03:14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34M00S" calcext:value-type="time">
            <text:p>05:34:00 PM</text:p>
          </table:table-cell>
          <table:table-cell office:value-type="time" office:time-value="PT21H12M00S" calcext:value-type="time">
            <text:p>09:12:00 PM</text:p>
          </table:table-cell>
          <table:table-cell office:value-type="time" office:time-value="PT23H38M00S" calcext:value-type="time">
            <text:p>11:38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time" office:time-value="PT06H52M00S" calcext:value-type="time">
            <text:p>06:52:00 A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6H15M00S" calcext:value-type="time">
            <text:p>04:15:00 PM</text:p>
          </table:table-cell>
          <table:table-cell office:value-type="time" office:time-value="PT18H46M00S" calcext:value-type="time">
            <text:p>06:46:00 PM</text:p>
          </table:table-cell>
          <table:table-cell office:value-type="time" office:time-value="PT20H36M00S" calcext:value-type="time">
            <text:p>08:36:00 PM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time" office:time-value="PT03H14M00S" calcext:value-type="time">
            <text:p>03:14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32M00S" calcext:value-type="time">
            <text:p>05:32:00 PM</text:p>
          </table:table-cell>
          <table:table-cell office:value-type="time" office:time-value="PT21H09M00S" calcext:value-type="time">
            <text:p>09:09:00 PM</text:p>
          </table:table-cell>
          <table:table-cell office:value-type="time" office:time-value="PT23H36M00S" calcext:value-type="time">
            <text:p>11:36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6H16M00S" calcext:value-type="time">
            <text:p>04:16:00 PM</text:p>
          </table:table-cell>
          <table:table-cell office:value-type="time" office:time-value="PT18H48M00S" calcext:value-type="time">
            <text:p>06:48:00 PM</text:p>
          </table:table-cell>
          <table:table-cell office:value-type="time" office:time-value="PT20H38M00S" calcext:value-type="time">
            <text:p>08:38:00 PM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time" office:time-value="PT03H15M00S" calcext:value-type="time">
            <text:p>03:15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31M00S" calcext:value-type="time">
            <text:p>05:31:00 PM</text:p>
          </table:table-cell>
          <table:table-cell office:value-type="time" office:time-value="PT21H06M00S" calcext:value-type="time">
            <text:p>09:06:00 PM</text:p>
          </table:table-cell>
          <table:table-cell office:value-type="time" office:time-value="PT23H35M00S" calcext:value-type="time">
            <text:p>11:35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time" office:time-value="PT06H48M00S" calcext:value-type="time">
            <text:p>06:48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6H18M00S" calcext:value-type="time">
            <text:p>04:18:00 PM</text:p>
          </table:table-cell>
          <table:table-cell office:value-type="time" office:time-value="PT18H50M00S" calcext:value-type="time">
            <text:p>06:50:00 PM</text:p>
          </table:table-cell>
          <table:table-cell office:value-type="time" office:time-value="PT20H39M00S" calcext:value-type="time">
            <text:p>08:39:00 PM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time" office:time-value="PT03H16M00S" calcext:value-type="time">
            <text:p>03:16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29M00S" calcext:value-type="time">
            <text:p>05:29:00 PM</text:p>
          </table:table-cell>
          <table:table-cell office:value-type="time" office:time-value="PT21H03M00S" calcext:value-type="time">
            <text:p>09:03:00 PM</text:p>
          </table:table-cell>
          <table:table-cell office:value-type="time" office:time-value="PT23H34M00S" calcext:value-type="time">
            <text:p>11:34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time" office:time-value="PT06H46M00S" calcext:value-type="time">
            <text:p>06:46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6H19M00S" calcext:value-type="time">
            <text:p>04:19:00 PM</text:p>
          </table:table-cell>
          <table:table-cell office:value-type="time" office:time-value="PT18H51M00S" calcext:value-type="time">
            <text:p>06:51:00 PM</text:p>
          </table:table-cell>
          <table:table-cell office:value-type="time" office:time-value="PT20H41M00S" calcext:value-type="time">
            <text:p>08:41:00 PM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time" office:time-value="PT03H17M00S" calcext:value-type="time">
            <text:p>03:17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27M00S" calcext:value-type="time">
            <text:p>05:27:00 PM</text:p>
          </table:table-cell>
          <table:table-cell office:value-type="time" office:time-value="PT21H00M00S" calcext:value-type="time">
            <text:p>09:00:00 PM</text:p>
          </table:table-cell>
          <table:table-cell office:value-type="time" office:time-value="PT23H32M00S" calcext:value-type="time">
            <text:p>11:32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time" office:time-value="PT06H44M00S" calcext:value-type="time">
            <text:p>06:44:00 A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6H20M00S" calcext:value-type="time">
            <text:p>04:20:00 PM</text:p>
          </table:table-cell>
          <table:table-cell office:value-type="time" office:time-value="PT18H53M00S" calcext:value-type="time">
            <text:p>06:53:00 PM</text:p>
          </table:table-cell>
          <table:table-cell office:value-type="time" office:time-value="PT20H42M00S" calcext:value-type="time">
            <text:p>08:42:00 PM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time" office:time-value="PT03H18M00S" calcext:value-type="time">
            <text:p>03:18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25M00S" calcext:value-type="time">
            <text:p>05:25:00 PM</text:p>
          </table:table-cell>
          <table:table-cell office:value-type="time" office:time-value="PT20H57M00S" calcext:value-type="time">
            <text:p>08:57:00 PM</text:p>
          </table:table-cell>
          <table:table-cell office:value-type="time" office:time-value="PT23H31M00S" calcext:value-type="time">
            <text:p>11:31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time" office:time-value="PT06H42M00S" calcext:value-type="time">
            <text:p>06:42:00 A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6H21M00S" calcext:value-type="time">
            <text:p>04:21:00 PM</text:p>
          </table:table-cell>
          <table:table-cell office:value-type="time" office:time-value="PT18H55M00S" calcext:value-type="time">
            <text:p>06:55:00 PM</text:p>
          </table:table-cell>
          <table:table-cell office:value-type="time" office:time-value="PT20H44M00S" calcext:value-type="time">
            <text:p>08:44:00 PM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time" office:time-value="PT03H18M00S" calcext:value-type="time">
            <text:p>03:18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24M00S" calcext:value-type="time">
            <text:p>05:24:00 PM</text:p>
          </table:table-cell>
          <table:table-cell office:value-type="time" office:time-value="PT20H54M00S" calcext:value-type="time">
            <text:p>08:54:00 PM</text:p>
          </table:table-cell>
          <table:table-cell office:value-type="time" office:time-value="PT23H29M00S" calcext:value-type="time">
            <text:p>11:29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time" office:time-value="PT06H40M00S" calcext:value-type="time">
            <text:p>06:40:00 A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6H22M00S" calcext:value-type="time">
            <text:p>04:22:00 PM</text:p>
          </table:table-cell>
          <table:table-cell office:value-type="time" office:time-value="PT18H56M00S" calcext:value-type="time">
            <text:p>06:56:00 PM</text:p>
          </table:table-cell>
          <table:table-cell office:value-type="time" office:time-value="PT20H46M00S" calcext:value-type="time">
            <text:p>08:46:00 PM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time" office:time-value="PT03H19M00S" calcext:value-type="time">
            <text:p>03:19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22M00S" calcext:value-type="time">
            <text:p>05:22:00 PM</text:p>
          </table:table-cell>
          <table:table-cell office:value-type="time" office:time-value="PT20H51M00S" calcext:value-type="time">
            <text:p>08:51:00 PM</text:p>
          </table:table-cell>
          <table:table-cell office:value-type="time" office:time-value="PT23H28M00S" calcext:value-type="time">
            <text:p>11:28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time" office:time-value="PT06H37M00S" calcext:value-type="time">
            <text:p>06:37:00 A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6H24M00S" calcext:value-type="time">
            <text:p>04:24:00 PM</text:p>
          </table:table-cell>
          <table:table-cell office:value-type="time" office:time-value="PT18H58M00S" calcext:value-type="time">
            <text:p>06:58:00 PM</text:p>
          </table:table-cell>
          <table:table-cell office:value-type="time" office:time-value="PT20H47M00S" calcext:value-type="time">
            <text:p>08:47:00 PM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time" office:time-value="PT03H20M00S" calcext:value-type="time">
            <text:p>03:20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20M00S" calcext:value-type="time">
            <text:p>05:20:00 PM</text:p>
          </table:table-cell>
          <table:table-cell office:value-type="time" office:time-value="PT20H48M00S" calcext:value-type="time">
            <text:p>08:48:00 PM</text:p>
          </table:table-cell>
          <table:table-cell office:value-type="time" office:time-value="PT23H26M00S" calcext:value-type="time">
            <text:p>11:26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time" office:time-value="PT06H35M00S" calcext:value-type="time">
            <text:p>06:35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6H25M00S" calcext:value-type="time">
            <text:p>04:25:00 PM</text:p>
          </table:table-cell>
          <table:table-cell office:value-type="time" office:time-value="PT19H00M00S" calcext:value-type="time">
            <text:p>07:00:00 PM</text:p>
          </table:table-cell>
          <table:table-cell office:value-type="time" office:time-value="PT20H49M00S" calcext:value-type="time">
            <text:p>08:49:00 PM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time" office:time-value="PT03H21M00S" calcext:value-type="time">
            <text:p>03:21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18M00S" calcext:value-type="time">
            <text:p>05:18:00 PM</text:p>
          </table:table-cell>
          <table:table-cell office:value-type="time" office:time-value="PT20H45M00S" calcext:value-type="time">
            <text:p>08:45:00 PM</text:p>
          </table:table-cell>
          <table:table-cell office:value-type="time" office:time-value="PT23H25M00S" calcext:value-type="time">
            <text:p>11:25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time" office:time-value="PT06H33M00S" calcext:value-type="time">
            <text:p>06:33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6H26M00S" calcext:value-type="time">
            <text:p>04:26:00 PM</text:p>
          </table:table-cell>
          <table:table-cell office:value-type="time" office:time-value="PT19H01M00S" calcext:value-type="time">
            <text:p>07:01:00 PM</text:p>
          </table:table-cell>
          <table:table-cell office:value-type="time" office:time-value="PT20H50M00S" calcext:value-type="time">
            <text:p>08:50:00 PM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time" office:time-value="PT03H21M00S" calcext:value-type="time">
            <text:p>03:21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17M00S" calcext:value-type="time">
            <text:p>05:17:00 PM</text:p>
          </table:table-cell>
          <table:table-cell office:value-type="time" office:time-value="PT20H42M00S" calcext:value-type="time">
            <text:p>08:42:00 PM</text:p>
          </table:table-cell>
          <table:table-cell office:value-type="time" office:time-value="PT23H23M00S" calcext:value-type="time">
            <text:p>11:23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time" office:time-value="PT06H31M00S" calcext:value-type="time">
            <text:p>06:31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6H27M00S" calcext:value-type="time">
            <text:p>04:27:00 PM</text:p>
          </table:table-cell>
          <table:table-cell office:value-type="time" office:time-value="PT19H03M00S" calcext:value-type="time">
            <text:p>07:03:00 PM</text:p>
          </table:table-cell>
          <table:table-cell office:value-type="time" office:time-value="PT20H52M00S" calcext:value-type="time">
            <text:p>08:52:00 PM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time" office:time-value="PT03H22M00S" calcext:value-type="time">
            <text:p>03:22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20H39M00S" calcext:value-type="time">
            <text:p>08:39:00 PM</text:p>
          </table:table-cell>
          <table:table-cell office:value-type="time" office:time-value="PT23H29M00S" calcext:value-type="time">
            <text:p>11:29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time" office:time-value="PT06H28M00S" calcext:value-type="time">
            <text:p>06:28:00 AM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6H28M00S" calcext:value-type="time">
            <text:p>04:28:00 PM</text:p>
          </table:table-cell>
          <table:table-cell office:value-type="time" office:time-value="PT19H05M00S" calcext:value-type="time">
            <text:p>07:05:00 PM</text:p>
          </table:table-cell>
          <table:table-cell office:value-type="time" office:time-value="PT20H54M00S" calcext:value-type="time">
            <text:p>08:54:00 PM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time" office:time-value="PT03H22M00S" calcext:value-type="time">
            <text:p>03:22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20H39M00S" calcext:value-type="time">
            <text:p>08:39:00 PM</text:p>
          </table:table-cell>
          <table:table-cell office:value-type="time" office:time-value="PT23H29M00S" calcext:value-type="time">
            <text:p>11:29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time" office:time-value="PT06H26M00S" calcext:value-type="time">
            <text:p>06:26:00 AM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6H30M00S" calcext:value-type="time">
            <text:p>04:30:00 PM</text:p>
          </table:table-cell>
          <table:table-cell office:value-type="time" office:time-value="PT19H06M00S" calcext:value-type="time">
            <text:p>07:06:00 PM</text:p>
          </table:table-cell>
          <table:table-cell office:value-type="time" office:time-value="PT20H55M00S" calcext:value-type="time">
            <text:p>08:55:00 PM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time" office:time-value="PT03H24M00S" calcext:value-type="time">
            <text:p>03:24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11M00S" calcext:value-type="time">
            <text:p>05:11:00 PM</text:p>
          </table:table-cell>
          <table:table-cell office:value-type="time" office:time-value="PT20H33M00S" calcext:value-type="time">
            <text:p>08:33:00 PM</text:p>
          </table:table-cell>
          <table:table-cell office:value-type="time" office:time-value="PT23H18M00S" calcext:value-type="time">
            <text:p>11:18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time" office:time-value="PT06H24M00S" calcext:value-type="time">
            <text:p>06:24:00 AM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6H31M00S" calcext:value-type="time">
            <text:p>04:31:00 PM</text:p>
          </table:table-cell>
          <table:table-cell office:value-type="time" office:time-value="PT19H08M00S" calcext:value-type="time">
            <text:p>07:08:00 PM</text:p>
          </table:table-cell>
          <table:table-cell office:value-type="time" office:time-value="PT20H57M00S" calcext:value-type="time">
            <text:p>08:57:00 PM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time" office:time-value="PT03H34M00S" calcext:value-type="time">
            <text:p>03:34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09M00S" calcext:value-type="time">
            <text:p>05:09:00 PM</text:p>
          </table:table-cell>
          <table:table-cell office:value-type="time" office:time-value="PT20H30M00S" calcext:value-type="time">
            <text:p>08:30:00 PM</text:p>
          </table:table-cell>
          <table:table-cell office:value-type="time" office:time-value="PT23H13M00S" calcext:value-type="time">
            <text:p>11:13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time" office:time-value="PT06H21M00S" calcext:value-type="time">
            <text:p>06:21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9H10M00S" calcext:value-type="time">
            <text:p>07:10:00 PM</text:p>
          </table:table-cell>
          <table:table-cell office:value-type="time" office:time-value="PT20H59M00S" calcext:value-type="time">
            <text:p>08:59:00 PM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time" office:time-value="PT03H39M00S" calcext:value-type="time">
            <text:p>03:39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07M00S" calcext:value-type="time">
            <text:p>05:07:00 PM</text:p>
          </table:table-cell>
          <table:table-cell office:value-type="time" office:time-value="PT20H27M00S" calcext:value-type="time">
            <text:p>08:27:00 PM</text:p>
          </table:table-cell>
          <table:table-cell office:value-type="time" office:time-value="PT23H07M00S" calcext:value-type="time">
            <text:p>11:07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time" office:time-value="PT06H19M00S" calcext:value-type="time">
            <text:p>06:19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6H33M00S" calcext:value-type="time">
            <text:p>04:33:00 PM</text:p>
          </table:table-cell>
          <table:table-cell office:value-type="time" office:time-value="PT19H11M00S" calcext:value-type="time">
            <text:p>07:11:00 PM</text:p>
          </table:table-cell>
          <table:table-cell office:value-type="time" office:time-value="PT21H00M00S" calcext:value-type="time">
            <text:p>09:00:00 PM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time" office:time-value="PT03H44M00S" calcext:value-type="time">
            <text:p>03:44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05M00S" calcext:value-type="time">
            <text:p>05:05:00 PM</text:p>
          </table:table-cell>
          <table:table-cell office:value-type="time" office:time-value="PT20H24M00S" calcext:value-type="time">
            <text:p>08:24:00 PM</text:p>
          </table:table-cell>
          <table:table-cell office:value-type="time" office:time-value="PT23H02M00S" calcext:value-type="time">
            <text:p>11:02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time" office:time-value="PT06H17M00S" calcext:value-type="time">
            <text:p>06:17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6H34M00S" calcext:value-type="time">
            <text:p>04:34:00 PM</text:p>
          </table:table-cell>
          <table:table-cell office:value-type="time" office:time-value="PT19H13M00S" calcext:value-type="time">
            <text:p>07:13:00 PM</text:p>
          </table:table-cell>
          <table:table-cell office:value-type="time" office:time-value="PT21H02M00S" calcext:value-type="time">
            <text:p>09:02:00 PM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time" office:time-value="PT03H48M00S" calcext:value-type="time">
            <text:p>03:48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03M00S" calcext:value-type="time">
            <text:p>05:03:00 PM</text:p>
          </table:table-cell>
          <table:table-cell office:value-type="time" office:time-value="PT20H21M00S" calcext:value-type="time">
            <text:p>08:21:00 PM</text:p>
          </table:table-cell>
          <table:table-cell office:value-type="time" office:time-value="PT22H58M00S" calcext:value-type="time">
            <text:p>10:58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time" office:time-value="PT06H14M00S" calcext:value-type="time">
            <text:p>06:14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6H35M00S" calcext:value-type="time">
            <text:p>04:35:00 PM</text:p>
          </table:table-cell>
          <table:table-cell office:value-type="time" office:time-value="PT19H15M00S" calcext:value-type="time">
            <text:p>07:15:00 PM</text:p>
          </table:table-cell>
          <table:table-cell office:value-type="time" office:time-value="PT21H04M00S" calcext:value-type="time">
            <text:p>09:04:00 PM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time" office:time-value="PT03H53M00S" calcext:value-type="time">
            <text:p>03:53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01M00S" calcext:value-type="time">
            <text:p>05:01:00 PM</text:p>
          </table:table-cell>
          <table:table-cell office:value-type="time" office:time-value="PT20H18M00S" calcext:value-type="time">
            <text:p>08:18:00 PM</text:p>
          </table:table-cell>
          <table:table-cell office:value-type="time" office:time-value="PT22H53M00S" calcext:value-type="time">
            <text:p>10:53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time" office:time-value="PT06H12M00S" calcext:value-type="time">
            <text:p>06:12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6H36M00S" calcext:value-type="time">
            <text:p>04:36:00 PM</text:p>
          </table:table-cell>
          <table:table-cell office:value-type="time" office:time-value="PT19H16M00S" calcext:value-type="time">
            <text:p>07:16:00 PM</text:p>
          </table:table-cell>
          <table:table-cell office:value-type="time" office:time-value="PT21H06M00S" calcext:value-type="time">
            <text:p>09:06:00 PM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time" office:time-value="PT03H57M00S" calcext:value-type="time">
            <text:p>03:57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6H59M00S" calcext:value-type="time">
            <text:p>04:59:00 PM</text:p>
          </table:table-cell>
          <table:table-cell office:value-type="time" office:time-value="PT20H15M00S" calcext:value-type="time">
            <text:p>08:15:00 PM</text:p>
          </table:table-cell>
          <table:table-cell office:value-type="time" office:time-value="PT22H48M00S" calcext:value-type="time">
            <text:p>10:48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time" office:time-value="PT06H12M00S" calcext:value-type="time">
            <text:p>06:12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6H36M00S" calcext:value-type="time">
            <text:p>04:36:00 PM</text:p>
          </table:table-cell>
          <table:table-cell office:value-type="time" office:time-value="PT19H16M00S" calcext:value-type="time">
            <text:p>07:16:00 PM</text:p>
          </table:table-cell>
          <table:table-cell office:value-type="time" office:time-value="PT21H06M00S" calcext:value-type="time">
            <text:p>09:06:00 PM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time" office:time-value="PT04H01M00S" calcext:value-type="time">
            <text:p>04:01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6H57M00S" calcext:value-type="time">
            <text:p>04:57:00 PM</text:p>
          </table:table-cell>
          <table:table-cell office:value-type="time" office:time-value="PT20H12M00S" calcext:value-type="time">
            <text:p>08:12:00 PM</text:p>
          </table:table-cell>
          <table:table-cell office:value-type="time" office:time-value="PT22H43M00S" calcext:value-type="time">
            <text:p>10:43:00 PM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 office:value-type="time" office:time-value="PT06H07M00S" calcext:value-type="time">
            <text:p>06:07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6H39M00S" calcext:value-type="time">
            <text:p>04:39:00 PM</text:p>
          </table:table-cell>
          <table:table-cell office:value-type="time" office:time-value="PT19H20M00S" calcext:value-type="time">
            <text:p>07:20:00 PM</text:p>
          </table:table-cell>
          <table:table-cell office:value-type="time" office:time-value="PT21H09M00S" calcext:value-type="time">
            <text:p>09:09:00 PM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6H55M00S" calcext:value-type="time">
            <text:p>04:55:00 PM</text:p>
          </table:table-cell>
          <table:table-cell office:value-type="time" office:time-value="PT20H09M00S" calcext:value-type="time">
            <text:p>08:09:00 PM</text:p>
          </table:table-cell>
          <table:table-cell office:value-type="time" office:time-value="PT22H39M00S" calcext:value-type="time">
            <text:p>10:39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time" office:time-value="PT04H33M00S" calcext:value-type="time">
            <text:p>04:33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07M00S" calcext:value-type="time">
            <text:p>03:07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6H40M00S" calcext:value-type="time">
            <text:p>04:40:00 PM</text:p>
          </table:table-cell>
          <table:table-cell office:value-type="time" office:time-value="PT19H22M00S" calcext:value-type="time">
            <text:p>07:22:00 PM</text:p>
          </table:table-cell>
          <table:table-cell office:value-type="time" office:time-value="PT21H11M00S" calcext:value-type="time">
            <text:p>09:11:00 PM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6H53M00S" calcext:value-type="time">
            <text:p>04:53:00 PM</text:p>
          </table:table-cell>
          <table:table-cell office:value-type="time" office:time-value="PT20H06M00S" calcext:value-type="time">
            <text:p>08:06:00 PM</text:p>
          </table:table-cell>
          <table:table-cell office:value-type="time" office:time-value="PT22H35M00S" calcext:value-type="time">
            <text:p>10:35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time" office:time-value="PT04H33M00S" calcext:value-type="time">
            <text:p>04:33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07M00S" calcext:value-type="time">
            <text:p>03:07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6H41M00S" calcext:value-type="time">
            <text:p>04:41:00 PM</text:p>
          </table:table-cell>
          <table:table-cell office:value-type="time" office:time-value="PT19H23M00S" calcext:value-type="time">
            <text:p>07:23:00 PM</text:p>
          </table:table-cell>
          <table:table-cell office:value-type="time" office:time-value="PT21H13M00S" calcext:value-type="time">
            <text:p>09:13:00 PM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6H51M00S" calcext:value-type="time">
            <text:p>04:51:00 PM</text:p>
          </table:table-cell>
          <table:table-cell office:value-type="time" office:time-value="PT20H03M00S" calcext:value-type="time">
            <text:p>08:03:00 PM</text:p>
          </table:table-cell>
          <table:table-cell office:value-type="time" office:time-value="PT22H30M00S" calcext:value-type="time">
            <text:p>10:30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06M00S" calcext:value-type="time">
            <text:p>03:06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3H40M00S" calcext:value-type="time">
            <text:p>01:40:00 PM</text:p>
          </table:table-cell>
          <table:table-cell office:value-type="time" office:time-value="PT16H42M00S" calcext:value-type="time">
            <text:p>04:42:00 PM</text:p>
          </table:table-cell>
          <table:table-cell office:value-type="time" office:time-value="PT19H25M00S" calcext:value-type="time">
            <text:p>07:25:00 PM</text:p>
          </table:table-cell>
          <table:table-cell office:value-type="time" office:time-value="PT21H14M00S" calcext:value-type="time">
            <text:p>09:14:00 PM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6H49M00S" calcext:value-type="time">
            <text:p>04:49:00 PM</text:p>
          </table:table-cell>
          <table:table-cell office:value-type="time" office:time-value="PT19H59M00S" calcext:value-type="time">
            <text:p>07:59:00 PM</text:p>
          </table:table-cell>
          <table:table-cell office:value-type="time" office:time-value="PT22H26M00S" calcext:value-type="time">
            <text:p>10:26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05M00S" calcext:value-type="time">
            <text:p>03:05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3H40M00S" calcext:value-type="time">
            <text:p>01:40:00 PM</text:p>
          </table:table-cell>
          <table:table-cell office:value-type="time" office:time-value="PT16H43M00S" calcext:value-type="time">
            <text:p>04:43:00 PM</text:p>
          </table:table-cell>
          <table:table-cell office:value-type="time" office:time-value="PT19H27M00S" calcext:value-type="time">
            <text:p>07:27:00 PM</text:p>
          </table:table-cell>
          <table:table-cell office:value-type="time" office:time-value="PT21H16M00S" calcext:value-type="time">
            <text:p>09:16:00 PM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6H47M00S" calcext:value-type="time">
            <text:p>04:47:00 PM</text:p>
          </table:table-cell>
          <table:table-cell office:value-type="time" office:time-value="PT19H56M00S" calcext:value-type="time">
            <text:p>07:56:00 PM</text:p>
          </table:table-cell>
          <table:table-cell office:value-type="time" office:time-value="PT22H22M00S" calcext:value-type="time">
            <text:p>10:22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05M00S" calcext:value-type="time">
            <text:p>03:05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3H40M00S" calcext:value-type="time">
            <text:p>01:40:00 PM</text:p>
          </table:table-cell>
          <table:table-cell office:value-type="time" office:time-value="PT16H44M00S" calcext:value-type="time">
            <text:p>04:44:00 PM</text:p>
          </table:table-cell>
          <table:table-cell office:value-type="time" office:time-value="PT19H28M00S" calcext:value-type="time">
            <text:p>07:28:00 PM</text:p>
          </table:table-cell>
          <table:table-cell office:value-type="time" office:time-value="PT21H18M00S" calcext:value-type="time">
            <text:p>09:18:00 PM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13H26M00S" calcext:value-type="time">
            <text:p>01:26:00 PM</text:p>
          </table:table-cell>
          <table:table-cell office:value-type="time" office:time-value="PT16H45M00S" calcext:value-type="time">
            <text:p>04:45:00 PM</text:p>
          </table:table-cell>
          <table:table-cell office:value-type="time" office:time-value="PT19H53M00S" calcext:value-type="time">
            <text:p>07:53:00 PM</text:p>
          </table:table-cell>
          <table:table-cell office:value-type="time" office:time-value="PT22H18M00S" calcext:value-type="time">
            <text:p>10:18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04M00S" calcext:value-type="time">
            <text:p>03:04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time" office:time-value="PT05H52M00S" calcext:value-type="time">
            <text:p>05:52:00 AM</text:p>
          </table:table-cell>
          <table:table-cell office:value-type="time" office:time-value="PT13H39M00S" calcext:value-type="time">
            <text:p>01:39:00 PM</text:p>
          </table:table-cell>
          <table:table-cell office:value-type="time" office:time-value="PT16H45M00S" calcext:value-type="time">
            <text:p>04:45:00 PM</text:p>
          </table:table-cell>
          <table:table-cell office:value-type="time" office:time-value="PT19H30M00S" calcext:value-type="time">
            <text:p>07:30:00 PM</text:p>
          </table:table-cell>
          <table:table-cell office:value-type="time" office:time-value="PT21H20M00S" calcext:value-type="time">
            <text:p>09:20:00 PM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13H26M00S" calcext:value-type="time">
            <text:p>01:26:00 PM</text:p>
          </table:table-cell>
          <table:table-cell office:value-type="time" office:time-value="PT16H45M00S" calcext:value-type="time">
            <text:p>04:45:00 PM</text:p>
          </table:table-cell>
          <table:table-cell office:value-type="time" office:time-value="PT19H53M00S" calcext:value-type="time">
            <text:p>07:53:00 PM</text:p>
          </table:table-cell>
          <table:table-cell office:value-type="time" office:time-value="PT22H18M00S" calcext:value-type="time">
            <text:p>10:18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03M00S" calcext:value-type="time">
            <text:p>03:03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3H39M00S" calcext:value-type="time">
            <text:p>01:39:00 PM</text:p>
          </table:table-cell>
          <table:table-cell office:value-type="time" office:time-value="PT16H46M00S" calcext:value-type="time">
            <text:p>04:46:00 PM</text:p>
          </table:table-cell>
          <table:table-cell office:value-type="time" office:time-value="PT19H32M00S" calcext:value-type="time">
            <text:p>07:32:00 PM</text:p>
          </table:table-cell>
          <table:table-cell office:value-type="time" office:time-value="PT21H22M00S" calcext:value-type="time">
            <text:p>09:22:00 PM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13H26M00S" calcext:value-type="time">
            <text:p>01:26:00 PM</text:p>
          </table:table-cell>
          <table:table-cell office:value-type="time" office:time-value="PT16H41M00S" calcext:value-type="time">
            <text:p>04:41:00 PM</text:p>
          </table:table-cell>
          <table:table-cell office:value-type="time" office:time-value="PT19H47M00S" calcext:value-type="time">
            <text:p>07:47:00 PM</text:p>
          </table:table-cell>
          <table:table-cell office:value-type="time" office:time-value="PT22H09M00S" calcext:value-type="time">
            <text:p>10:09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15H02M00S" calcext:value-type="time">
            <text:p>03:02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time" office:time-value="PT05H46M00S" calcext:value-type="time">
            <text:p>05:46:00 AM</text:p>
          </table:table-cell>
          <table:table-cell office:value-type="time" office:time-value="PT13H39M00S" calcext:value-type="time">
            <text:p>01:39:00 PM</text:p>
          </table:table-cell>
          <table:table-cell office:value-type="time" office:time-value="PT16H47M00S" calcext:value-type="time">
            <text:p>04:47:00 PM</text:p>
          </table:table-cell>
          <table:table-cell office:value-type="time" office:time-value="PT19H33M00S" calcext:value-type="time">
            <text:p>07:33:00 PM</text:p>
          </table:table-cell>
          <table:table-cell office:value-type="time" office:time-value="PT21H24M00S" calcext:value-type="time">
            <text:p>09:24:00 PM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13H25M00S" calcext:value-type="time">
            <text:p>01:25:00 PM</text:p>
          </table:table-cell>
          <table:table-cell office:value-type="time" office:time-value="PT16H38M00S" calcext:value-type="time">
            <text:p>04:38:00 PM</text:p>
          </table:table-cell>
          <table:table-cell office:value-type="time" office:time-value="PT19H44M00S" calcext:value-type="time">
            <text:p>07:44:00 PM</text:p>
          </table:table-cell>
          <table:table-cell office:value-type="time" office:time-value="PT22H05M00S" calcext:value-type="time">
            <text:p>10:05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time" office:time-value="PT04H29M00S" calcext:value-type="time">
            <text:p>04:29:00 AM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15H02M00S" calcext:value-type="time">
            <text:p>03:02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time" office:time-value="PT05H44M00S" calcext:value-type="time">
            <text:p>05:44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6H49M00S" calcext:value-type="time">
            <text:p>04:49:00 PM</text:p>
          </table:table-cell>
          <table:table-cell office:value-type="time" office:time-value="PT19H35M00S" calcext:value-type="time">
            <text:p>07:35:00 PM</text:p>
          </table:table-cell>
          <table:table-cell office:value-type="time" office:time-value="PT21H26M00S" calcext:value-type="time">
            <text:p>09:26:00 PM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13H25M00S" calcext:value-type="time">
            <text:p>01:25:00 PM</text:p>
          </table:table-cell>
          <table:table-cell office:value-type="time" office:time-value="PT16H36M00S" calcext:value-type="time">
            <text:p>04:36:00 PM</text:p>
          </table:table-cell>
          <table:table-cell office:value-type="time" office:time-value="PT19H41M00S" calcext:value-type="time">
            <text:p>07:41:00 PM</text:p>
          </table:table-cell>
          <table:table-cell office:value-type="time" office:time-value="PT22H01M00S" calcext:value-type="time">
            <text:p>10:01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time" office:time-value="PT04H29M00S" calcext:value-type="time">
            <text:p>04:29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5H01M00S" calcext:value-type="time">
            <text:p>03:01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time" office:time-value="PT05H41M00S" calcext:value-type="time">
            <text:p>05:41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6H50M00S" calcext:value-type="time">
            <text:p>04:50:00 PM</text:p>
          </table:table-cell>
          <table:table-cell office:value-type="time" office:time-value="PT19H37M00S" calcext:value-type="time">
            <text:p>07:37:00 PM</text:p>
          </table:table-cell>
          <table:table-cell office:value-type="time" office:time-value="PT21H28M00S" calcext:value-type="time">
            <text:p>09:28:00 PM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3H25M00S" calcext:value-type="time">
            <text:p>01:25:00 PM</text:p>
          </table:table-cell>
          <table:table-cell office:value-type="time" office:time-value="PT16H34M00S" calcext:value-type="time">
            <text:p>04:34:00 PM</text:p>
          </table:table-cell>
          <table:table-cell office:value-type="time" office:time-value="PT19H38M00S" calcext:value-type="time">
            <text:p>07:38:00 PM</text:p>
          </table:table-cell>
          <table:table-cell office:value-type="time" office:time-value="PT21H58M00S" calcext:value-type="time">
            <text:p>09:58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time" office:time-value="PT04H28M00S" calcext:value-type="time">
            <text:p>04:28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time" office:time-value="PT05H38M00S" calcext:value-type="time">
            <text:p>05:38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6H51M00S" calcext:value-type="time">
            <text:p>04:51:00 PM</text:p>
          </table:table-cell>
          <table:table-cell office:value-type="time" office:time-value="PT19H39M00S" calcext:value-type="time">
            <text:p>07:39:00 PM</text:p>
          </table:table-cell>
          <table:table-cell office:value-type="time" office:time-value="PT21H30M00S" calcext:value-type="time">
            <text:p>09:30:00 PM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13H24M00S" calcext:value-type="time">
            <text:p>01:24:00 PM</text:p>
          </table:table-cell>
          <table:table-cell office:value-type="time" office:time-value="PT16H32M00S" calcext:value-type="time">
            <text:p>04:32:00 PM</text:p>
          </table:table-cell>
          <table:table-cell office:value-type="time" office:time-value="PT19H35M00S" calcext:value-type="time">
            <text:p>07:35:00 PM</text:p>
          </table:table-cell>
          <table:table-cell office:value-type="time" office:time-value="PT21H54M00S" calcext:value-type="time">
            <text:p>09:54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time" office:time-value="PT04H27M00S" calcext:value-type="time">
            <text:p>04:27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4H59M00S" calcext:value-type="time">
            <text:p>02:59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time" office:time-value="PT05H35M00S" calcext:value-type="time">
            <text:p>05:35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6H52M00S" calcext:value-type="time">
            <text:p>04:52:00 PM</text:p>
          </table:table-cell>
          <table:table-cell office:value-type="time" office:time-value="PT19H40M00S" calcext:value-type="time">
            <text:p>07:40:00 PM</text:p>
          </table:table-cell>
          <table:table-cell office:value-type="time" office:time-value="PT21H32M00S" calcext:value-type="time">
            <text:p>09:32:00 PM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time" office:time-value="PT04H48M00S" calcext:value-type="time">
            <text:p>04:48:00 AM</text:p>
          </table:table-cell>
          <table:table-cell office:value-type="time" office:time-value="PT13H24M00S" calcext:value-type="time">
            <text:p>01:24:00 PM</text:p>
          </table:table-cell>
          <table:table-cell office:value-type="time" office:time-value="PT16H30M00S" calcext:value-type="time">
            <text:p>04:30:00 PM</text:p>
          </table:table-cell>
          <table:table-cell office:value-type="time" office:time-value="PT19H32M00S" calcext:value-type="time">
            <text:p>07:32:00 PM</text:p>
          </table:table-cell>
          <table:table-cell office:value-type="time" office:time-value="PT21H50M00S" calcext:value-type="time">
            <text:p>09:50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time" office:time-value="PT04H27M00S" calcext:value-type="time">
            <text:p>04:27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4H58M00S" calcext:value-type="time">
            <text:p>02:58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time" office:time-value="PT05H33M00S" calcext:value-type="time">
            <text:p>05:33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6H53M00S" calcext:value-type="time">
            <text:p>04:53:00 PM</text:p>
          </table:table-cell>
          <table:table-cell office:value-type="time" office:time-value="PT19H42M00S" calcext:value-type="time">
            <text:p>07:42:00 PM</text:p>
          </table:table-cell>
          <table:table-cell office:value-type="time" office:time-value="PT21H34M00S" calcext:value-type="time">
            <text:p>09:34:00 PM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time" office:time-value="PT04H51M00S" calcext:value-type="time">
            <text:p>04:51:00 AM</text:p>
          </table:table-cell>
          <table:table-cell office:value-type="time" office:time-value="PT13H24M00S" calcext:value-type="time">
            <text:p>01:24:00 PM</text:p>
          </table:table-cell>
          <table:table-cell office:value-type="time" office:time-value="PT16H28M00S" calcext:value-type="time">
            <text:p>04:28:00 PM</text:p>
          </table:table-cell>
          <table:table-cell office:value-type="time" office:time-value="PT19H28M00S" calcext:value-type="time">
            <text:p>07:28:00 PM</text:p>
          </table:table-cell>
          <table:table-cell office:value-type="time" office:time-value="PT21H46M00S" calcext:value-type="time">
            <text:p>09:46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time" office:time-value="PT04H26M00S" calcext:value-type="time">
            <text:p>04:26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time" office:time-value="PT05H33M00S" calcext:value-type="time">
            <text:p>05:33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6H53M00S" calcext:value-type="time">
            <text:p>04:53:00 PM</text:p>
          </table:table-cell>
          <table:table-cell office:value-type="time" office:time-value="PT19H42M00S" calcext:value-type="time">
            <text:p>07:42:00 PM</text:p>
          </table:table-cell>
          <table:table-cell office:value-type="time" office:time-value="PT21H34M00S" calcext:value-type="time">
            <text:p>09:34:00 PM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time" office:time-value="PT04H54M00S" calcext:value-type="time">
            <text:p>04:54:00 AM</text:p>
          </table:table-cell>
          <table:table-cell office:value-type="time" office:time-value="PT13H23M00S" calcext:value-type="time">
            <text:p>01:23:00 PM</text:p>
          </table:table-cell>
          <table:table-cell office:value-type="time" office:time-value="PT16H25M00S" calcext:value-type="time">
            <text:p>04:25:00 PM</text:p>
          </table:table-cell>
          <table:table-cell office:value-type="time" office:time-value="PT19H25M00S" calcext:value-type="time">
            <text:p>07:25:00 PM</text:p>
          </table:table-cell>
          <table:table-cell office:value-type="time" office:time-value="PT21H42M00S" calcext:value-type="time">
            <text:p>09:42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time" office:time-value="PT04H26M00S" calcext:value-type="time">
            <text:p>04:26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6H55M00S" calcext:value-type="time">
            <text:p>04:55:00 PM</text:p>
          </table:table-cell>
          <table:table-cell office:value-type="time" office:time-value="PT19H46M00S" calcext:value-type="time">
            <text:p>07:46:00 PM</text:p>
          </table:table-cell>
          <table:table-cell office:value-type="time" office:time-value="PT21H38M00S" calcext:value-type="time">
            <text:p>09:38:00 PM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time" office:time-value="PT04H57M00S" calcext:value-type="time">
            <text:p>04:57:00 AM</text:p>
          </table:table-cell>
          <table:table-cell office:value-type="time" office:time-value="PT13H23M00S" calcext:value-type="time">
            <text:p>01:23:00 PM</text:p>
          </table:table-cell>
          <table:table-cell office:value-type="time" office:time-value="PT16H23M00S" calcext:value-type="time">
            <text:p>04:23:00 PM</text:p>
          </table:table-cell>
          <table:table-cell office:value-type="time" office:time-value="PT19H22M00S" calcext:value-type="time">
            <text:p>07:22:00 PM</text:p>
          </table:table-cell>
          <table:table-cell office:value-type="time" office:time-value="PT21H39M00S" calcext:value-type="time">
            <text:p>09:39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time" office:time-value="PT04H25M00S" calcext:value-type="time">
            <text:p>04:25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4H56M00S" calcext:value-type="time">
            <text:p>02:56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time" office:time-value="PT05H24M00S" calcext:value-type="time">
            <text:p>05:24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6H56M00S" calcext:value-type="time">
            <text:p>04:56:00 PM</text:p>
          </table:table-cell>
          <table:table-cell office:value-type="time" office:time-value="PT19H47M00S" calcext:value-type="time">
            <text:p>07:47:00 PM</text:p>
          </table:table-cell>
          <table:table-cell office:value-type="time" office:time-value="PT21H40M00S" calcext:value-type="time">
            <text:p>09:40:00 PM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time" office:time-value="PT05H00M00S" calcext:value-type="time">
            <text:p>05:00:00 AM</text:p>
          </table:table-cell>
          <table:table-cell office:value-type="time" office:time-value="PT13H22M00S" calcext:value-type="time">
            <text:p>01:22:00 PM</text:p>
          </table:table-cell>
          <table:table-cell office:value-type="time" office:time-value="PT16H21M00S" calcext:value-type="time">
            <text:p>04:21:00 PM</text:p>
          </table:table-cell>
          <table:table-cell office:value-type="time" office:time-value="PT19H19M00S" calcext:value-type="time">
            <text:p>07:19:00 PM</text:p>
          </table:table-cell>
          <table:table-cell office:value-type="time" office:time-value="PT21H35M00S" calcext:value-type="time">
            <text:p>09:35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time" office:time-value="PT04H25M00S" calcext:value-type="time">
            <text:p>04:25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time" office:time-value="PT05H21M00S" calcext:value-type="time">
            <text:p>05:21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6H57M00S" calcext:value-type="time">
            <text:p>04:57:00 PM</text:p>
          </table:table-cell>
          <table:table-cell office:value-type="time" office:time-value="PT19H49M00S" calcext:value-type="time">
            <text:p>07:49:00 PM</text:p>
          </table:table-cell>
          <table:table-cell office:value-type="time" office:time-value="PT21H42M00S" calcext:value-type="time">
            <text:p>09:42:00 PM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time" office:time-value="PT05H03M00S" calcext:value-type="time">
            <text:p>05:03:00 AM</text:p>
          </table:table-cell>
          <table:table-cell office:value-type="time" office:time-value="PT13H22M00S" calcext:value-type="time">
            <text:p>01:22:00 PM</text:p>
          </table:table-cell>
          <table:table-cell office:value-type="time" office:time-value="PT16H19M00S" calcext:value-type="time">
            <text:p>04:19:00 PM</text:p>
          </table:table-cell>
          <table:table-cell office:value-type="time" office:time-value="PT19H16M00S" calcext:value-type="time">
            <text:p>07:16:00 PM</text:p>
          </table:table-cell>
          <table:table-cell office:value-type="time" office:time-value="PT21H32M00S" calcext:value-type="time">
            <text:p>09:32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time" office:time-value="PT05H18M00S" calcext:value-type="time">
            <text:p>05:18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6H58M00S" calcext:value-type="time">
            <text:p>04:58:00 PM</text:p>
          </table:table-cell>
          <table:table-cell office:value-type="time" office:time-value="PT19H51M00S" calcext:value-type="time">
            <text:p>07:51:00 PM</text:p>
          </table:table-cell>
          <table:table-cell office:value-type="time" office:time-value="PT21H44M00S" calcext:value-type="time">
            <text:p>09:44:00 PM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time" office:time-value="PT05H06M00S" calcext:value-type="time">
            <text:p>05:06:00 AM</text:p>
          </table:table-cell>
          <table:table-cell office:value-type="time" office:time-value="PT13H22M00S" calcext:value-type="time">
            <text:p>01:22:00 PM</text:p>
          </table:table-cell>
          <table:table-cell office:value-type="time" office:time-value="PT16H16M00S" calcext:value-type="time">
            <text:p>04:16:00 PM</text:p>
          </table:table-cell>
          <table:table-cell office:value-type="time" office:time-value="PT19H13M00S" calcext:value-type="time">
            <text:p>07:13:00 PM</text:p>
          </table:table-cell>
          <table:table-cell office:value-type="time" office:time-value="PT21H28M00S" calcext:value-type="time">
            <text:p>09:28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4H53M00S" calcext:value-type="time">
            <text:p>02:5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time" office:time-value="PT05H16M00S" calcext:value-type="time">
            <text:p>05:16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6H59M00S" calcext:value-type="time">
            <text:p>04:59:00 PM</text:p>
          </table:table-cell>
          <table:table-cell office:value-type="time" office:time-value="PT19H52M00S" calcext:value-type="time">
            <text:p>07:52:00 PM</text:p>
          </table:table-cell>
          <table:table-cell office:value-type="time" office:time-value="PT21H46M00S" calcext:value-type="time">
            <text:p>09:46:00 PM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time" office:time-value="PT05H09M00S" calcext:value-type="time">
            <text:p>05:09:00 AM</text:p>
          </table:table-cell>
          <table:table-cell office:value-type="time" office:time-value="PT13H21M00S" calcext:value-type="time">
            <text:p>01:21:00 PM</text:p>
          </table:table-cell>
          <table:table-cell office:value-type="time" office:time-value="PT16H14M00S" calcext:value-type="time">
            <text:p>04:14:00 PM</text:p>
          </table:table-cell>
          <table:table-cell office:value-type="time" office:time-value="PT19H10M00S" calcext:value-type="time">
            <text:p>07:10:00 PM</text:p>
          </table:table-cell>
          <table:table-cell office:value-type="time" office:time-value="PT21H25M00S" calcext:value-type="time">
            <text:p>09:25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time" office:time-value="PT04H23M00S" calcext:value-type="time">
            <text:p>04:23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4H52M00S" calcext:value-type="time">
            <text:p>02:52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time" office:time-value="PT05H13M00S" calcext:value-type="time">
            <text:p>05:13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00M00S" calcext:value-type="time">
            <text:p>05:00:00 PM</text:p>
          </table:table-cell>
          <table:table-cell office:value-type="time" office:time-value="PT19H54M00S" calcext:value-type="time">
            <text:p>07:54:00 PM</text:p>
          </table:table-cell>
          <table:table-cell office:value-type="time" office:time-value="PT21H48M00S" calcext:value-type="time">
            <text:p>09:48:00 PM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time" office:time-value="PT05H12M00S" calcext:value-type="time">
            <text:p>05:12:00 AM</text:p>
          </table:table-cell>
          <table:table-cell office:value-type="time" office:time-value="PT13H21M00S" calcext:value-type="time">
            <text:p>01:21:00 PM</text:p>
          </table:table-cell>
          <table:table-cell office:value-type="time" office:time-value="PT16H12M00S" calcext:value-type="time">
            <text:p>04:12:00 PM</text:p>
          </table:table-cell>
          <table:table-cell office:value-type="time" office:time-value="PT19H07M00S" calcext:value-type="time">
            <text:p>07:07:00 PM</text:p>
          </table:table-cell>
          <table:table-cell office:value-type="time" office:time-value="PT21H21M00S" calcext:value-type="time">
            <text:p>09:21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time" office:time-value="PT04H23M00S" calcext:value-type="time">
            <text:p>04:23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4H51M00S" calcext:value-type="time">
            <text:p>02:51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time" office:time-value="PT05H10M00S" calcext:value-type="time">
            <text:p>05:10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01M00S" calcext:value-type="time">
            <text:p>05:01:00 PM</text:p>
          </table:table-cell>
          <table:table-cell office:value-type="time" office:time-value="PT19H56M00S" calcext:value-type="time">
            <text:p>07:56:00 PM</text:p>
          </table:table-cell>
          <table:table-cell office:value-type="time" office:time-value="PT21H51M00S" calcext:value-type="time">
            <text:p>09:51:00 PM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time" office:time-value="PT05H15M00S" calcext:value-type="time">
            <text:p>05:15:00 AM</text:p>
          </table:table-cell>
          <table:table-cell office:value-type="time" office:time-value="PT13H21M00S" calcext:value-type="time">
            <text:p>01:21:00 PM</text:p>
          </table:table-cell>
          <table:table-cell office:value-type="time" office:time-value="PT16H10M00S" calcext:value-type="time">
            <text:p>04:10:00 PM</text:p>
          </table:table-cell>
          <table:table-cell office:value-type="time" office:time-value="PT19H04M00S" calcext:value-type="time">
            <text:p>07:04:00 PM</text:p>
          </table:table-cell>
          <table:table-cell office:value-type="time" office:time-value="PT21H18M00S" calcext:value-type="time">
            <text:p>09:18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time" office:time-value="PT04H22M00S" calcext:value-type="time">
            <text:p>04:22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time" office:time-value="PT05H07M00S" calcext:value-type="time">
            <text:p>05:07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02M00S" calcext:value-type="time">
            <text:p>05:02:00 PM</text:p>
          </table:table-cell>
          <table:table-cell office:value-type="time" office:time-value="PT19H58M00S" calcext:value-type="time">
            <text:p>07:58:00 PM</text:p>
          </table:table-cell>
          <table:table-cell office:value-type="time" office:time-value="PT21H53M00S" calcext:value-type="time">
            <text:p>09:53:00 PM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time" office:time-value="PT05H18M00S" calcext:value-type="time">
            <text:p>05:18:00 AM</text:p>
          </table:table-cell>
          <table:table-cell office:value-type="time" office:time-value="PT13H20M00S" calcext:value-type="time">
            <text:p>01:20:00 PM</text:p>
          </table:table-cell>
          <table:table-cell office:value-type="time" office:time-value="PT16H07M00S" calcext:value-type="time">
            <text:p>04:07:00 PM</text:p>
          </table:table-cell>
          <table:table-cell office:value-type="time" office:time-value="PT19H01M00S" calcext:value-type="time">
            <text:p>07:01:00 PM</text:p>
          </table:table-cell>
          <table:table-cell office:value-type="time" office:time-value="PT21H14M00S" calcext:value-type="time">
            <text:p>09:14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time" office:time-value="PT04H22M00S" calcext:value-type="time">
            <text:p>04:22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time" office:time-value="PT05H04M00S" calcext:value-type="time">
            <text:p>05:04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03M00S" calcext:value-type="time">
            <text:p>05:03:00 PM</text:p>
          </table:table-cell>
          <table:table-cell office:value-type="time" office:time-value="PT20H00M00S" calcext:value-type="time">
            <text:p>08:00:00 PM</text:p>
          </table:table-cell>
          <table:table-cell office:value-type="time" office:time-value="PT21H55M00S" calcext:value-type="time">
            <text:p>09:55:00 PM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time" office:time-value="PT05H20M00S" calcext:value-type="time">
            <text:p>05:20:00 AM</text:p>
          </table:table-cell>
          <table:table-cell office:value-type="time" office:time-value="PT13H20M00S" calcext:value-type="time">
            <text:p>01:20:00 PM</text:p>
          </table:table-cell>
          <table:table-cell office:value-type="time" office:time-value="PT16H05M00S" calcext:value-type="time">
            <text:p>04:05:00 PM</text:p>
          </table:table-cell>
          <table:table-cell office:value-type="time" office:time-value="PT18H58M00S" calcext:value-type="time">
            <text:p>06:58:00 PM</text:p>
          </table:table-cell>
          <table:table-cell office:value-type="time" office:time-value="PT21H11M00S" calcext:value-type="time">
            <text:p>09:11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4H49M00S" calcext:value-type="time">
            <text:p>02:49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time" office:time-value="PT05H01M00S" calcext:value-type="time">
            <text:p>05:01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04M00S" calcext:value-type="time">
            <text:p>05:04:00 PM</text:p>
          </table:table-cell>
          <table:table-cell office:value-type="time" office:time-value="PT20H01M00S" calcext:value-type="time">
            <text:p>08:01:00 PM</text:p>
          </table:table-cell>
          <table:table-cell office:value-type="time" office:time-value="PT21H58M00S" calcext:value-type="time">
            <text:p>09:58:00 PM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time" office:time-value="PT05H23M00S" calcext:value-type="time">
            <text:p>05:23:00 AM</text:p>
          </table:table-cell>
          <table:table-cell office:value-type="time" office:time-value="PT13H20M00S" calcext:value-type="time">
            <text:p>01:20:00 PM</text:p>
          </table:table-cell>
          <table:table-cell office:value-type="time" office:time-value="PT16H03M00S" calcext:value-type="time">
            <text:p>04:03:00 PM</text:p>
          </table:table-cell>
          <table:table-cell office:value-type="time" office:time-value="PT18H55M00S" calcext:value-type="time">
            <text:p>06:55:00 PM</text:p>
          </table:table-cell>
          <table:table-cell office:value-type="time" office:time-value="PT21H08M00S" calcext:value-type="time">
            <text:p>09:08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time" office:time-value="PT04H20M00S" calcext:value-type="time">
            <text:p>04:20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time" office:time-value="PT04H58M00S" calcext:value-type="time">
            <text:p>04:58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05M00S" calcext:value-type="time">
            <text:p>05:05:00 PM</text:p>
          </table:table-cell>
          <table:table-cell office:value-type="time" office:time-value="PT20H03M00S" calcext:value-type="time">
            <text:p>08:03:00 PM</text:p>
          </table:table-cell>
          <table:table-cell office:value-type="time" office:time-value="PT22H00M00S" calcext:value-type="time">
            <text:p>10:00:00 PM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3H20M00S" calcext:value-type="time">
            <text:p>01:20:00 PM</text:p>
          </table:table-cell>
          <table:table-cell office:value-type="time" office:time-value="PT16H01M00S" calcext:value-type="time">
            <text:p>04:01:00 PM</text:p>
          </table:table-cell>
          <table:table-cell office:value-type="time" office:time-value="PT18H52M00S" calcext:value-type="time">
            <text:p>06:52:00 PM</text:p>
          </table:table-cell>
          <table:table-cell office:value-type="time" office:time-value="PT21H04M00S" calcext:value-type="time">
            <text:p>09:04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time" office:time-value="PT04H20M00S" calcext:value-type="time">
            <text:p>04:20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time" office:time-value="PT04H55M00S" calcext:value-type="time">
            <text:p>04:55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06M00S" calcext:value-type="time">
            <text:p>05:06:00 PM</text:p>
          </table:table-cell>
          <table:table-cell office:value-type="time" office:time-value="PT20H05M00S" calcext:value-type="time">
            <text:p>08:05:00 PM</text:p>
          </table:table-cell>
          <table:table-cell office:value-type="time" office:time-value="PT22H02M00S" calcext:value-type="time">
            <text:p>10:02:00 PM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time" office:time-value="PT05H29M00S" calcext:value-type="time">
            <text:p>05:29:00 AM</text:p>
          </table:table-cell>
          <table:table-cell office:value-type="time" office:time-value="PT13H19M00S" calcext:value-type="time">
            <text:p>01:19:00 PM</text:p>
          </table:table-cell>
          <table:table-cell office:value-type="time" office:time-value="PT15H58M00S" calcext:value-type="time">
            <text:p>03:58:00 PM</text:p>
          </table:table-cell>
          <table:table-cell office:value-type="time" office:time-value="PT18H49M00S" calcext:value-type="time">
            <text:p>06:49:00 PM</text:p>
          </table:table-cell>
          <table:table-cell office:value-type="time" office:time-value="PT21H01M00S" calcext:value-type="time">
            <text:p>09:01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9M00S" calcext:value-type="time">
            <text:p>04:19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4H46M00S" calcext:value-type="time">
            <text:p>02:46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time" office:time-value="PT04H52M00S" calcext:value-type="time">
            <text:p>04:52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07M00S" calcext:value-type="time">
            <text:p>05:07:00 PM</text:p>
          </table:table-cell>
          <table:table-cell office:value-type="time" office:time-value="PT20H07M00S" calcext:value-type="time">
            <text:p>08:07:00 PM</text:p>
          </table:table-cell>
          <table:table-cell office:value-type="time" office:time-value="PT22H05M00S" calcext:value-type="time">
            <text:p>10:05:00 PM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time" office:time-value="PT05H31M00S" calcext:value-type="time">
            <text:p>05:31:00 AM</text:p>
          </table:table-cell>
          <table:table-cell office:value-type="time" office:time-value="PT13H19M00S" calcext:value-type="time">
            <text:p>01:19:00 PM</text:p>
          </table:table-cell>
          <table:table-cell office:value-type="time" office:time-value="PT15H56M00S" calcext:value-type="time">
            <text:p>03:56:00 PM</text:p>
          </table:table-cell>
          <table:table-cell office:value-type="time" office:time-value="PT18H46M00S" calcext:value-type="time">
            <text:p>06:46:00 PM</text:p>
          </table:table-cell>
          <table:table-cell office:value-type="time" office:time-value="PT20H58M00S" calcext:value-type="time">
            <text:p>08:58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9M00S" calcext:value-type="time">
            <text:p>04:19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time" office:time-value="PT04H49M00S" calcext:value-type="time">
            <text:p>04:49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08M00S" calcext:value-type="time">
            <text:p>05:08:00 PM</text:p>
          </table:table-cell>
          <table:table-cell office:value-type="time" office:time-value="PT20H09M00S" calcext:value-type="time">
            <text:p>08:09:00 PM</text:p>
          </table:table-cell>
          <table:table-cell office:value-type="time" office:time-value="PT22H07M00S" calcext:value-type="time">
            <text:p>10:07:00 PM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time" office:time-value="PT05H34M00S" calcext:value-type="time">
            <text:p>05:34:00 AM</text:p>
          </table:table-cell>
          <table:table-cell office:value-type="time" office:time-value="PT13H19M00S" calcext:value-type="time">
            <text:p>01:19:00 PM</text:p>
          </table:table-cell>
          <table:table-cell office:value-type="time" office:time-value="PT15H54M00S" calcext:value-type="time">
            <text:p>03:54:00 PM</text:p>
          </table:table-cell>
          <table:table-cell office:value-type="time" office:time-value="PT18H43M00S" calcext:value-type="time">
            <text:p>06:43:00 PM</text:p>
          </table:table-cell>
          <table:table-cell office:value-type="time" office:time-value="PT20H55M00S" calcext:value-type="time">
            <text:p>08:55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4H44M00S" calcext:value-type="time">
            <text:p>02:4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time" office:time-value="PT04H49M00S" calcext:value-type="time">
            <text:p>04:49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08M00S" calcext:value-type="time">
            <text:p>05:08:00 PM</text:p>
          </table:table-cell>
          <table:table-cell office:value-type="time" office:time-value="PT20H09M00S" calcext:value-type="time">
            <text:p>08:09:00 PM</text:p>
          </table:table-cell>
          <table:table-cell office:value-type="time" office:time-value="PT22H07M00S" calcext:value-type="time">
            <text:p>10:07:00 PM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time" office:time-value="PT05H37M00S" calcext:value-type="time">
            <text:p>05:37:00 AM</text:p>
          </table:table-cell>
          <table:table-cell office:value-type="time" office:time-value="PT13H18M00S" calcext:value-type="time">
            <text:p>01:18:00 PM</text:p>
          </table:table-cell>
          <table:table-cell office:value-type="time" office:time-value="PT15H52M00S" calcext:value-type="time">
            <text:p>03:52:00 PM</text:p>
          </table:table-cell>
          <table:table-cell office:value-type="time" office:time-value="PT18H40M00S" calcext:value-type="time">
            <text:p>06:40:00 PM</text:p>
          </table:table-cell>
          <table:table-cell office:value-type="time" office:time-value="PT20H52M00S" calcext:value-type="time">
            <text:p>08:52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4H43M00S" calcext:value-type="time">
            <text:p>02:4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10M00S" calcext:value-type="time">
            <text:p>05:10:00 PM</text:p>
          </table:table-cell>
          <table:table-cell office:value-type="time" office:time-value="PT20H12M00S" calcext:value-type="time">
            <text:p>08:12:00 PM</text:p>
          </table:table-cell>
          <table:table-cell office:value-type="time" office:time-value="PT22H12M00S" calcext:value-type="time">
            <text:p>10:12:00 PM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time" office:time-value="PT05H39M00S" calcext:value-type="time">
            <text:p>05:39:00 AM</text:p>
          </table:table-cell>
          <table:table-cell office:value-type="time" office:time-value="PT13H18M00S" calcext:value-type="time">
            <text:p>01:18:00 PM</text:p>
          </table:table-cell>
          <table:table-cell office:value-type="time" office:time-value="PT15H49M00S" calcext:value-type="time">
            <text:p>03:49:00 PM</text:p>
          </table:table-cell>
          <table:table-cell office:value-type="time" office:time-value="PT18H37M00S" calcext:value-type="time">
            <text:p>06:37:00 PM</text:p>
          </table:table-cell>
          <table:table-cell office:value-type="time" office:time-value="PT20H49M00S" calcext:value-type="time">
            <text:p>08:49:00 PM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4H44M00S" calcext:value-type="time">
            <text:p>02:4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11M00S" calcext:value-type="time">
            <text:p>05:11:00 PM</text:p>
          </table:table-cell>
          <table:table-cell office:value-type="time" office:time-value="PT20H14M00S" calcext:value-type="time">
            <text:p>08:14:00 PM</text:p>
          </table:table-cell>
          <table:table-cell office:value-type="time" office:time-value="PT22H15M00S" calcext:value-type="time">
            <text:p>10:15:00 PM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time" office:time-value="PT05H42M00S" calcext:value-type="time">
            <text:p>05:42:00 AM</text:p>
          </table:table-cell>
          <table:table-cell office:value-type="time" office:time-value="PT13H18M00S" calcext:value-type="time">
            <text:p>01:18:00 PM</text:p>
          </table:table-cell>
          <table:table-cell office:value-type="time" office:time-value="PT15H47M00S" calcext:value-type="time">
            <text:p>03:47:00 PM</text:p>
          </table:table-cell>
          <table:table-cell office:value-type="time" office:time-value="PT18H34M00S" calcext:value-type="time">
            <text:p>06:34:00 PM</text:p>
          </table:table-cell>
          <table:table-cell office:value-type="time" office:time-value="PT20H46M00S" calcext:value-type="time">
            <text:p>08:46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4H44M00S" calcext:value-type="time">
            <text:p>02:4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11M00S" calcext:value-type="time">
            <text:p>05:11:00 PM</text:p>
          </table:table-cell>
          <table:table-cell office:value-type="time" office:time-value="PT20H16M00S" calcext:value-type="time">
            <text:p>08:16:00 PM</text:p>
          </table:table-cell>
          <table:table-cell office:value-type="time" office:time-value="PT22H17M00S" calcext:value-type="time">
            <text:p>10:17:00 PM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time" office:time-value="PT05H44M00S" calcext:value-type="time">
            <text:p>05:44:00 AM</text:p>
          </table:table-cell>
          <table:table-cell office:value-type="time" office:time-value="PT13H18M00S" calcext:value-type="time">
            <text:p>01:18:00 PM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8H31M00S" calcext:value-type="time">
            <text:p>06:31:00 PM</text:p>
          </table:table-cell>
          <table:table-cell office:value-type="time" office:time-value="PT20H42M00S" calcext:value-type="time">
            <text:p>08:42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6M00S" calcext:value-type="time">
            <text:p>04:16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time" office:time-value="PT04H33M00S" calcext:value-type="time">
            <text:p>04:33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12M00S" calcext:value-type="time">
            <text:p>05:12:00 PM</text:p>
          </table:table-cell>
          <table:table-cell office:value-type="time" office:time-value="PT20H18M00S" calcext:value-type="time">
            <text:p>08:18:00 PM</text:p>
          </table:table-cell>
          <table:table-cell office:value-type="time" office:time-value="PT22H20M00S" calcext:value-type="time">
            <text:p>10:20:00 PM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time" office:time-value="PT05H47M00S" calcext:value-type="time">
            <text:p>05:47:00 A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43M00S" calcext:value-type="time">
            <text:p>03:43:00 PM</text:p>
          </table:table-cell>
          <table:table-cell office:value-type="time" office:time-value="PT18H28M00S" calcext:value-type="time">
            <text:p>06:28:00 PM</text:p>
          </table:table-cell>
          <table:table-cell office:value-type="time" office:time-value="PT20H40M00S" calcext:value-type="time">
            <text:p>08:40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6M00S" calcext:value-type="time">
            <text:p>04:16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time" office:time-value="PT04H29M00S" calcext:value-type="time">
            <text:p>04:29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13M00S" calcext:value-type="time">
            <text:p>05:13:00 PM</text:p>
          </table:table-cell>
          <table:table-cell office:value-type="time" office:time-value="PT20H19M00S" calcext:value-type="time">
            <text:p>08:19:00 PM</text:p>
          </table:table-cell>
          <table:table-cell office:value-type="time" office:time-value="PT22H22M00S" calcext:value-type="time">
            <text:p>10:22:00 PM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40M00S" calcext:value-type="time">
            <text:p>03:40:00 PM</text:p>
          </table:table-cell>
          <table:table-cell office:value-type="time" office:time-value="PT18H25M00S" calcext:value-type="time">
            <text:p>06:25:00 PM</text:p>
          </table:table-cell>
          <table:table-cell office:value-type="time" office:time-value="PT20H37M00S" calcext:value-type="time">
            <text:p>08:37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5M00S" calcext:value-type="time">
            <text:p>04:15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4H46M00S" calcext:value-type="time">
            <text:p>02:46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time" office:time-value="PT04H26M00S" calcext:value-type="time">
            <text:p>04:26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14M00S" calcext:value-type="time">
            <text:p>05:14:00 PM</text:p>
          </table:table-cell>
          <table:table-cell office:value-type="time" office:time-value="PT20H21M00S" calcext:value-type="time">
            <text:p>08:21:00 PM</text:p>
          </table:table-cell>
          <table:table-cell office:value-type="time" office:time-value="PT22H25M00S" calcext:value-type="time">
            <text:p>10:25:00 PM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40M00S" calcext:value-type="time">
            <text:p>03:40:00 PM</text:p>
          </table:table-cell>
          <table:table-cell office:value-type="time" office:time-value="PT18H25M00S" calcext:value-type="time">
            <text:p>06:25:00 PM</text:p>
          </table:table-cell>
          <table:table-cell office:value-type="time" office:time-value="PT20H37M00S" calcext:value-type="time">
            <text:p>08:37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5M00S" calcext:value-type="time">
            <text:p>04:15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6M00S" calcext:value-type="time">
            <text:p>02:46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time" office:time-value="PT04H23M00S" calcext:value-type="time">
            <text:p>04:23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20H23M00S" calcext:value-type="time">
            <text:p>08:23:00 PM</text:p>
          </table:table-cell>
          <table:table-cell office:value-type="time" office:time-value="PT22H28M00S" calcext:value-type="time">
            <text:p>10:28:00 PM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36M00S" calcext:value-type="time">
            <text:p>03:36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20H31M00S" calcext:value-type="time">
            <text:p>08:31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4M00S" calcext:value-type="time">
            <text:p>04:14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9M00S" calcext:value-type="time">
            <text:p>04:19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16M00S" calcext:value-type="time">
            <text:p>05:16:00 PM</text:p>
          </table:table-cell>
          <table:table-cell office:value-type="time" office:time-value="PT20H25M00S" calcext:value-type="time">
            <text:p>08:25:00 PM</text:p>
          </table:table-cell>
          <table:table-cell office:value-type="time" office:time-value="PT22H31M00S" calcext:value-type="time">
            <text:p>10:31:00 PM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34M00S" calcext:value-type="time">
            <text:p>03:34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20H28M00S" calcext:value-type="time">
            <text:p>08:28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4M00S" calcext:value-type="time">
            <text:p>04:14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6M00S" calcext:value-type="time">
            <text:p>04:16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17M00S" calcext:value-type="time">
            <text:p>05:17:00 PM</text:p>
          </table:table-cell>
          <table:table-cell office:value-type="time" office:time-value="PT20H27M00S" calcext:value-type="time">
            <text:p>08:27:00 PM</text:p>
          </table:table-cell>
          <table:table-cell office:value-type="time" office:time-value="PT22H33M00S" calcext:value-type="time">
            <text:p>10:33:00 PM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32M00S" calcext:value-type="time">
            <text:p>03:32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0H25M00S" calcext:value-type="time">
            <text:p>08:25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18M00S" calcext:value-type="time">
            <text:p>05:18:00 PM</text:p>
          </table:table-cell>
          <table:table-cell office:value-type="time" office:time-value="PT20H29M00S" calcext:value-type="time">
            <text:p>08:29:00 PM</text:p>
          </table:table-cell>
          <table:table-cell office:value-type="time" office:time-value="PT22H36M00S" calcext:value-type="time">
            <text:p>10:36:00 PM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20H22M00S" calcext:value-type="time">
            <text:p>08:22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19M00S" calcext:value-type="time">
            <text:p>05:19:00 PM</text:p>
          </table:table-cell>
          <table:table-cell office:value-type="time" office:time-value="PT20H31M00S" calcext:value-type="time">
            <text:p>08:31:00 PM</text:p>
          </table:table-cell>
          <table:table-cell office:value-type="time" office:time-value="PT22H39M00S" calcext:value-type="time">
            <text:p>10:39:00 PM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0H20M00S" calcext:value-type="time">
            <text:p>08:20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49M00S" calcext:value-type="time">
            <text:p>02:49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20M00S" calcext:value-type="time">
            <text:p>05:20:00 PM</text:p>
          </table:table-cell>
          <table:table-cell office:value-type="time" office:time-value="PT20H33M00S" calcext:value-type="time">
            <text:p>08:33:00 PM</text:p>
          </table:table-cell>
          <table:table-cell office:value-type="time" office:time-value="PT22H42M00S" calcext:value-type="time">
            <text:p>10:42:00 PM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20H17M00S" calcext:value-type="time">
            <text:p>08:17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49M00S" calcext:value-type="time">
            <text:p>02:49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time" office:time-value="PT04H02M00S" calcext:value-type="time">
            <text:p>04:02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21M00S" calcext:value-type="time">
            <text:p>05:21:00 PM</text:p>
          </table:table-cell>
          <table:table-cell office:value-type="time" office:time-value="PT20H34M00S" calcext:value-type="time">
            <text:p>08:34:00 PM</text:p>
          </table:table-cell>
          <table:table-cell office:value-type="time" office:time-value="PT22H45M00S" calcext:value-type="time">
            <text:p>10:45:00 PM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time" office:time-value="PT06H09M00S" calcext:value-type="time">
            <text:p>06:09:00 A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20H14M00S" calcext:value-type="time">
            <text:p>08:14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time" office:time-value="PT03H59M00S" calcext:value-type="time">
            <text:p>03:59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22M00S" calcext:value-type="time">
            <text:p>05:22:00 PM</text:p>
          </table:table-cell>
          <table:table-cell office:value-type="time" office:time-value="PT20H36M00S" calcext:value-type="time">
            <text:p>08:36:00 PM</text:p>
          </table:table-cell>
          <table:table-cell office:value-type="time" office:time-value="PT22H48M00S" calcext:value-type="time">
            <text:p>10:48:00 PM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time" office:time-value="PT06H11M00S" calcext:value-type="time">
            <text:p>06:11:00 AM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20H12M00S" calcext:value-type="time">
            <text:p>08:12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1M00S" calcext:value-type="time">
            <text:p>04:11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time" office:time-value="PT03H55M00S" calcext:value-type="time">
            <text:p>03:55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23M00S" calcext:value-type="time">
            <text:p>05:23:00 PM</text:p>
          </table:table-cell>
          <table:table-cell office:value-type="time" office:time-value="PT20H38M00S" calcext:value-type="time">
            <text:p>08:38:00 PM</text:p>
          </table:table-cell>
          <table:table-cell office:value-type="time" office:time-value="PT22H51M00S" calcext:value-type="time">
            <text:p>10:51:00 PM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time" office:time-value="PT06H13M00S" calcext:value-type="time">
            <text:p>06:13:00 AM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20H09M00S" calcext:value-type="time">
            <text:p>08:09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1M00S" calcext:value-type="time">
            <text:p>04:11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1M00S" calcext:value-type="time">
            <text:p>02:51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time" office:time-value="PT03H51M00S" calcext:value-type="time">
            <text:p>03:51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23M00S" calcext:value-type="time">
            <text:p>05:23:00 PM</text:p>
          </table:table-cell>
          <table:table-cell office:value-type="time" office:time-value="PT20H40M00S" calcext:value-type="time">
            <text:p>08:40:00 PM</text:p>
          </table:table-cell>
          <table:table-cell office:value-type="time" office:time-value="PT22H55M00S" calcext:value-type="time">
            <text:p>10:55:00 PM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time" office:time-value="PT06H16M00S" calcext:value-type="time">
            <text:p>06:16:00 AM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20H07M00S" calcext:value-type="time">
            <text:p>08:07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1M00S" calcext:value-type="time">
            <text:p>02:51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time" office:time-value="PT03H48M00S" calcext:value-type="time">
            <text:p>03:48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24M00S" calcext:value-type="time">
            <text:p>05:24:00 PM</text:p>
          </table:table-cell>
          <table:table-cell office:value-type="time" office:time-value="PT20H42M00S" calcext:value-type="time">
            <text:p>08:42:00 PM</text:p>
          </table:table-cell>
          <table:table-cell office:value-type="time" office:time-value="PT22H58M00S" calcext:value-type="time">
            <text:p>10:58:00 PM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time" office:time-value="PT06H18M00S" calcext:value-type="time">
            <text:p>06:18:00 AM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20H04M00S" calcext:value-type="time">
            <text:p>08:04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2M00S" calcext:value-type="time">
            <text:p>02:52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time" office:time-value="PT03H44M00S" calcext:value-type="time">
            <text:p>03:44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25M00S" calcext:value-type="time">
            <text:p>05:25:00 PM</text:p>
          </table:table-cell>
          <table:table-cell office:value-type="time" office:time-value="PT20H44M00S" calcext:value-type="time">
            <text:p>08:44:00 PM</text:p>
          </table:table-cell>
          <table:table-cell office:value-type="time" office:time-value="PT23H01M00S" calcext:value-type="time">
            <text:p>11:01:00 PM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time" office:time-value="PT06H20M00S" calcext:value-type="time">
            <text:p>06:20:00 AM</text:p>
          </table:table-cell>
          <table:table-cell office:value-type="time" office:time-value="PT13H15M00S" calcext:value-type="time">
            <text:p>01:15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20H02M00S" calcext:value-type="time">
            <text:p>08:02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2M00S" calcext:value-type="time">
            <text:p>02:52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time" office:time-value="PT03H40M00S" calcext:value-type="time">
            <text:p>03:40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26M00S" calcext:value-type="time">
            <text:p>05:26:00 PM</text:p>
          </table:table-cell>
          <table:table-cell office:value-type="time" office:time-value="PT20H46M00S" calcext:value-type="time">
            <text:p>08:46:00 PM</text:p>
          </table:table-cell>
          <table:table-cell office:value-type="time" office:time-value="PT23H04M00S" calcext:value-type="time">
            <text:p>11:04:00 PM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time" office:time-value="PT05H20M00S" calcext:value-type="time">
            <text:p>05:20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4H12M00S" calcext:value-type="time">
            <text:p>02:12:00 PM</text:p>
          </table:table-cell>
          <table:table-cell office:value-type="time" office:time-value="PT16H47M00S" calcext:value-type="time">
            <text:p>04:47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3M00S" calcext:value-type="time">
            <text:p>02:5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time" office:time-value="PT03H36M00S" calcext:value-type="time">
            <text:p>03:36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27M00S" calcext:value-type="time">
            <text:p>05:27:00 PM</text:p>
          </table:table-cell>
          <table:table-cell office:value-type="time" office:time-value="PT20H48M00S" calcext:value-type="time">
            <text:p>08:48:00 PM</text:p>
          </table:table-cell>
          <table:table-cell office:value-type="time" office:time-value="PT23H08M00S" calcext:value-type="time">
            <text:p>11:08:00 PM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time" office:time-value="PT05H23M00S" calcext:value-type="time">
            <text:p>05:23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4H10M00S" calcext:value-type="time">
            <text:p>02:10:00 PM</text:p>
          </table:table-cell>
          <table:table-cell office:value-type="time" office:time-value="PT16H44M00S" calcext:value-type="time">
            <text:p>04:44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3M00S" calcext:value-type="time">
            <text:p>02:5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time" office:time-value="PT03H32M00S" calcext:value-type="time">
            <text:p>03:32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28M00S" calcext:value-type="time">
            <text:p>05:28:00 PM</text:p>
          </table:table-cell>
          <table:table-cell office:value-type="time" office:time-value="PT20H50M00S" calcext:value-type="time">
            <text:p>08:50:00 PM</text:p>
          </table:table-cell>
          <table:table-cell office:value-type="time" office:time-value="PT23H11M00S" calcext:value-type="time">
            <text:p>11:11:00 PM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time" office:time-value="PT05H25M00S" calcext:value-type="time">
            <text:p>05:25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4H08M00S" calcext:value-type="time">
            <text:p>02:08:00 PM</text:p>
          </table:table-cell>
          <table:table-cell office:value-type="time" office:time-value="PT16H42M00S" calcext:value-type="time">
            <text:p>04:42:00 PM</text:p>
          </table:table-cell>
          <table:table-cell office:value-type="time" office:time-value="PT18H57M00S" calcext:value-type="time">
            <text:p>06:57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time" office:time-value="PT03H28M00S" calcext:value-type="time">
            <text:p>03:28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29M00S" calcext:value-type="time">
            <text:p>05:29:00 PM</text:p>
          </table:table-cell>
          <table:table-cell office:value-type="time" office:time-value="PT20H52M00S" calcext:value-type="time">
            <text:p>08:52:00 PM</text:p>
          </table:table-cell>
          <table:table-cell office:value-type="time" office:time-value="PT23H15M00S" calcext:value-type="time">
            <text:p>11:15:00 PM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4H06M00S" calcext:value-type="time">
            <text:p>02:06:00 PM</text:p>
          </table:table-cell>
          <table:table-cell office:value-type="time" office:time-value="PT16H39M00S" calcext:value-type="time">
            <text:p>04:39:00 PM</text:p>
          </table:table-cell>
          <table:table-cell office:value-type="time" office:time-value="PT18H54M00S" calcext:value-type="time">
            <text:p>06:54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time" office:time-value="PT03H14M00S" calcext:value-type="time">
            <text:p>03:14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0M00S" calcext:value-type="time">
            <text:p>05:30:00 PM</text:p>
          </table:table-cell>
          <table:table-cell office:value-type="time" office:time-value="PT20H54M00S" calcext:value-type="time">
            <text:p>08:54:00 PM</text:p>
          </table:table-cell>
          <table:table-cell office:value-type="time" office:time-value="PT23H19M00S" calcext:value-type="time">
            <text:p>11:19:00 PM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time" office:time-value="PT05H29M00S" calcext:value-type="time">
            <text:p>05:29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4H04M00S" calcext:value-type="time">
            <text:p>02:04:00 PM</text:p>
          </table:table-cell>
          <table:table-cell office:value-type="time" office:time-value="PT16H36M00S" calcext:value-type="time">
            <text:p>04:36:00 PM</text:p>
          </table:table-cell>
          <table:table-cell office:value-type="time" office:time-value="PT18H52M00S" calcext:value-type="time">
            <text:p>06:52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time" office:time-value="PT03H13M00S" calcext:value-type="time">
            <text:p>03:13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1M00S" calcext:value-type="time">
            <text:p>05:31:00 PM</text:p>
          </table:table-cell>
          <table:table-cell office:value-type="time" office:time-value="PT20H56M00S" calcext:value-type="time">
            <text:p>08:56:00 PM</text:p>
          </table:table-cell>
          <table:table-cell office:value-type="time" office:time-value="PT23H22M00S" calcext:value-type="time">
            <text:p>11:22:00 PM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time" office:time-value="PT05H32M00S" calcext:value-type="time">
            <text:p>05:32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4H02M00S" calcext:value-type="time">
            <text:p>02:02:00 PM</text:p>
          </table:table-cell>
          <table:table-cell office:value-type="time" office:time-value="PT16H34M00S" calcext:value-type="time">
            <text:p>04:34:00 PM</text:p>
          </table:table-cell>
          <table:table-cell office:value-type="time" office:time-value="PT18H50M00S" calcext:value-type="time">
            <text:p>06:50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time" office:time-value="PT03H12M00S" calcext:value-type="time">
            <text:p>03:12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1M00S" calcext:value-type="time">
            <text:p>05:31:00 PM</text:p>
          </table:table-cell>
          <table:table-cell office:value-type="time" office:time-value="PT20H58M00S" calcext:value-type="time">
            <text:p>08:58:00 PM</text:p>
          </table:table-cell>
          <table:table-cell office:value-type="time" office:time-value="PT23H26M00S" calcext:value-type="time">
            <text:p>11:26:00 PM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time" office:time-value="PT05H34M00S" calcext:value-type="time">
            <text:p>05:34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4H00M00S" calcext:value-type="time">
            <text:p>02:00:00 PM</text:p>
          </table:table-cell>
          <table:table-cell office:value-type="time" office:time-value="PT16H31M00S" calcext:value-type="time">
            <text:p>04:31:00 PM</text:p>
          </table:table-cell>
          <table:table-cell office:value-type="time" office:time-value="PT18H47M00S" calcext:value-type="time">
            <text:p>06:47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time" office:time-value="PT03H11M00S" calcext:value-type="time">
            <text:p>03:11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2M00S" calcext:value-type="time">
            <text:p>05:32:00 PM</text:p>
          </table:table-cell>
          <table:table-cell office:value-type="time" office:time-value="PT21H00M00S" calcext:value-type="time">
            <text:p>09:00:00 PM</text:p>
          </table:table-cell>
          <table:table-cell office:value-type="time" office:time-value="PT23H29M00S" calcext:value-type="time">
            <text:p>11:29:00 PM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time" office:time-value="PT05H36M00S" calcext:value-type="time">
            <text:p>05:36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58M00S" calcext:value-type="time">
            <text:p>01:58:00 PM</text:p>
          </table:table-cell>
          <table:table-cell office:value-type="time" office:time-value="PT16H28M00S" calcext:value-type="time">
            <text:p>04:28:00 PM</text:p>
          </table:table-cell>
          <table:table-cell office:value-type="time" office:time-value="PT18H45M00S" calcext:value-type="time">
            <text:p>06:45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6M00S" calcext:value-type="time">
            <text:p>02:56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time" office:time-value="PT03H10M00S" calcext:value-type="time">
            <text:p>03:10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3M00S" calcext:value-type="time">
            <text:p>05:33:00 PM</text:p>
          </table:table-cell>
          <table:table-cell office:value-type="time" office:time-value="PT21H01M00S" calcext:value-type="time">
            <text:p>09:01:00 PM</text:p>
          </table:table-cell>
          <table:table-cell office:value-type="time" office:time-value="PT23H30M00S" calcext:value-type="time">
            <text:p>11:30:00 PM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time" office:time-value="PT05H38M00S" calcext:value-type="time">
            <text:p>05:38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57M00S" calcext:value-type="time">
            <text:p>01:57:00 PM</text:p>
          </table:table-cell>
          <table:table-cell office:value-type="time" office:time-value="PT16H26M00S" calcext:value-type="time">
            <text:p>04:26:00 PM</text:p>
          </table:table-cell>
          <table:table-cell office:value-type="time" office:time-value="PT18H43M00S" calcext:value-type="time">
            <text:p>06:43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6M00S" calcext:value-type="time">
            <text:p>02:56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time" office:time-value="PT03H10M00S" calcext:value-type="time">
            <text:p>03:10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4M00S" calcext:value-type="time">
            <text:p>05:34:00 PM</text:p>
          </table:table-cell>
          <table:table-cell office:value-type="time" office:time-value="PT21H03M00S" calcext:value-type="time">
            <text:p>09:03:00 PM</text:p>
          </table:table-cell>
          <table:table-cell office:value-type="time" office:time-value="PT23H31M00S" calcext:value-type="time">
            <text:p>11:31:00 PM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time" office:time-value="PT05H40M00S" calcext:value-type="time">
            <text:p>05:40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55M00S" calcext:value-type="time">
            <text:p>01:55:00 PM</text:p>
          </table:table-cell>
          <table:table-cell office:value-type="time" office:time-value="PT16H23M00S" calcext:value-type="time">
            <text:p>04:23:00 PM</text:p>
          </table:table-cell>
          <table:table-cell office:value-type="time" office:time-value="PT18H41M00S" calcext:value-type="time">
            <text:p>06:41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1M00S" calcext:value-type="time">
            <text:p>07:01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time" office:time-value="PT03H10M00S" calcext:value-type="time">
            <text:p>03:10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4M00S" calcext:value-type="time">
            <text:p>05:34:00 PM</text:p>
          </table:table-cell>
          <table:table-cell office:value-type="time" office:time-value="PT21H03M00S" calcext:value-type="time">
            <text:p>09:03:00 PM</text:p>
          </table:table-cell>
          <table:table-cell office:value-type="time" office:time-value="PT23H31M00S" calcext:value-type="time">
            <text:p>11:31:00 PM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time" office:time-value="PT05H42M00S" calcext:value-type="time">
            <text:p>05:42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53M00S" calcext:value-type="time">
            <text:p>01:53:00 PM</text:p>
          </table:table-cell>
          <table:table-cell office:value-type="time" office:time-value="PT16H21M00S" calcext:value-type="time">
            <text:p>04:21:00 PM</text:p>
          </table:table-cell>
          <table:table-cell office:value-type="time" office:time-value="PT18H39M00S" calcext:value-type="time">
            <text:p>06:39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8M00S" calcext:value-type="time">
            <text:p>03:08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6M00S" calcext:value-type="time">
            <text:p>05:36:00 PM</text:p>
          </table:table-cell>
          <table:table-cell office:value-type="time" office:time-value="PT21H07M00S" calcext:value-type="time">
            <text:p>09:07:00 PM</text:p>
          </table:table-cell>
          <table:table-cell office:value-type="time" office:time-value="PT23H33M00S" calcext:value-type="time">
            <text:p>11:33:00 PM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time" office:time-value="PT05H44M00S" calcext:value-type="time">
            <text:p>05:44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51M00S" calcext:value-type="time">
            <text:p>01:51:00 PM</text:p>
          </table:table-cell>
          <table:table-cell office:value-type="time" office:time-value="PT16H18M00S" calcext:value-type="time">
            <text:p>04:18:00 PM</text:p>
          </table:table-cell>
          <table:table-cell office:value-type="time" office:time-value="PT18H37M00S" calcext:value-type="time">
            <text:p>06:37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8M00S" calcext:value-type="time">
            <text:p>02:5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8M00S" calcext:value-type="time">
            <text:p>03:08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7M00S" calcext:value-type="time">
            <text:p>05:37:00 PM</text:p>
          </table:table-cell>
          <table:table-cell office:value-type="time" office:time-value="PT21H09M00S" calcext:value-type="time">
            <text:p>09:09:00 PM</text:p>
          </table:table-cell>
          <table:table-cell office:value-type="time" office:time-value="PT23H34M00S" calcext:value-type="time">
            <text:p>11:34:00 PM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time" office:time-value="PT05H47M00S" calcext:value-type="time">
            <text:p>05:47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9M00S" calcext:value-type="time">
            <text:p>01:49:00 PM</text:p>
          </table:table-cell>
          <table:table-cell office:value-type="time" office:time-value="PT16H16M00S" calcext:value-type="time">
            <text:p>04:16:00 PM</text:p>
          </table:table-cell>
          <table:table-cell office:value-type="time" office:time-value="PT18H35M00S" calcext:value-type="time">
            <text:p>06:35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8M00S" calcext:value-type="time">
            <text:p>02:58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2M00S" calcext:value-type="time">
            <text:p>07:02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7M00S" calcext:value-type="time">
            <text:p>03:07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8M00S" calcext:value-type="time">
            <text:p>05:38:00 PM</text:p>
          </table:table-cell>
          <table:table-cell office:value-type="time" office:time-value="PT21H11M00S" calcext:value-type="time">
            <text:p>09:11:00 PM</text:p>
          </table:table-cell>
          <table:table-cell office:value-type="time" office:time-value="PT23H35M00S" calcext:value-type="time">
            <text:p>11:35:00 PM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8M00S" calcext:value-type="time">
            <text:p>01:48:00 PM</text:p>
          </table:table-cell>
          <table:table-cell office:value-type="time" office:time-value="PT16H13M00S" calcext:value-type="time">
            <text:p>04:13:00 PM</text:p>
          </table:table-cell>
          <table:table-cell office:value-type="time" office:time-value="PT18H33M00S" calcext:value-type="time">
            <text:p>06:33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9M00S" calcext:value-type="time">
            <text:p>02:5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6M00S" calcext:value-type="time">
            <text:p>03:06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8M00S" calcext:value-type="time">
            <text:p>05:38:00 PM</text:p>
          </table:table-cell>
          <table:table-cell office:value-type="time" office:time-value="PT21H13M00S" calcext:value-type="time">
            <text:p>09:13:00 PM</text:p>
          </table:table-cell>
          <table:table-cell office:value-type="time" office:time-value="PT23H35M00S" calcext:value-type="time">
            <text:p>11:35:00 PM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time" office:time-value="PT05H51M00S" calcext:value-type="time">
            <text:p>05:51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6H11M00S" calcext:value-type="time">
            <text:p>04:11:00 PM</text:p>
          </table:table-cell>
          <table:table-cell office:value-type="time" office:time-value="PT18H31M00S" calcext:value-type="time">
            <text:p>06:31:00 PM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9M00S" calcext:value-type="time">
            <text:p>02:5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3M00S" calcext:value-type="time">
            <text:p>07:03:00 PM</text:p>
          </table:table-cell>
          <table:table-cell/>
          <table:table-cell table:number-columns-repeated="2" office:value-type="float" office:value="11" calcext:value-type="float">
            <text:p>11</text:p>
          </table:table-cell>
          <table:table-cell office:value-type="time" office:time-value="PT03H06M00S" calcext:value-type="time">
            <text:p>03:06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39M00S" calcext:value-type="time">
            <text:p>05:39:00 PM</text:p>
          </table:table-cell>
          <table:table-cell office:value-type="time" office:time-value="PT21H15M00S" calcext:value-type="time">
            <text:p>09:15:00 PM</text:p>
          </table:table-cell>
          <table:table-cell office:value-type="time" office:time-value="PT23H36M00S" calcext:value-type="time">
            <text:p>11:36:00 PM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time" office:time-value="PT05H53M00S" calcext:value-type="time">
            <text:p>05:53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6H08M00S" calcext:value-type="time">
            <text:p>04:08:00 PM</text:p>
          </table:table-cell>
          <table:table-cell office:value-type="time" office:time-value="PT18H29M00S" calcext:value-type="time">
            <text:p>06:29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5M00S" calcext:value-type="time">
            <text:p>03:05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0M00S" calcext:value-type="time">
            <text:p>05:40:00 PM</text:p>
          </table:table-cell>
          <table:table-cell office:value-type="time" office:time-value="PT21H17M00S" calcext:value-type="time">
            <text:p>09:17:00 PM</text:p>
          </table:table-cell>
          <table:table-cell office:value-type="time" office:time-value="PT23H37M00S" calcext:value-type="time">
            <text:p>11:37:00 PM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6H06M00S" calcext:value-type="time">
            <text:p>04:06:00 PM</text:p>
          </table:table-cell>
          <table:table-cell office:value-type="time" office:time-value="PT18H28M00S" calcext:value-type="time">
            <text:p>06:28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5M00S" calcext:value-type="time">
            <text:p>03:05:00 AM</text:p>
          </table:table-cell>
          <table:table-cell office:value-type="time" office:time-value="PT13H28M00S" calcext:value-type="time">
            <text:p>01:28:00 PM</text:p>
          </table:table-cell>
          <table:table-cell office:value-type="time" office:time-value="PT17H41M00S" calcext:value-type="time">
            <text:p>05:41:00 PM</text:p>
          </table:table-cell>
          <table:table-cell office:value-type="time" office:time-value="PT21H19M00S" calcext:value-type="time">
            <text:p>09:19:00 PM</text:p>
          </table:table-cell>
          <table:table-cell office:value-type="time" office:time-value="PT23H38M00S" calcext:value-type="time">
            <text:p>11:38:00 PM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15M00S" calcext:value-type="time">
            <text:p>12:15:00 P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6H04M00S" calcext:value-type="time">
            <text:p>04:04:00 PM</text:p>
          </table:table-cell>
          <table:table-cell office:value-type="time" office:time-value="PT18H26M00S" calcext:value-type="time">
            <text:p>06:26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4M00S" calcext:value-type="time">
            <text:p>07:04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4M00S" calcext:value-type="time">
            <text:p>03:04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42M00S" calcext:value-type="time">
            <text:p>05:42:00 PM</text:p>
          </table:table-cell>
          <table:table-cell office:value-type="time" office:time-value="PT21H21M00S" calcext:value-type="time">
            <text:p>09:21:00 PM</text:p>
          </table:table-cell>
          <table:table-cell office:value-type="time" office:time-value="PT23H39M00S" calcext:value-type="time">
            <text:p>11:39:00 PM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16M00S" calcext:value-type="time">
            <text:p>12:16:00 PM</text:p>
          </table:table-cell>
          <table:table-cell office:value-type="time" office:time-value="PT13H39M00S" calcext:value-type="time">
            <text:p>01:39:00 PM</text:p>
          </table:table-cell>
          <table:table-cell office:value-type="time" office:time-value="PT16H01M00S" calcext:value-type="time">
            <text:p>04:01:00 PM</text:p>
          </table:table-cell>
          <table:table-cell office:value-type="time" office:time-value="PT18H24M00S" calcext:value-type="time">
            <text:p>06:24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1M00S" calcext:value-type="time">
            <text:p>03:01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4M00S" calcext:value-type="time">
            <text:p>03:04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43M00S" calcext:value-type="time">
            <text:p>05:43:00 PM</text:p>
          </table:table-cell>
          <table:table-cell office:value-type="time" office:time-value="PT21H23M00S" calcext:value-type="time">
            <text:p>09:23:00 PM</text:p>
          </table:table-cell>
          <table:table-cell office:value-type="time" office:time-value="PT23H40M00S" calcext:value-type="time">
            <text:p>11:40:00 PM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2H16M00S" calcext:value-type="time">
            <text:p>12:16:00 P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5H59M00S" calcext:value-type="time">
            <text:p>03:59:00 PM</text:p>
          </table:table-cell>
          <table:table-cell office:value-type="time" office:time-value="PT18H23M00S" calcext:value-type="time">
            <text:p>06:23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1M00S" calcext:value-type="time">
            <text:p>03:01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5M00S" calcext:value-type="time">
            <text:p>07:05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3M00S" calcext:value-type="time">
            <text:p>03:03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44M00S" calcext:value-type="time">
            <text:p>05:44:00 PM</text:p>
          </table:table-cell>
          <table:table-cell office:value-type="time" office:time-value="PT21H25M00S" calcext:value-type="time">
            <text:p>09:25:00 PM</text:p>
          </table:table-cell>
          <table:table-cell office:value-type="time" office:time-value="PT23H41M00S" calcext:value-type="time">
            <text:p>11:41:00 PM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2H16M00S" calcext:value-type="time">
            <text:p>12:16:00 P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5H57M00S" calcext:value-type="time">
            <text:p>03:57:00 PM</text:p>
          </table:table-cell>
          <table:table-cell office:value-type="time" office:time-value="PT18H21M00S" calcext:value-type="time">
            <text:p>06:21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2M00S" calcext:value-type="time">
            <text:p>03:02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3M00S" calcext:value-type="time">
            <text:p>03:03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44M00S" calcext:value-type="time">
            <text:p>05:44:00 PM</text:p>
          </table:table-cell>
          <table:table-cell office:value-type="time" office:time-value="PT21H26M00S" calcext:value-type="time">
            <text:p>09:26:00 PM</text:p>
          </table:table-cell>
          <table:table-cell office:value-type="time" office:time-value="PT23H42M00S" calcext:value-type="time">
            <text:p>11:42:00 PM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2H16M00S" calcext:value-type="time">
            <text:p>12:16:00 P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5H55M00S" calcext:value-type="time">
            <text:p>03:55:00 PM</text:p>
          </table:table-cell>
          <table:table-cell office:value-type="time" office:time-value="PT18H20M00S" calcext:value-type="time">
            <text:p>06:20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5H02M00S" calcext:value-type="time">
            <text:p>03:02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6M00S" calcext:value-type="time">
            <text:p>07:06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2M00S" calcext:value-type="time">
            <text:p>03:02:00 A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21H28M00S" calcext:value-type="time">
            <text:p>09:28:00 PM</text:p>
          </table:table-cell>
          <table:table-cell office:value-type="time" office:time-value="PT23H43M00S" calcext:value-type="time">
            <text:p>11:43:00 PM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16M00S" calcext:value-type="time">
            <text:p>12:16:00 P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5H53M00S" calcext:value-type="time">
            <text:p>03:53:00 PM</text:p>
          </table:table-cell>
          <table:table-cell office:value-type="time" office:time-value="PT18H18M00S" calcext:value-type="time">
            <text:p>06:18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5H03M00S" calcext:value-type="time">
            <text:p>03:03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2M00S" calcext:value-type="time">
            <text:p>03:02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21H30M00S" calcext:value-type="time">
            <text:p>09:30:00 PM</text:p>
          </table:table-cell>
          <table:table-cell office:value-type="time" office:time-value="PT23H44M00S" calcext:value-type="time">
            <text:p>11:44:00 PM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time" office:time-value="PT06H08M00S" calcext:value-type="time">
            <text:p>06:08:00 AM</text:p>
          </table:table-cell>
          <table:table-cell office:value-type="time" office:time-value="PT12H16M00S" calcext:value-type="time">
            <text:p>12:16:00 P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5H51M00S" calcext:value-type="time">
            <text:p>03:51:00 PM</text:p>
          </table:table-cell>
          <table:table-cell office:value-type="time" office:time-value="PT18H17M00S" calcext:value-type="time">
            <text:p>06:17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5H03M00S" calcext:value-type="time">
            <text:p>03:03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1M00S" calcext:value-type="time">
            <text:p>03:01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21H32M00S" calcext:value-type="time">
            <text:p>09:32:00 PM</text:p>
          </table:table-cell>
          <table:table-cell office:value-type="time" office:time-value="PT23H45M00S" calcext:value-type="time">
            <text:p>11:45:00 PM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time" office:time-value="PT06H10M00S" calcext:value-type="time">
            <text:p>06:10:00 AM</text:p>
          </table:table-cell>
          <table:table-cell office:value-type="time" office:time-value="PT12H17M00S" calcext:value-type="time">
            <text:p>12:17:00 P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5H49M00S" calcext:value-type="time">
            <text:p>03:49:00 PM</text:p>
          </table:table-cell>
          <table:table-cell office:value-type="time" office:time-value="PT18H15M00S" calcext:value-type="time">
            <text:p>06:15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5H04M00S" calcext:value-type="time">
            <text:p>03:04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1M00S" calcext:value-type="time">
            <text:p>03:01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21H32M00S" calcext:value-type="time">
            <text:p>09:32:00 PM</text:p>
          </table:table-cell>
          <table:table-cell office:value-type="time" office:time-value="PT23H45M00S" calcext:value-type="time">
            <text:p>11:45:00 PM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time" office:time-value="PT06H12M00S" calcext:value-type="time">
            <text:p>06:12:00 AM</text:p>
          </table:table-cell>
          <table:table-cell office:value-type="time" office:time-value="PT12H17M00S" calcext:value-type="time">
            <text:p>12:17:00 P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5H47M00S" calcext:value-type="time">
            <text:p>03:47:00 PM</text:p>
          </table:table-cell>
          <table:table-cell office:value-type="time" office:time-value="PT18H14M00S" calcext:value-type="time">
            <text:p>06:14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5H04M00S" calcext:value-type="time">
            <text:p>03:0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1M00S" calcext:value-type="time">
            <text:p>03:01:00 AM</text:p>
          </table:table-cell>
          <table:table-cell office:value-type="time" office:time-value="PT13H30M00S" calcext:value-type="time">
            <text:p>01:30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21H36M00S" calcext:value-type="time">
            <text:p>09:36:00 PM</text:p>
          </table:table-cell>
          <table:table-cell office:value-type="time" office:time-value="PT23H46M00S" calcext:value-type="time">
            <text:p>11:46:00 PM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time" office:time-value="PT06H13M00S" calcext:value-type="time">
            <text:p>06:13:00 AM</text:p>
          </table:table-cell>
          <table:table-cell office:value-type="time" office:time-value="PT12H17M00S" calcext:value-type="time">
            <text:p>12:17:00 PM</text:p>
          </table:table-cell>
          <table:table-cell office:value-type="time" office:time-value="PT13H29M00S" calcext:value-type="time">
            <text:p>01:29:00 PM</text:p>
          </table:table-cell>
          <table:table-cell office:value-type="time" office:time-value="PT15H45M00S" calcext:value-type="time">
            <text:p>03:45:00 PM</text:p>
          </table:table-cell>
          <table:table-cell office:value-type="time" office:time-value="PT18H13M00S" calcext:value-type="time">
            <text:p>06:13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5H05M00S" calcext:value-type="time">
            <text:p>03:05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21H37M00S" calcext:value-type="time">
            <text:p>09:37:00 PM</text:p>
          </table:table-cell>
          <table:table-cell office:value-type="time" office:time-value="PT23H47M00S" calcext:value-type="time">
            <text:p>11:47:00 PM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time" office:time-value="PT06H15M00S" calcext:value-type="time">
            <text:p>06:15:00 AM</text:p>
          </table:table-cell>
          <table:table-cell office:value-type="time" office:time-value="PT12H17M00S" calcext:value-type="time">
            <text:p>12:17:00 PM</text:p>
          </table:table-cell>
          <table:table-cell office:value-type="time" office:time-value="PT13H27M00S" calcext:value-type="time">
            <text:p>01:27:00 PM</text:p>
          </table:table-cell>
          <table:table-cell office:value-type="time" office:time-value="PT15H43M00S" calcext:value-type="time">
            <text:p>03:43:00 PM</text:p>
          </table:table-cell>
          <table:table-cell office:value-type="time" office:time-value="PT18H12M00S" calcext:value-type="time">
            <text:p>06:12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5H05M00S" calcext:value-type="time">
            <text:p>03:05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21H39M00S" calcext:value-type="time">
            <text:p>09:39:00 PM</text:p>
          </table:table-cell>
          <table:table-cell office:value-type="time" office:time-value="PT23H48M00S" calcext:value-type="time">
            <text:p>11:48:00 PM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time" office:time-value="PT06H17M00S" calcext:value-type="time">
            <text:p>06:17:00 AM</text:p>
          </table:table-cell>
          <table:table-cell office:value-type="time" office:time-value="PT12H18M00S" calcext:value-type="time">
            <text:p>12:18:00 PM</text:p>
          </table:table-cell>
          <table:table-cell office:value-type="time" office:time-value="PT13H26M00S" calcext:value-type="time">
            <text:p>01:26:00 PM</text:p>
          </table:table-cell>
          <table:table-cell office:value-type="time" office:time-value="PT15H41M00S" calcext:value-type="time">
            <text:p>03:41:00 PM</text:p>
          </table:table-cell>
          <table:table-cell office:value-type="time" office:time-value="PT18H10M00S" calcext:value-type="time">
            <text:p>06:10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5H06M00S" calcext:value-type="time">
            <text:p>03:0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13H31M00S" calcext:value-type="time">
            <text:p>01:31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21H41M00S" calcext:value-type="time">
            <text:p>09:41:00 PM</text:p>
          </table:table-cell>
          <table:table-cell office:value-type="time" office:time-value="PT23H49M00S" calcext:value-type="time">
            <text:p>11:49:00 PM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time" office:time-value="PT06H18M00S" calcext:value-type="time">
            <text:p>06:18:00 AM</text:p>
          </table:table-cell>
          <table:table-cell office:value-type="time" office:time-value="PT12H18M00S" calcext:value-type="time">
            <text:p>12:18:00 PM</text:p>
          </table:table-cell>
          <table:table-cell office:value-type="time" office:time-value="PT13H25M00S" calcext:value-type="time">
            <text:p>01:25:00 PM</text:p>
          </table:table-cell>
          <table:table-cell office:value-type="time" office:time-value="PT15H39M00S" calcext:value-type="time">
            <text:p>03:39:00 PM</text:p>
          </table:table-cell>
          <table:table-cell office:value-type="time" office:time-value="PT18H09M00S" calcext:value-type="time">
            <text:p>06:09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5H06M00S" calcext:value-type="time">
            <text:p>03:0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10M00S" calcext:value-type="time">
            <text:p>07:10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21H42M00S" calcext:value-type="time">
            <text:p>09:42:00 PM</text:p>
          </table:table-cell>
          <table:table-cell office:value-type="time" office:time-value="PT23H50M00S" calcext:value-type="time">
            <text:p>11:50:00 PM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time" office:time-value="PT06H20M00S" calcext:value-type="time">
            <text:p>06:20:00 AM</text:p>
          </table:table-cell>
          <table:table-cell office:value-type="time" office:time-value="PT12H18M00S" calcext:value-type="time">
            <text:p>12:18:00 PM</text:p>
          </table:table-cell>
          <table:table-cell office:value-type="time" office:time-value="PT13H24M00S" calcext:value-type="time">
            <text:p>01:24:00 PM</text:p>
          </table:table-cell>
          <table:table-cell office:value-type="time" office:time-value="PT15H38M00S" calcext:value-type="time">
            <text:p>03:38:00 PM</text:p>
          </table:table-cell>
          <table:table-cell office:value-type="time" office:time-value="PT18H08M00S" calcext:value-type="time">
            <text:p>06:08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5H07M00S" calcext:value-type="time">
            <text:p>03:07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11M00S" calcext:value-type="time">
            <text:p>07:11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21H44M00S" calcext:value-type="time">
            <text:p>09:44:00 PM</text:p>
          </table:table-cell>
          <table:table-cell office:value-type="time" office:time-value="PT23H51M00S" calcext:value-type="time">
            <text:p>11:51:00 PM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time" office:time-value="PT06H22M00S" calcext:value-type="time">
            <text:p>06:22:00 AM</text:p>
          </table:table-cell>
          <table:table-cell office:value-type="time" office:time-value="PT12H19M00S" calcext:value-type="time">
            <text:p>12:19:00 PM</text:p>
          </table:table-cell>
          <table:table-cell office:value-type="time" office:time-value="PT13H23M00S" calcext:value-type="time">
            <text:p>01:23:00 PM</text:p>
          </table:table-cell>
          <table:table-cell office:value-type="time" office:time-value="PT15H36M00S" calcext:value-type="time">
            <text:p>03:36:00 PM</text:p>
          </table:table-cell>
          <table:table-cell office:value-type="time" office:time-value="PT18H07M00S" calcext:value-type="time">
            <text:p>06:07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11M00S" calcext:value-type="time">
            <text:p>07:11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2M00S" calcext:value-type="time">
            <text:p>01:3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21H46M00S" calcext:value-type="time">
            <text:p>09:46:00 PM</text:p>
          </table:table-cell>
          <table:table-cell office:value-type="time" office:time-value="PT23H52M00S" calcext:value-type="time">
            <text:p>11:52:00 PM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time" office:time-value="PT06H23M00S" calcext:value-type="time">
            <text:p>06:23:00 AM</text:p>
          </table:table-cell>
          <table:table-cell office:value-type="time" office:time-value="PT12H19M00S" calcext:value-type="time">
            <text:p>12:19:00 PM</text:p>
          </table:table-cell>
          <table:table-cell office:value-type="time" office:time-value="PT13H22M00S" calcext:value-type="time">
            <text:p>01:22:00 PM</text:p>
          </table:table-cell>
          <table:table-cell office:value-type="time" office:time-value="PT15H35M00S" calcext:value-type="time">
            <text:p>03:35:00 PM</text:p>
          </table:table-cell>
          <table:table-cell office:value-type="time" office:time-value="PT18H06M00S" calcext:value-type="time">
            <text:p>06:06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12M00S" calcext:value-type="time">
            <text:p>07:12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21H47M00S" calcext:value-type="time">
            <text:p>09:47:00 PM</text:p>
          </table:table-cell>
          <table:table-cell office:value-type="time" office:time-value="PT23H53M00S" calcext:value-type="time">
            <text:p>11:53:00 PM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time" office:time-value="PT06H25M00S" calcext:value-type="time">
            <text:p>06:25:00 AM</text:p>
          </table:table-cell>
          <table:table-cell office:value-type="time" office:time-value="PT12H19M00S" calcext:value-type="time">
            <text:p>12:19:00 PM</text:p>
          </table:table-cell>
          <table:table-cell office:value-type="time" office:time-value="PT13H22M00S" calcext:value-type="time">
            <text:p>01:22:00 PM</text:p>
          </table:table-cell>
          <table:table-cell office:value-type="time" office:time-value="PT15H33M00S" calcext:value-type="time">
            <text:p>03:33:00 PM</text:p>
          </table:table-cell>
          <table:table-cell office:value-type="time" office:time-value="PT18H06M00S" calcext:value-type="time">
            <text:p>06:06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12M00S" calcext:value-type="time">
            <text:p>07:12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21H49M00S" calcext:value-type="time">
            <text:p>09:49:00 PM</text:p>
          </table:table-cell>
          <table:table-cell office:value-type="time" office:time-value="PT23H54M00S" calcext:value-type="time">
            <text:p>11:54:00 PM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time" office:time-value="PT06H26M00S" calcext:value-type="time">
            <text:p>06:26:00 AM</text:p>
          </table:table-cell>
          <table:table-cell office:value-type="time" office:time-value="PT12H20M00S" calcext:value-type="time">
            <text:p>12:20:00 PM</text:p>
          </table:table-cell>
          <table:table-cell office:value-type="time" office:time-value="PT13H21M00S" calcext:value-type="time">
            <text:p>01:21:00 PM</text:p>
          </table:table-cell>
          <table:table-cell office:value-type="time" office:time-value="PT15H32M00S" calcext:value-type="time">
            <text:p>03:32:00 PM</text:p>
          </table:table-cell>
          <table:table-cell office:value-type="time" office:time-value="PT18H05M00S" calcext:value-type="time">
            <text:p>06:05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13M00S" calcext:value-type="time">
            <text:p>07:13:00 P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3M00S" calcext:value-type="time">
            <text:p>01:3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21H50M00S" calcext:value-type="time">
            <text:p>09:50:00 PM</text:p>
          </table:table-cell>
          <table:table-cell office:value-type="time" office:time-value="PT23H55M00S" calcext:value-type="time">
            <text:p>11:55:00 PM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time" office:time-value="PT06H28M00S" calcext:value-type="time">
            <text:p>06:28:00 AM</text:p>
          </table:table-cell>
          <table:table-cell office:value-type="time" office:time-value="PT12H20M00S" calcext:value-type="time">
            <text:p>12:20:00 PM</text:p>
          </table:table-cell>
          <table:table-cell office:value-type="time" office:time-value="PT13H20M00S" calcext:value-type="time">
            <text:p>01:20:00 PM</text:p>
          </table:table-cell>
          <table:table-cell office:value-type="time" office:time-value="PT15H30M00S" calcext:value-type="time">
            <text:p>03:30:00 PM</text:p>
          </table:table-cell>
          <table:table-cell office:value-type="time" office:time-value="PT18H04M00S" calcext:value-type="time">
            <text:p>06:04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19H13M00S" calcext:value-type="time">
            <text:p>07:13:00 PM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21H52M00S" calcext:value-type="time">
            <text:p>09:52:00 PM</text:p>
          </table:table-cell>
          <table:table-cell office:value-type="time" office:time-value="PT23H55M00S" calcext:value-type="time">
            <text:p>11:55:00 PM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time" office:time-value="PT06H29M00S" calcext:value-type="time">
            <text:p>06:29:00 AM</text:p>
          </table:table-cell>
          <table:table-cell office:value-type="time" office:time-value="PT12H20M00S" calcext:value-type="time">
            <text:p>12:20:00 PM</text:p>
          </table:table-cell>
          <table:table-cell office:value-type="time" office:time-value="PT13H19M00S" calcext:value-type="time">
            <text:p>01:19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03M00S" calcext:value-type="time">
            <text:p>06:03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19H14M00S" calcext:value-type="time">
            <text:p>07:14:00 PM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21H53M00S" calcext:value-type="time">
            <text:p>09:53:00 PM</text:p>
          </table:table-cell>
          <table:table-cell office:value-type="time" office:time-value="PT23H56M00S" calcext:value-type="time">
            <text:p>11:56:00 PM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time" office:time-value="PT06H31M00S" calcext:value-type="time">
            <text:p>06:31:00 AM</text:p>
          </table:table-cell>
          <table:table-cell office:value-type="time" office:time-value="PT12H21M00S" calcext:value-type="time">
            <text:p>12:21:00 PM</text:p>
          </table:table-cell>
          <table:table-cell office:value-type="time" office:time-value="PT13H19M00S" calcext:value-type="time">
            <text:p>01:19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03M00S" calcext:value-type="time">
            <text:p>06:03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19H14M00S" calcext:value-type="time">
            <text:p>07:14:00 PM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4M00S" calcext:value-type="time">
            <text:p>01:34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21H55M00S" calcext:value-type="time">
            <text:p>09:55:00 PM</text:p>
          </table:table-cell>
          <table:table-cell office:value-type="time" office:time-value="PT23H57M00S" calcext:value-type="time">
            <text:p>11:57:00 PM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06H32M00S" calcext:value-type="time">
            <text:p>06:32:00 AM</text:p>
          </table:table-cell>
          <table:table-cell office:value-type="time" office:time-value="PT12H21M00S" calcext:value-type="time">
            <text:p>12:21:00 PM</text:p>
          </table:table-cell>
          <table:table-cell office:value-type="time" office:time-value="PT13H18M00S" calcext:value-type="time">
            <text:p>01:18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02M00S" calcext:value-type="time">
            <text:p>06:02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21H56M00S" calcext:value-type="time">
            <text:p>09:56:00 PM</text:p>
          </table:table-cell>
          <table:table-cell office:value-type="time" office:time-value="PT23H58M00S" calcext:value-type="time">
            <text:p>11:58:00 PM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time" office:time-value="PT06H33M00S" calcext:value-type="time">
            <text:p>06:33:00 AM</text:p>
          </table:table-cell>
          <table:table-cell office:value-type="time" office:time-value="PT12H22M00S" calcext:value-type="time">
            <text:p>12:22:00 PM</text:p>
          </table:table-cell>
          <table:table-cell office:value-type="time" office:time-value="PT13H18M00S" calcext:value-type="time">
            <text:p>01:18:00 P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02M00S" calcext:value-type="time">
            <text:p>06:02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5M00S" calcext:value-type="time">
            <text:p>01:35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21H58M00S" calcext:value-type="time">
            <text:p>09:58:00 PM</text:p>
          </table:table-cell>
          <table:table-cell office:value-type="time" office:time-value="PT23H59M00S" calcext:value-type="time">
            <text:p>11:59:00 PM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time" office:time-value="PT06H35M00S" calcext:value-type="time">
            <text:p>06:35:00 AM</text:p>
          </table:table-cell>
          <table:table-cell office:value-type="time" office:time-value="PT12H22M00S" calcext:value-type="time">
            <text:p>12:22:00 P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01M00S" calcext:value-type="time">
            <text:p>06:01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6M00S" calcext:value-type="time">
            <text:p>07:16:00 PM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21H59M00S" calcext:value-type="time">
            <text:p>09:59:00 PM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time" office:time-value="PT06H36M00S" calcext:value-type="time">
            <text:p>06:36:00 AM</text:p>
          </table:table-cell>
          <table:table-cell office:value-type="time" office:time-value="PT12H23M00S" calcext:value-type="time">
            <text:p>12:23:00 P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01M00S" calcext:value-type="time">
            <text:p>06:01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19H17M00S" calcext:value-type="time">
            <text:p>07:17:00 P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6M00S" calcext:value-type="time">
            <text:p>01:36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22H00M00S" calcext:value-type="time">
            <text:p>10:00:00 PM</text:p>
          </table:table-cell>
          <table:table-cell office:value-type="time" office:time-value="PT00H00M00S" calcext:value-type="time">
            <text:p>12:00:00 AM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time" office:time-value="PT06H37M00S" calcext:value-type="time">
            <text:p>06:37:00 AM</text:p>
          </table:table-cell>
          <table:table-cell office:value-type="time" office:time-value="PT12H23M00S" calcext:value-type="time">
            <text:p>12:23:00 P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01M00S" calcext:value-type="time">
            <text:p>06:01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19H17M00S" calcext:value-type="time">
            <text:p>07:17:00 PM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22H01M00S" calcext:value-type="time">
            <text:p>10:01:00 PM</text:p>
          </table:table-cell>
          <table:table-cell office:value-type="time" office:time-value="PT00H01M00S" calcext:value-type="time">
            <text:p>12:01:00 AM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time" office:time-value="PT06H38M00S" calcext:value-type="time">
            <text:p>06:38:00 AM</text:p>
          </table:table-cell>
          <table:table-cell office:value-type="time" office:time-value="PT12H23M00S" calcext:value-type="time">
            <text:p>12:23:00 P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19H18M00S" calcext:value-type="time">
            <text:p>07:18:00 P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22H02M00S" calcext:value-type="time">
            <text:p>10:02:00 PM</text:p>
          </table:table-cell>
          <table:table-cell office:value-type="time" office:time-value="PT00H02M00S" calcext:value-type="time">
            <text:p>12:02:00 AM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time" office:time-value="PT06H39M00S" calcext:value-type="time">
            <text:p>06:39:00 AM</text:p>
          </table:table-cell>
          <table:table-cell office:value-type="time" office:time-value="PT12H24M00S" calcext:value-type="time">
            <text:p>12:24:00 P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19H18M00S" calcext:value-type="time">
            <text:p>07:18:00 PM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time" office:time-value="PT02H59M00S" calcext:value-type="time">
            <text:p>02:59:00 AM</text:p>
          </table:table-cell>
          <table:table-cell office:value-type="time" office:time-value="PT13H37M00S" calcext:value-type="time">
            <text:p>01:37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22H04M00S" calcext:value-type="time">
            <text:p>10:04:00 PM</text:p>
          </table:table-cell>
          <table:table-cell office:value-type="time" office:time-value="PT00H03M00S" calcext:value-type="time">
            <text:p>12:03:00 AM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time" office:time-value="PT06H40M00S" calcext:value-type="time">
            <text:p>06:40:00 AM</text:p>
          </table:table-cell>
          <table:table-cell office:value-type="time" office:time-value="PT12H24M00S" calcext:value-type="time">
            <text:p>12:24:00 P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19H19M00S" calcext:value-type="time">
            <text:p>07:19:00 PM</text:p>
          </table:table-cell>
          <table:table-cell/>
          <table:table-cell table:number-columns-repeated="2" office:value-type="float" office:value="12" calcext:value-type="float">
            <text:p>12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22H05M00S" calcext:value-type="time">
            <text:p>10:05:00 PM</text:p>
          </table:table-cell>
          <table:table-cell office:value-type="time" office:time-value="PT00H03M00S" calcext:value-type="time">
            <text:p>12:03:00 AM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1M00S" calcext:value-type="time">
            <text:p>06:41:00 AM</text:p>
          </table:table-cell>
          <table:table-cell office:value-type="time" office:time-value="PT12H25M00S" calcext:value-type="time">
            <text:p>12:25:00 P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19H19M00S" calcext:value-type="time">
            <text:p>07:19:00 PM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13H38M00S" calcext:value-type="time">
            <text:p>01:38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22H06M00S" calcext:value-type="time">
            <text:p>10:06:00 PM</text:p>
          </table:table-cell>
          <table:table-cell office:value-type="time" office:time-value="PT00H04M00S" calcext:value-type="time">
            <text:p>12:04:00 AM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2M00S" calcext:value-type="time">
            <text:p>06:42:00 AM</text:p>
          </table:table-cell>
          <table:table-cell office:value-type="time" office:time-value="PT12H25M00S" calcext:value-type="time">
            <text:p>12:25:00 P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20M00S" calcext:value-type="time">
            <text:p>07:20:00 PM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0M00S" calcext:value-type="time">
            <text:p>03:00:00 AM</text:p>
          </table:table-cell>
          <table:table-cell office:value-type="time" office:time-value="PT13H39M00S" calcext:value-type="time">
            <text:p>01:39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22H06M00S" calcext:value-type="time">
            <text:p>10:06:00 PM</text:p>
          </table:table-cell>
          <table:table-cell office:value-type="time" office:time-value="PT00H05M00S" calcext:value-type="time">
            <text:p>12:05:00 AM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3M00S" calcext:value-type="time">
            <text:p>06:43:00 AM</text:p>
          </table:table-cell>
          <table:table-cell office:value-type="time" office:time-value="PT12H26M00S" calcext:value-type="time">
            <text:p>12:26:00 P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20M00S" calcext:value-type="time">
            <text:p>07:20:00 PM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1M00S" calcext:value-type="time">
            <text:p>03:01:00 AM</text:p>
          </table:table-cell>
          <table:table-cell office:value-type="time" office:time-value="PT13H39M00S" calcext:value-type="time">
            <text:p>01:39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22H07M00S" calcext:value-type="time">
            <text:p>10:07:00 PM</text:p>
          </table:table-cell>
          <table:table-cell office:value-type="time" office:time-value="PT00H05M00S" calcext:value-type="time">
            <text:p>12:05:00 AM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4M00S" calcext:value-type="time">
            <text:p>06:44:00 AM</text:p>
          </table:table-cell>
          <table:table-cell office:value-type="time" office:time-value="PT12H26M00S" calcext:value-type="time">
            <text:p>12:26:00 P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19H21M00S" calcext:value-type="time">
            <text:p>07:21:00 PM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1M00S" calcext:value-type="time">
            <text:p>03:01:00 AM</text:p>
          </table:table-cell>
          <table:table-cell office:value-type="time" office:time-value="PT13H40M00S" calcext:value-type="time">
            <text:p>01:40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22H08M00S" calcext:value-type="time">
            <text:p>10:08:00 PM</text:p>
          </table:table-cell>
          <table:table-cell office:value-type="time" office:time-value="PT00H06M00S" calcext:value-type="time">
            <text:p>12:06:00 AM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5M00S" calcext:value-type="time">
            <text:p>06:45:00 AM</text:p>
          </table:table-cell>
          <table:table-cell office:value-type="time" office:time-value="PT12H27M00S" calcext:value-type="time">
            <text:p>12:27:00 P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19H21M00S" calcext:value-type="time">
            <text:p>07:21:00 PM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1M00S" calcext:value-type="time">
            <text:p>03:01:00 AM</text:p>
          </table:table-cell>
          <table:table-cell office:value-type="time" office:time-value="PT13H40M00S" calcext:value-type="time">
            <text:p>01:40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2H09M00S" calcext:value-type="time">
            <text:p>10:09:00 PM</text:p>
          </table:table-cell>
          <table:table-cell office:value-type="time" office:time-value="PT00H07M00S" calcext:value-type="time">
            <text:p>12:07:00 AM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5M00S" calcext:value-type="time">
            <text:p>06:45:00 AM</text:p>
          </table:table-cell>
          <table:table-cell office:value-type="time" office:time-value="PT12H27M00S" calcext:value-type="time">
            <text:p>12:27:00 PM</text:p>
          </table:table-cell>
          <table:table-cell office:value-type="time" office:time-value="PT13H16M00S" calcext:value-type="time">
            <text:p>01:16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0M00S" calcext:value-type="time">
            <text:p>06:00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1M00S" calcext:value-type="time">
            <text:p>04:11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19H22M00S" calcext:value-type="time">
            <text:p>07:22:00 PM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2M00S" calcext:value-type="time">
            <text:p>03:02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22H10M00S" calcext:value-type="time">
            <text:p>10:10:00 PM</text:p>
          </table:table-cell>
          <table:table-cell office:value-type="time" office:time-value="PT00H07M00S" calcext:value-type="time">
            <text:p>12:07:00 AM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6M00S" calcext:value-type="time">
            <text:p>06:46:00 AM</text:p>
          </table:table-cell>
          <table:table-cell office:value-type="time" office:time-value="PT12H28M00S" calcext:value-type="time">
            <text:p>12:28:00 P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1M00S" calcext:value-type="time">
            <text:p>06:01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1M00S" calcext:value-type="time">
            <text:p>04:11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19H22M00S" calcext:value-type="time">
            <text:p>07:22:00 PM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2M00S" calcext:value-type="time">
            <text:p>03:02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22H10M00S" calcext:value-type="time">
            <text:p>10:10:00 PM</text:p>
          </table:table-cell>
          <table:table-cell office:value-type="time" office:time-value="PT00H08M00S" calcext:value-type="time">
            <text:p>12:08:00 AM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7M00S" calcext:value-type="time">
            <text:p>06:47:00 AM</text:p>
          </table:table-cell>
          <table:table-cell office:value-type="time" office:time-value="PT12H28M00S" calcext:value-type="time">
            <text:p>12:28:00 P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1M00S" calcext:value-type="time">
            <text:p>06:01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19H23M00S" calcext:value-type="time">
            <text:p>07:23:00 PM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2M00S" calcext:value-type="time">
            <text:p>03:02:00 AM</text:p>
          </table:table-cell>
          <table:table-cell office:value-type="time" office:time-value="PT13H41M00S" calcext:value-type="time">
            <text:p>01:41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22H10M00S" calcext:value-type="time">
            <text:p>10:10:00 PM</text:p>
          </table:table-cell>
          <table:table-cell office:value-type="time" office:time-value="PT00H08M00S" calcext:value-type="time">
            <text:p>12:08:00 AM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7M00S" calcext:value-type="time">
            <text:p>06:47:00 AM</text:p>
          </table:table-cell>
          <table:table-cell office:value-type="time" office:time-value="PT12H29M00S" calcext:value-type="time">
            <text:p>12:29:00 PM</text:p>
          </table:table-cell>
          <table:table-cell office:value-type="time" office:time-value="PT13H17M00S" calcext:value-type="time">
            <text:p>01:17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1M00S" calcext:value-type="time">
            <text:p>06:01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19H24M00S" calcext:value-type="time">
            <text:p>07:24:00 PM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3M00S" calcext:value-type="time">
            <text:p>03:03:00 AM</text:p>
          </table:table-cell>
          <table:table-cell office:value-type="time" office:time-value="PT13H42M00S" calcext:value-type="time">
            <text:p>01:42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22H11M00S" calcext:value-type="time">
            <text:p>10:11:00 PM</text:p>
          </table:table-cell>
          <table:table-cell office:value-type="time" office:time-value="PT00H09M00S" calcext:value-type="time">
            <text:p>12:09:00 AM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8M00S" calcext:value-type="time">
            <text:p>06:48:00 AM</text:p>
          </table:table-cell>
          <table:table-cell office:value-type="time" office:time-value="PT12H29M00S" calcext:value-type="time">
            <text:p>12:29:00 PM</text:p>
          </table:table-cell>
          <table:table-cell office:value-type="time" office:time-value="PT13H18M00S" calcext:value-type="time">
            <text:p>01:18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02M00S" calcext:value-type="time">
            <text:p>06:02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19H24M00S" calcext:value-type="time">
            <text:p>07:24:00 PM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3M00S" calcext:value-type="time">
            <text:p>03:03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22H12M00S" calcext:value-type="time">
            <text:p>10:12:00 PM</text:p>
          </table:table-cell>
          <table:table-cell office:value-type="time" office:time-value="PT00H09M00S" calcext:value-type="time">
            <text:p>12:09:00 AM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8M00S" calcext:value-type="time">
            <text:p>06:48:00 AM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8M00S" calcext:value-type="time">
            <text:p>01:18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02M00S" calcext:value-type="time">
            <text:p>06:02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19H24M00S" calcext:value-type="time">
            <text:p>07:24:00 PM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4M00S" calcext:value-type="time">
            <text:p>03:04:00 AM</text:p>
          </table:table-cell>
          <table:table-cell office:value-type="time" office:time-value="PT13H43M00S" calcext:value-type="time">
            <text:p>01:43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22H12M00S" calcext:value-type="time">
            <text:p>10:12:00 PM</text:p>
          </table:table-cell>
          <table:table-cell office:value-type="time" office:time-value="PT00H10M00S" calcext:value-type="time">
            <text:p>12:10:00 AM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2H30M00S" calcext:value-type="time">
            <text:p>12:30:00 PM</text:p>
          </table:table-cell>
          <table:table-cell office:value-type="time" office:time-value="PT13H19M00S" calcext:value-type="time">
            <text:p>01:19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03M00S" calcext:value-type="time">
            <text:p>06:03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4M00S" calcext:value-type="time">
            <text:p>04:14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19H25M00S" calcext:value-type="time">
            <text:p>07:25:00 P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4M00S" calcext:value-type="time">
            <text:p>03:04:00 AM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0M00S" calcext:value-type="time">
            <text:p>12:10:00 AM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2H31M00S" calcext:value-type="time">
            <text:p>12:31:00 PM</text:p>
          </table:table-cell>
          <table:table-cell office:value-type="time" office:time-value="PT13H20M00S" calcext:value-type="time">
            <text:p>01:20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04M00S" calcext:value-type="time">
            <text:p>06:04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4M00S" calcext:value-type="time">
            <text:p>04:14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19H25M00S" calcext:value-type="time">
            <text:p>07:25:00 PM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5M00S" calcext:value-type="time">
            <text:p>03:05:00 AM</text:p>
          </table:table-cell>
          <table:table-cell office:value-type="time" office:time-value="PT13H44M00S" calcext:value-type="time">
            <text:p>01:44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0M00S" calcext:value-type="time">
            <text:p>12:10:00 AM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time" office:time-value="PT06H49M00S" calcext:value-type="time">
            <text:p>06:49:00 AM</text:p>
          </table:table-cell>
          <table:table-cell office:value-type="time" office:time-value="PT12H31M00S" calcext:value-type="time">
            <text:p>12:31:00 PM</text:p>
          </table:table-cell>
          <table:table-cell office:value-type="time" office:time-value="PT13H20M00S" calcext:value-type="time">
            <text:p>01:20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04M00S" calcext:value-type="time">
            <text:p>06:04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5M00S" calcext:value-type="time">
            <text:p>04:15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26M00S" calcext:value-type="time">
            <text:p>07:26:00 PM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5M00S" calcext:value-type="time">
            <text:p>03:05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1M00S" calcext:value-type="time">
            <text:p>12:11:00 AM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32M00S" calcext:value-type="time">
            <text:p>12:32:00 PM</text:p>
          </table:table-cell>
          <table:table-cell office:value-type="time" office:time-value="PT13H21M00S" calcext:value-type="time">
            <text:p>01:21:00 P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05M00S" calcext:value-type="time">
            <text:p>06:05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5M00S" calcext:value-type="time">
            <text:p>04:15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26M00S" calcext:value-type="time">
            <text:p>07:26:00 PM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6M00S" calcext:value-type="time">
            <text:p>03:06:00 AM</text:p>
          </table:table-cell>
          <table:table-cell office:value-type="time" office:time-value="PT13H45M00S" calcext:value-type="time">
            <text:p>01:45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1M00S" calcext:value-type="time">
            <text:p>12:11:00 AM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32M00S" calcext:value-type="time">
            <text:p>12:32:00 PM</text:p>
          </table:table-cell>
          <table:table-cell office:value-type="time" office:time-value="PT13H22M00S" calcext:value-type="time">
            <text:p>01:22:00 P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06M00S" calcext:value-type="time">
            <text:p>06:06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6M00S" calcext:value-type="time">
            <text:p>04:16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19H27M00S" calcext:value-type="time">
            <text:p>07:27:00 PM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7M00S" calcext:value-type="time">
            <text:p>03:07:00 A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1M00S" calcext:value-type="time">
            <text:p>12:11:00 AM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33M00S" calcext:value-type="time">
            <text:p>12:33:00 PM</text:p>
          </table:table-cell>
          <table:table-cell office:value-type="time" office:time-value="PT13H23M00S" calcext:value-type="time">
            <text:p>01:23:00 P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07M00S" calcext:value-type="time">
            <text:p>06:07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19H27M00S" calcext:value-type="time">
            <text:p>07:27:00 PM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7M00S" calcext:value-type="time">
            <text:p>03:07:00 AM</text:p>
          </table:table-cell>
          <table:table-cell office:value-type="time" office:time-value="PT13H46M00S" calcext:value-type="time">
            <text:p>01:46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2M00S" calcext:value-type="time">
            <text:p>12:12:00 AM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33M00S" calcext:value-type="time">
            <text:p>12:33:00 PM</text:p>
          </table:table-cell>
          <table:table-cell office:value-type="time" office:time-value="PT13H24M00S" calcext:value-type="time">
            <text:p>01:24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08M00S" calcext:value-type="time">
            <text:p>06:08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8M00S" calcext:value-type="time">
            <text:p>07:28:00 PM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8M00S" calcext:value-type="time">
            <text:p>03:08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2M00S" calcext:value-type="time">
            <text:p>12:12:00 AM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time" office:time-value="PT06H50M00S" calcext:value-type="time">
            <text:p>06:50:00 AM</text:p>
          </table:table-cell>
          <table:table-cell office:value-type="time" office:time-value="PT12H34M00S" calcext:value-type="time">
            <text:p>12:34:00 PM</text:p>
          </table:table-cell>
          <table:table-cell office:value-type="time" office:time-value="PT13H25M00S" calcext:value-type="time">
            <text:p>01:25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09M00S" calcext:value-type="time">
            <text:p>06:09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8M00S" calcext:value-type="time">
            <text:p>07:28:00 PM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time" office:time-value="PT03H09M00S" calcext:value-type="time">
            <text:p>03:09:00 AM</text:p>
          </table:table-cell>
          <table:table-cell office:value-type="time" office:time-value="PT13H47M00S" calcext:value-type="time">
            <text:p>01:47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22H13M00S" calcext:value-type="time">
            <text:p>10:13:00 PM</text:p>
          </table:table-cell>
          <table:table-cell office:value-type="time" office:time-value="PT00H12M00S" calcext:value-type="time">
            <text:p>12:12:00 AM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column table:style-name="co1" table:number-columns-repeated="6" table:default-cell-style-name="ce3"/>
        <table:table-row table:style-name="ro1">
          <table:table-cell table:number-columns-repeated="2"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Prayer Times in Bandung (Jawa Barat) - Year 2018 Print </text:p>
          </table:table-cell>
          <table:table-cell table:style-name="Default" table:number-columns-repeated="6"/>
        </table:table-row>
        <table:table-row table:style-name="ro1">
          <table:table-cell/>
          <table:table-cell table:style-name="ce4" office:value-type="date" office:date-value="2018-01-01" calcext:value-type="date">
            <text:p>2018-01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05H42M00S" calcext:value-type="time">
            <text:p>05:42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8M00S" calcext:value-type="time">
            <text:p>07:28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19M00S" calcext:value-type="time">
            <text:p>04:19:00 AM</text:p>
          </table:table-cell>
          <table:table-cell office:value-type="time" office:time-value="PT05H43M00S" calcext:value-type="time">
            <text:p>05:43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9M00S" calcext:value-type="time">
            <text:p>07:29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20M00S" calcext:value-type="time">
            <text:p>04:20:00 AM</text:p>
          </table:table-cell>
          <table:table-cell office:value-type="time" office:time-value="PT05H43M00S" calcext:value-type="time">
            <text:p>05:43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9M00S" calcext:value-type="time">
            <text:p>07:29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20M00S" calcext:value-type="time">
            <text:p>04:20:00 AM</text:p>
          </table:table-cell>
          <table:table-cell office:value-type="time" office:time-value="PT05H44M00S" calcext:value-type="time">
            <text:p>05:44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05H44M00S" calcext:value-type="time">
            <text:p>05:4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05H45M00S" calcext:value-type="time">
            <text:p>05:45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22M00S" calcext:value-type="time">
            <text:p>04:22:00 AM</text:p>
          </table:table-cell>
          <table:table-cell office:value-type="time" office:time-value="PT05H45M00S" calcext:value-type="time">
            <text:p>05:4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23M00S" calcext:value-type="time">
            <text:p>04:23:00 AM</text:p>
          </table:table-cell>
          <table:table-cell office:value-type="time" office:time-value="PT05H46M00S" calcext:value-type="time">
            <text:p>05:4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31M00S" calcext:value-type="time">
            <text:p>07:31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23M00S" calcext:value-type="time">
            <text:p>04:23:00 AM</text:p>
          </table:table-cell>
          <table:table-cell office:value-type="time" office:time-value="PT05H46M00S" calcext:value-type="time">
            <text:p>05:46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31M00S" calcext:value-type="time">
            <text:p>07:31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05H47M00S" calcext:value-type="time">
            <text:p>05:47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31M00S" calcext:value-type="time">
            <text:p>07:31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05H47M00S" calcext:value-type="time">
            <text:p>05:47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31M00S" calcext:value-type="time">
            <text:p>07:31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25M00S" calcext:value-type="time">
            <text:p>04:25:00 AM</text:p>
          </table:table-cell>
          <table:table-cell office:value-type="time" office:time-value="PT05H48M00S" calcext:value-type="time">
            <text:p>05:48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26M00S" calcext:value-type="time">
            <text:p>04:26:00 AM</text:p>
          </table:table-cell>
          <table:table-cell office:value-type="time" office:time-value="PT05H48M00S" calcext:value-type="time">
            <text:p>05:48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26M00S" calcext:value-type="time">
            <text:p>04:26:00 AM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27M00S" calcext:value-type="time">
            <text:p>04:27:00 AM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27M00S" calcext:value-type="time">
            <text:p>04:27:00 AM</text:p>
          </table:table-cell>
          <table:table-cell office:value-type="time" office:time-value="PT05H50M00S" calcext:value-type="time">
            <text:p>05:50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28M00S" calcext:value-type="time">
            <text:p>04:28:00 AM</text:p>
          </table:table-cell>
          <table:table-cell office:value-type="time" office:time-value="PT05H50M00S" calcext:value-type="time">
            <text:p>05:50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28M00S" calcext:value-type="time">
            <text:p>04:28:00 AM</text:p>
          </table:table-cell>
          <table:table-cell office:value-type="time" office:time-value="PT05H51M00S" calcext:value-type="time">
            <text:p>05:51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29M00S" calcext:value-type="time">
            <text:p>04:29:00 AM</text:p>
          </table:table-cell>
          <table:table-cell office:value-type="time" office:time-value="PT05H51M00S" calcext:value-type="time">
            <text:p>05:51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5H52M00S" calcext:value-type="time">
            <text:p>05:52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5H52M00S" calcext:value-type="time">
            <text:p>05:52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05H52M00S" calcext:value-type="time">
            <text:p>05:52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05H53M00S" calcext:value-type="time">
            <text:p>05:53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05H53M00S" calcext:value-type="time">
            <text:p>05:53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05H53M00S" calcext:value-type="time">
            <text:p>05:53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33M00S" calcext:value-type="time">
            <text:p>04:33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33M00S" calcext:value-type="time">
            <text:p>04:33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29M00S" calcext:value-type="time">
            <text:p>03:29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3M00S" calcext:value-type="time">
            <text:p>07:33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table:style-name="ce4" office:value-type="date" office:date-value="2018-02-01" calcext:value-type="date">
            <text:p>2018-02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8M00S" calcext:value-type="time">
            <text:p>03:28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7M00S" calcext:value-type="time">
            <text:p>03:27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2M00S" calcext:value-type="time">
            <text:p>07:32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1M00S" calcext:value-type="time">
            <text:p>07:31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6M00S" calcext:value-type="time">
            <text:p>03:26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1M00S" calcext:value-type="time">
            <text:p>07:31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1M00S" calcext:value-type="time">
            <text:p>07:31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5M00S" calcext:value-type="time">
            <text:p>03:25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1M00S" calcext:value-type="time">
            <text:p>07:31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19M00S" calcext:value-type="time">
            <text:p>06:19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30M00S" calcext:value-type="time">
            <text:p>07:30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29M00S" calcext:value-type="time">
            <text:p>07:29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29M00S" calcext:value-type="time">
            <text:p>07:29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18M00S" calcext:value-type="time">
            <text:p>06:18:00 PM</text:p>
          </table:table-cell>
          <table:table-cell office:value-type="time" office:time-value="PT19H29M00S" calcext:value-type="time">
            <text:p>07:29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9M00S" calcext:value-type="time">
            <text:p>12:09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28M00S" calcext:value-type="time">
            <text:p>07:28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28M00S" calcext:value-type="time">
            <text:p>07:28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28M00S" calcext:value-type="time">
            <text:p>07:28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8H17M00S" calcext:value-type="time">
            <text:p>06:17:00 PM</text:p>
          </table:table-cell>
          <table:table-cell office:value-type="time" office:time-value="PT19H27M00S" calcext:value-type="time">
            <text:p>07:27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27M00S" calcext:value-type="time">
            <text:p>07:27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26M00S" calcext:value-type="time">
            <text:p>07:26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8H16M00S" calcext:value-type="time">
            <text:p>06:16:00 PM</text:p>
          </table:table-cell>
          <table:table-cell office:value-type="time" office:time-value="PT19H26M00S" calcext:value-type="time">
            <text:p>07:26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26M00S" calcext:value-type="time">
            <text:p>07:26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8M00S" calcext:value-type="time">
            <text:p>12:08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25M00S" calcext:value-type="time">
            <text:p>07:25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15M00S" calcext:value-type="time">
            <text:p>06:15:00 PM</text:p>
          </table:table-cell>
          <table:table-cell office:value-type="time" office:time-value="PT19H25M00S" calcext:value-type="time">
            <text:p>07:25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24M00S" calcext:value-type="time">
            <text:p>07:24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24M00S" calcext:value-type="time">
            <text:p>07:24:00 PM</text:p>
          </table:table-cell>
        </table:table-row>
        <table:table-row table:style-name="ro1">
          <table:table-cell/>
          <table:table-cell table:style-name="ce4" office:value-type="date" office:date-value="2018-03-01" calcext:value-type="date">
            <text:p>2018-03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8H14M00S" calcext:value-type="time">
            <text:p>06:14:00 PM</text:p>
          </table:table-cell>
          <table:table-cell office:value-type="time" office:time-value="PT19H24M00S" calcext:value-type="time">
            <text:p>07:24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3M00S" calcext:value-type="time">
            <text:p>07:23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7M00S" calcext:value-type="time">
            <text:p>12:07:00 P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8H13M00S" calcext:value-type="time">
            <text:p>06:13:00 PM</text:p>
          </table:table-cell>
          <table:table-cell office:value-type="time" office:time-value="PT19H23M00S" calcext:value-type="time">
            <text:p>07:23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2M00S" calcext:value-type="time">
            <text:p>07:22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2M00S" calcext:value-type="time">
            <text:p>07:22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1M00S" calcext:value-type="time">
            <text:p>07:21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6M00S" calcext:value-type="time">
            <text:p>12:06:00 P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19H21M00S" calcext:value-type="time">
            <text:p>07:21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19H20M00S" calcext:value-type="time">
            <text:p>07:20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20M00S" calcext:value-type="time">
            <text:p>07:20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19M00S" calcext:value-type="time">
            <text:p>07:19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5M00S" calcext:value-type="time">
            <text:p>12:05:00 P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19M00S" calcext:value-type="time">
            <text:p>07:19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19H18M00S" calcext:value-type="time">
            <text:p>07:18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19H18M00S" calcext:value-type="time">
            <text:p>07:18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19H17M00S" calcext:value-type="time">
            <text:p>07:17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4M00S" calcext:value-type="time">
            <text:p>12:04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19H17M00S" calcext:value-type="time">
            <text:p>07:17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19H16M00S" calcext:value-type="time">
            <text:p>07:16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19H16M00S" calcext:value-type="time">
            <text:p>07:16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3M00S" calcext:value-type="time">
            <text:p>12:03:00 P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19H16M00S" calcext:value-type="time">
            <text:p>07:16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19H15M00S" calcext:value-type="time">
            <text:p>07:15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19H15M00S" calcext:value-type="time">
            <text:p>07:15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19H14M00S" calcext:value-type="time">
            <text:p>07:14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2M00S" calcext:value-type="time">
            <text:p>12:02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14M00S" calcext:value-type="time">
            <text:p>07:14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13M00S" calcext:value-type="time">
            <text:p>07:13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13M00S" calcext:value-type="time">
            <text:p>07:13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19H12M00S" calcext:value-type="time">
            <text:p>07:12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19H12M00S" calcext:value-type="time">
            <text:p>07:12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19H11M00S" calcext:value-type="time">
            <text:p>07:11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19H11M00S" calcext:value-type="time">
            <text:p>07:11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19H10M00S" calcext:value-type="time">
            <text:p>07:10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19H10M00S" calcext:value-type="time">
            <text:p>07:10:00 PM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table:style-name="ce4" office:value-type="date" office:date-value="2018-04-01" calcext:value-type="date">
            <text:p>2018-04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table:style-name="ce4" office:value-type="date" office:date-value="2018-05-01" calcext:value-type="date">
            <text:p>2018-05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5M00S" calcext:value-type="time">
            <text:p>05:45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table:style-name="ce4" office:value-type="date" office:date-value="2018-06-01" calcext:value-type="date">
            <text:p>2018-06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6M00S" calcext:value-type="time">
            <text:p>05:46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6H00M00S" calcext:value-type="time">
            <text:p>06:00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6H00M00S" calcext:value-type="time">
            <text:p>06:00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6H00M00S" calcext:value-type="time">
            <text:p>06:00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6H00M00S" calcext:value-type="time">
            <text:p>06:00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table:style-name="ce4" office:value-type="date" office:date-value="2018-07-01" calcext:value-type="date">
            <text:p>2018-07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6M00S" calcext:value-type="time">
            <text:p>06:06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6H09M00S" calcext:value-type="time">
            <text:p>06:09:00 AM</text:p>
          </table:table-cell>
          <table:table-cell office:value-type="time" office:time-value="PT07H26M00S" calcext:value-type="time">
            <text:p>07:26:00 AM</text:p>
          </table:table-cell>
          <table:table-cell office:value-type="time" office:time-value="PT12H21M00S" calcext:value-type="time">
            <text:p>12:21:00 P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15M00S" calcext:value-type="time">
            <text:p>05:15:00 PM</text:p>
          </table:table-cell>
          <table:table-cell office:value-type="time" office:time-value="PT18H33M00S" calcext:value-type="time">
            <text:p>06:33:00 PM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table:style-name="ce4" office:value-type="date" office:date-value="2018-08-01" calcext:value-type="date">
            <text:p>2018-08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5M00S" calcext:value-type="time">
            <text:p>06:05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45M00S" calcext:value-type="time">
            <text:p>04:45:00 AM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2H01M00S" calcext:value-type="time">
            <text:p>12:01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4M00S" calcext:value-type="time">
            <text:p>06:04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3M00S" calcext:value-type="time">
            <text:p>06:03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44M00S" calcext:value-type="time">
            <text:p>04:44:00 AM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2H00M00S" calcext:value-type="time">
            <text:p>12:00:00 P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06H02M00S" calcext:value-type="time">
            <text:p>06:02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43M00S" calcext:value-type="time">
            <text:p>04:43:00 AM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6H01M00S" calcext:value-type="time">
            <text:p>06:01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6H00M00S" calcext:value-type="time">
            <text:p>06:00:00 AM</text:p>
          </table:table-cell>
          <table:table-cell office:value-type="time" office:time-value="PT11H59M00S" calcext:value-type="time">
            <text:p>11:59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6H00M00S" calcext:value-type="time">
            <text:p>06:00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42M00S" calcext:value-type="time">
            <text:p>04:42:00 AM</text:p>
          </table:table-cell>
          <table:table-cell office:value-type="time" office:time-value="PT06H00M00S" calcext:value-type="time">
            <text:p>06:00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41M00S" calcext:value-type="time">
            <text:p>04:41:00 AM</text:p>
          </table:table-cell>
          <table:table-cell office:value-type="time" office:time-value="PT05H59M00S" calcext:value-type="time">
            <text:p>05:59:00 AM</text:p>
          </table:table-cell>
          <table:table-cell office:value-type="time" office:time-value="PT11H58M00S" calcext:value-type="time">
            <text:p>11:58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8M00S" calcext:value-type="time">
            <text:p>05:58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40M00S" calcext:value-type="time">
            <text:p>04:40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7M00S" calcext:value-type="time">
            <text:p>05:57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39M00S" calcext:value-type="time">
            <text:p>04:39:00 AM</text:p>
          </table:table-cell>
          <table:table-cell office:value-type="time" office:time-value="PT05H56M00S" calcext:value-type="time">
            <text:p>05:56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time" office:time-value="PT04H38M00S" calcext:value-type="time">
            <text:p>04:38:00 AM</text:p>
          </table:table-cell>
          <table:table-cell office:value-type="time" office:time-value="PT05H55M00S" calcext:value-type="time">
            <text:p>05:55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table:style-name="ce4" office:value-type="date" office:date-value="2018-09-01" calcext:value-type="date">
            <text:p>2018-09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37M00S" calcext:value-type="time">
            <text:p>04:37:00 AM</text:p>
          </table:table-cell>
          <table:table-cell office:value-type="time" office:time-value="PT05H54M00S" calcext:value-type="time">
            <text:p>05:54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3M00S" calcext:value-type="time">
            <text:p>05:53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36M00S" calcext:value-type="time">
            <text:p>04:36:00 AM</text:p>
          </table:table-cell>
          <table:table-cell office:value-type="time" office:time-value="PT05H53M00S" calcext:value-type="time">
            <text:p>05:53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2M00S" calcext:value-type="time">
            <text:p>05:52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35M00S" calcext:value-type="time">
            <text:p>04:35:00 AM</text:p>
          </table:table-cell>
          <table:table-cell office:value-type="time" office:time-value="PT05H52M00S" calcext:value-type="time">
            <text:p>05:52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05H51M00S" calcext:value-type="time">
            <text:p>05:51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05H51M00S" calcext:value-type="time">
            <text:p>05:51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34M00S" calcext:value-type="time">
            <text:p>04:34:00 AM</text:p>
          </table:table-cell>
          <table:table-cell office:value-type="time" office:time-value="PT05H50M00S" calcext:value-type="time">
            <text:p>05:50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33M00S" calcext:value-type="time">
            <text:p>04:33:00 AM</text:p>
          </table:table-cell>
          <table:table-cell office:value-type="time" office:time-value="PT05H50M00S" calcext:value-type="time">
            <text:p>05:50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07M00S" calcext:value-type="time">
            <text:p>03:07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33M00S" calcext:value-type="time">
            <text:p>04:33:00 AM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07M00S" calcext:value-type="time">
            <text:p>03:07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05H49M00S" calcext:value-type="time">
            <text:p>05:49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06M00S" calcext:value-type="time">
            <text:p>03:06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32M00S" calcext:value-type="time">
            <text:p>04:32:00 AM</text:p>
          </table:table-cell>
          <table:table-cell office:value-type="time" office:time-value="PT05H48M00S" calcext:value-type="time">
            <text:p>05:48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05M00S" calcext:value-type="time">
            <text:p>03:05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05H48M00S" calcext:value-type="time">
            <text:p>05:48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05M00S" calcext:value-type="time">
            <text:p>03:05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31M00S" calcext:value-type="time">
            <text:p>04:31:00 AM</text:p>
          </table:table-cell>
          <table:table-cell office:value-type="time" office:time-value="PT05H47M00S" calcext:value-type="time">
            <text:p>05:47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04M00S" calcext:value-type="time">
            <text:p>03:04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5H46M00S" calcext:value-type="time">
            <text:p>05:46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03M00S" calcext:value-type="time">
            <text:p>03:03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30M00S" calcext:value-type="time">
            <text:p>04:30:00 AM</text:p>
          </table:table-cell>
          <table:table-cell office:value-type="time" office:time-value="PT05H46M00S" calcext:value-type="time">
            <text:p>05:46:00 AM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15H02M00S" calcext:value-type="time">
            <text:p>03:02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29M00S" calcext:value-type="time">
            <text:p>04:29:00 AM</text:p>
          </table:table-cell>
          <table:table-cell office:value-type="time" office:time-value="PT05H45M00S" calcext:value-type="time">
            <text:p>05:45:00 AM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15H02M00S" calcext:value-type="time">
            <text:p>03:02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29M00S" calcext:value-type="time">
            <text:p>04:29:00 AM</text:p>
          </table:table-cell>
          <table:table-cell office:value-type="time" office:time-value="PT05H45M00S" calcext:value-type="time">
            <text:p>05:45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5H01M00S" calcext:value-type="time">
            <text:p>03:01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28M00S" calcext:value-type="time">
            <text:p>04:28:00 AM</text:p>
          </table:table-cell>
          <table:table-cell office:value-type="time" office:time-value="PT05H44M00S" calcext:value-type="time">
            <text:p>05:44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27M00S" calcext:value-type="time">
            <text:p>04:27:00 AM</text:p>
          </table:table-cell>
          <table:table-cell office:value-type="time" office:time-value="PT05H44M00S" calcext:value-type="time">
            <text:p>05:44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4H59M00S" calcext:value-type="time">
            <text:p>02:59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27M00S" calcext:value-type="time">
            <text:p>04:27:00 AM</text:p>
          </table:table-cell>
          <table:table-cell office:value-type="time" office:time-value="PT05H43M00S" calcext:value-type="time">
            <text:p>05:43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4H58M00S" calcext:value-type="time">
            <text:p>02:58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26M00S" calcext:value-type="time">
            <text:p>04:26:00 AM</text:p>
          </table:table-cell>
          <table:table-cell office:value-type="time" office:time-value="PT05H43M00S" calcext:value-type="time">
            <text:p>05:43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26M00S" calcext:value-type="time">
            <text:p>04:26:00 AM</text:p>
          </table:table-cell>
          <table:table-cell office:value-type="time" office:time-value="PT05H42M00S" calcext:value-type="time">
            <text:p>05:42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25M00S" calcext:value-type="time">
            <text:p>04:25:00 AM</text:p>
          </table:table-cell>
          <table:table-cell office:value-type="time" office:time-value="PT05H42M00S" calcext:value-type="time">
            <text:p>05:42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4H56M00S" calcext:value-type="time">
            <text:p>02:56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25M00S" calcext:value-type="time">
            <text:p>04:25:00 AM</text:p>
          </table:table-cell>
          <table:table-cell office:value-type="time" office:time-value="PT05H41M00S" calcext:value-type="time">
            <text:p>05:41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05H41M00S" calcext:value-type="time">
            <text:p>05:41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24M00S" calcext:value-type="time">
            <text:p>04:24:00 AM</text:p>
          </table:table-cell>
          <table:table-cell office:value-type="time" office:time-value="PT05H40M00S" calcext:value-type="time">
            <text:p>05:40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4H53M00S" calcext:value-type="time">
            <text:p>02:53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23M00S" calcext:value-type="time">
            <text:p>04:23:00 AM</text:p>
          </table:table-cell>
          <table:table-cell office:value-type="time" office:time-value="PT05H40M00S" calcext:value-type="time">
            <text:p>05:40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4H52M00S" calcext:value-type="time">
            <text:p>02:52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23M00S" calcext:value-type="time">
            <text:p>04:23:00 AM</text:p>
          </table:table-cell>
          <table:table-cell office:value-type="time" office:time-value="PT05H39M00S" calcext:value-type="time">
            <text:p>05:39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4H51M00S" calcext:value-type="time">
            <text:p>02:51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table:style-name="ce4" office:value-type="date" office:date-value="2018-10-01" calcext:value-type="date">
            <text:p>2018-10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22M00S" calcext:value-type="time">
            <text:p>04:22:00 AM</text:p>
          </table:table-cell>
          <table:table-cell office:value-type="time" office:time-value="PT05H39M00S" calcext:value-type="time">
            <text:p>05:39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22M00S" calcext:value-type="time">
            <text:p>04:22:00 AM</text:p>
          </table:table-cell>
          <table:table-cell office:value-type="time" office:time-value="PT05H38M00S" calcext:value-type="time">
            <text:p>05:38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21M00S" calcext:value-type="time">
            <text:p>04:21:00 AM</text:p>
          </table:table-cell>
          <table:table-cell office:value-type="time" office:time-value="PT05H38M00S" calcext:value-type="time">
            <text:p>05:38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4H49M00S" calcext:value-type="time">
            <text:p>02:49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20M00S" calcext:value-type="time">
            <text:p>04:20:00 AM</text:p>
          </table:table-cell>
          <table:table-cell office:value-type="time" office:time-value="PT05H37M00S" calcext:value-type="time">
            <text:p>05:37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20M00S" calcext:value-type="time">
            <text:p>04:20:00 AM</text:p>
          </table:table-cell>
          <table:table-cell office:value-type="time" office:time-value="PT05H37M00S" calcext:value-type="time">
            <text:p>05:37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19M00S" calcext:value-type="time">
            <text:p>04:19:00 AM</text:p>
          </table:table-cell>
          <table:table-cell office:value-type="time" office:time-value="PT05H36M00S" calcext:value-type="time">
            <text:p>05:36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4H46M00S" calcext:value-type="time">
            <text:p>02:46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19M00S" calcext:value-type="time">
            <text:p>04:19:00 AM</text:p>
          </table:table-cell>
          <table:table-cell office:value-type="time" office:time-value="PT05H36M00S" calcext:value-type="time">
            <text:p>05:36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05H35M00S" calcext:value-type="time">
            <text:p>05:35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4H44M00S" calcext:value-type="time">
            <text:p>02:4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05H35M00S" calcext:value-type="time">
            <text:p>05:35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4H43M00S" calcext:value-type="time">
            <text:p>02:4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05H34M00S" calcext:value-type="time">
            <text:p>05:34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4H44M00S" calcext:value-type="time">
            <text:p>02:4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05H34M00S" calcext:value-type="time">
            <text:p>05:34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4H44M00S" calcext:value-type="time">
            <text:p>02:4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16M00S" calcext:value-type="time">
            <text:p>04:16:00 AM</text:p>
          </table:table-cell>
          <table:table-cell office:value-type="time" office:time-value="PT05H34M00S" calcext:value-type="time">
            <text:p>05:34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16M00S" calcext:value-type="time">
            <text:p>04:16:00 AM</text:p>
          </table:table-cell>
          <table:table-cell office:value-type="time" office:time-value="PT05H33M00S" calcext:value-type="time">
            <text:p>05:33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4H45M00S" calcext:value-type="time">
            <text:p>02:4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15M00S" calcext:value-type="time">
            <text:p>04:15:00 AM</text:p>
          </table:table-cell>
          <table:table-cell office:value-type="time" office:time-value="PT05H33M00S" calcext:value-type="time">
            <text:p>05:33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4H46M00S" calcext:value-type="time">
            <text:p>02:46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15M00S" calcext:value-type="time">
            <text:p>04:15:00 AM</text:p>
          </table:table-cell>
          <table:table-cell office:value-type="time" office:time-value="PT05H32M00S" calcext:value-type="time">
            <text:p>05:32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6M00S" calcext:value-type="time">
            <text:p>02:46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14M00S" calcext:value-type="time">
            <text:p>04:14:00 AM</text:p>
          </table:table-cell>
          <table:table-cell office:value-type="time" office:time-value="PT05H32M00S" calcext:value-type="time">
            <text:p>05:32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14M00S" calcext:value-type="time">
            <text:p>04:14:00 AM</text:p>
          </table:table-cell>
          <table:table-cell office:value-type="time" office:time-value="PT05H32M00S" calcext:value-type="time">
            <text:p>05:32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7M00S" calcext:value-type="time">
            <text:p>02:47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05H31M00S" calcext:value-type="time">
            <text:p>05:31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05H31M00S" calcext:value-type="time">
            <text:p>05:31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4H48M00S" calcext:value-type="time">
            <text:p>02:48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05H30M00S" calcext:value-type="time">
            <text:p>05:30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49M00S" calcext:value-type="time">
            <text:p>02:49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05H30M00S" calcext:value-type="time">
            <text:p>05:30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49M00S" calcext:value-type="time">
            <text:p>02:49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05H30M00S" calcext:value-type="time">
            <text:p>05:30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11M00S" calcext:value-type="time">
            <text:p>04:11:00 AM</text:p>
          </table:table-cell>
          <table:table-cell office:value-type="time" office:time-value="PT05H29M00S" calcext:value-type="time">
            <text:p>05:29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0M00S" calcext:value-type="time">
            <text:p>02:50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8M00S" calcext:value-type="time">
            <text:p>06:58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11M00S" calcext:value-type="time">
            <text:p>04:11:00 AM</text:p>
          </table:table-cell>
          <table:table-cell office:value-type="time" office:time-value="PT05H29M00S" calcext:value-type="time">
            <text:p>05:29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1M00S" calcext:value-type="time">
            <text:p>02:51:00 PM</text:p>
          </table:table-cell>
          <table:table-cell office:value-type="time" office:time-value="PT17H47M00S" calcext:value-type="time">
            <text:p>05:47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05H29M00S" calcext:value-type="time">
            <text:p>05:29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1M00S" calcext:value-type="time">
            <text:p>02:51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05H29M00S" calcext:value-type="time">
            <text:p>05:29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2M00S" calcext:value-type="time">
            <text:p>02:52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2M00S" calcext:value-type="time">
            <text:p>02:52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3M00S" calcext:value-type="time">
            <text:p>02:5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3M00S" calcext:value-type="time">
            <text:p>02:53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8H59M00S" calcext:value-type="time">
            <text:p>06:59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table:style-name="ce4" office:value-type="date" office:date-value="2018-11-01" calcext:value-type="date">
            <text:p>2018-11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4M00S" calcext:value-type="time">
            <text:p>02:54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0M00S" calcext:value-type="time">
            <text:p>07:00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5M00S" calcext:value-type="time">
            <text:p>02:55:00 PM</text:p>
          </table:table-cell>
          <table:table-cell office:value-type="time" office:time-value="PT17H48M00S" calcext:value-type="time">
            <text:p>05:48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6M00S" calcext:value-type="time">
            <text:p>02:56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6M00S" calcext:value-type="time">
            <text:p>02:56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1M00S" calcext:value-type="time">
            <text:p>07:01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7M00S" calcext:value-type="time">
            <text:p>02:57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8M00S" calcext:value-type="time">
            <text:p>02:58:00 PM</text:p>
          </table:table-cell>
          <table:table-cell office:value-type="time" office:time-value="PT17H49M00S" calcext:value-type="time">
            <text:p>05:49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8M00S" calcext:value-type="time">
            <text:p>02:58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2M00S" calcext:value-type="time">
            <text:p>07:02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8M00S" calcext:value-type="time">
            <text:p>11:38:00 AM</text:p>
          </table:table-cell>
          <table:table-cell office:value-type="time" office:time-value="PT14H59M00S" calcext:value-type="time">
            <text:p>02:5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4H59M00S" calcext:value-type="time">
            <text:p>02:59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3M00S" calcext:value-type="time">
            <text:p>07:03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7H50M00S" calcext:value-type="time">
            <text:p>05:50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0M00S" calcext:value-type="time">
            <text:p>03:00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4M00S" calcext:value-type="time">
            <text:p>07:04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1M00S" calcext:value-type="time">
            <text:p>03:01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1M00S" calcext:value-type="time">
            <text:p>03:01:00 PM</text:p>
          </table:table-cell>
          <table:table-cell office:value-type="time" office:time-value="PT17H51M00S" calcext:value-type="time">
            <text:p>05:51:00 PM</text:p>
          </table:table-cell>
          <table:table-cell office:value-type="time" office:time-value="PT19H05M00S" calcext:value-type="time">
            <text:p>07:05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39M00S" calcext:value-type="time">
            <text:p>11:39:00 AM</text:p>
          </table:table-cell>
          <table:table-cell office:value-type="time" office:time-value="PT15H02M00S" calcext:value-type="time">
            <text:p>03:02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5H02M00S" calcext:value-type="time">
            <text:p>03:02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6M00S" calcext:value-type="time">
            <text:p>07:06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5H03M00S" calcext:value-type="time">
            <text:p>03:03:00 PM</text:p>
          </table:table-cell>
          <table:table-cell office:value-type="time" office:time-value="PT17H52M00S" calcext:value-type="time">
            <text:p>05:52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05H26M00S" calcext:value-type="time">
            <text:p>05:26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5H03M00S" calcext:value-type="time">
            <text:p>03:03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40M00S" calcext:value-type="time">
            <text:p>11:40:00 AM</text:p>
          </table:table-cell>
          <table:table-cell office:value-type="time" office:time-value="PT15H04M00S" calcext:value-type="time">
            <text:p>03:04:00 PM</text:p>
          </table:table-cell>
          <table:table-cell office:value-type="time" office:time-value="PT17H53M00S" calcext:value-type="time">
            <text:p>05:53:00 PM</text:p>
          </table:table-cell>
          <table:table-cell office:value-type="time" office:time-value="PT19H07M00S" calcext:value-type="time">
            <text:p>07:07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5H04M00S" calcext:value-type="time">
            <text:p>03:04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5H05M00S" calcext:value-type="time">
            <text:p>03:05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8M00S" calcext:value-type="time">
            <text:p>07:08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04M00S" calcext:value-type="time">
            <text:p>04:04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5H05M00S" calcext:value-type="time">
            <text:p>03:05:00 PM</text:p>
          </table:table-cell>
          <table:table-cell office:value-type="time" office:time-value="PT17H54M00S" calcext:value-type="time">
            <text:p>05:54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41M00S" calcext:value-type="time">
            <text:p>11:41:00 AM</text:p>
          </table:table-cell>
          <table:table-cell office:value-type="time" office:time-value="PT15H06M00S" calcext:value-type="time">
            <text:p>03:0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09M00S" calcext:value-type="time">
            <text:p>07:09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7M00S" calcext:value-type="time">
            <text:p>05:27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5H06M00S" calcext:value-type="time">
            <text:p>03:06:00 PM</text:p>
          </table:table-cell>
          <table:table-cell office:value-type="time" office:time-value="PT17H55M00S" calcext:value-type="time">
            <text:p>05:55:00 PM</text:p>
          </table:table-cell>
          <table:table-cell office:value-type="time" office:time-value="PT19H10M00S" calcext:value-type="time">
            <text:p>07:10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5H07M00S" calcext:value-type="time">
            <text:p>03:07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11M00S" calcext:value-type="time">
            <text:p>07:11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1H42M00S" calcext:value-type="time">
            <text:p>11:42:00 A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11M00S" calcext:value-type="time">
            <text:p>07:11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5H08M00S" calcext:value-type="time">
            <text:p>03:08:00 PM</text:p>
          </table:table-cell>
          <table:table-cell office:value-type="time" office:time-value="PT17H56M00S" calcext:value-type="time">
            <text:p>05:56:00 PM</text:p>
          </table:table-cell>
          <table:table-cell office:value-type="time" office:time-value="PT19H12M00S" calcext:value-type="time">
            <text:p>07:12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8M00S" calcext:value-type="time">
            <text:p>05:28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12M00S" calcext:value-type="time">
            <text:p>07:12:00 PM</text:p>
          </table:table-cell>
        </table:table-row>
        <table:table-row table:style-name="ro1">
          <table:table-cell/>
          <table:table-cell table:style-name="ce4" office:value-type="date" office:date-value="2018-12-01" calcext:value-type="date">
            <text:p>2018-12-01</text:p>
          </table:table-cell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Fajr</text:p>
          </table:table-cell>
          <table:table-cell table:style-name="Default" office:value-type="string" calcext:value-type="string">
            <text:p>Sunrise</text:p>
          </table:table-cell>
          <table:table-cell table:style-name="Default" office:value-type="string" calcext:value-type="string">
            <text:p>Dhuhar</text:p>
          </table:table-cell>
          <table:table-cell table:style-name="Default" office:value-type="string" calcext:value-type="string">
            <text:p>Asr</text:p>
          </table:table-cell>
          <table:table-cell table:style-name="Default" office:value-type="string" calcext:value-type="string">
            <text:p>Maghrib</text:p>
          </table:table-cell>
          <table:table-cell table:style-name="Default" office:value-type="string" calcext:value-type="string">
            <text:p>Is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9M00S" calcext:value-type="time">
            <text:p>05:29:00 AM</text:p>
          </table:table-cell>
          <table:table-cell office:value-type="time" office:time-value="PT11H43M00S" calcext:value-type="time">
            <text:p>11:43:00 AM</text:p>
          </table:table-cell>
          <table:table-cell office:value-type="time" office:time-value="PT15H09M00S" calcext:value-type="time">
            <text:p>03:09:00 PM</text:p>
          </table:table-cell>
          <table:table-cell office:value-type="time" office:time-value="PT17H57M00S" calcext:value-type="time">
            <text:p>05:57:00 PM</text:p>
          </table:table-cell>
          <table:table-cell office:value-type="time" office:time-value="PT19H13M00S" calcext:value-type="time">
            <text:p>07:13:00 PM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time" office:time-value="PT04H05M00S" calcext:value-type="time">
            <text:p>04:05:00 AM</text:p>
          </table:table-cell>
          <table:table-cell office:value-type="time" office:time-value="PT05H29M00S" calcext:value-type="time">
            <text:p>05:29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19H13M00S" calcext:value-type="time">
            <text:p>07:13:00 PM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05H29M00S" calcext:value-type="time">
            <text:p>05:29:00 AM</text:p>
          </table:table-cell>
          <table:table-cell office:value-type="time" office:time-value="PT11H44M00S" calcext:value-type="time">
            <text:p>11:44:00 AM</text:p>
          </table:table-cell>
          <table:table-cell office:value-type="time" office:time-value="PT15H10M00S" calcext:value-type="time">
            <text:p>03:10:00 PM</text:p>
          </table:table-cell>
          <table:table-cell office:value-type="time" office:time-value="PT17H58M00S" calcext:value-type="time">
            <text:p>05:58:00 PM</text:p>
          </table:table-cell>
          <table:table-cell office:value-type="time" office:time-value="PT19H14M00S" calcext:value-type="time">
            <text:p>07:14:00 P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05H30M00S" calcext:value-type="time">
            <text:p>05:30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19H14M00S" calcext:value-type="time">
            <text:p>07:14:00 PM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05H30M00S" calcext:value-type="time">
            <text:p>05:30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5H11M00S" calcext:value-type="time">
            <text:p>03:11:00 PM</text:p>
          </table:table-cell>
          <table:table-cell office:value-type="time" office:time-value="PT17H59M00S" calcext:value-type="time">
            <text:p>05:59:00 PM</text:p>
          </table:table-cell>
          <table:table-cell office:value-type="time" office:time-value="PT19H15M00S" calcext:value-type="time">
            <text:p>07:15:00 PM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time" office:time-value="PT04H06M00S" calcext:value-type="time">
            <text:p>04:06:00 AM</text:p>
          </table:table-cell>
          <table:table-cell office:value-type="time" office:time-value="PT05H30M00S" calcext:value-type="time">
            <text:p>05:30:00 AM</text:p>
          </table:table-cell>
          <table:table-cell office:value-type="time" office:time-value="PT11H45M00S" calcext:value-type="time">
            <text:p>11:45:00 A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5M00S" calcext:value-type="time">
            <text:p>07:15:00 PM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05H31M00S" calcext:value-type="time">
            <text:p>05:31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5H12M00S" calcext:value-type="time">
            <text:p>03:12:00 PM</text:p>
          </table:table-cell>
          <table:table-cell office:value-type="time" office:time-value="PT18H00M00S" calcext:value-type="time">
            <text:p>06:00:00 PM</text:p>
          </table:table-cell>
          <table:table-cell office:value-type="time" office:time-value="PT19H16M00S" calcext:value-type="time">
            <text:p>07:16:00 PM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05H31M00S" calcext:value-type="time">
            <text:p>05:31:00 AM</text:p>
          </table:table-cell>
          <table:table-cell office:value-type="time" office:time-value="PT11H46M00S" calcext:value-type="time">
            <text:p>11:46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19H17M00S" calcext:value-type="time">
            <text:p>07:17:00 PM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time" office:time-value="PT04H07M00S" calcext:value-type="time">
            <text:p>04:07:00 AM</text:p>
          </table:table-cell>
          <table:table-cell office:value-type="time" office:time-value="PT05H31M00S" calcext:value-type="time">
            <text:p>05:31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5H13M00S" calcext:value-type="time">
            <text:p>03:13:00 PM</text:p>
          </table:table-cell>
          <table:table-cell office:value-type="time" office:time-value="PT18H01M00S" calcext:value-type="time">
            <text:p>06:01:00 PM</text:p>
          </table:table-cell>
          <table:table-cell office:value-type="time" office:time-value="PT19H17M00S" calcext:value-type="time">
            <text:p>07:17:00 PM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05H32M00S" calcext:value-type="time">
            <text:p>05:32:00 AM</text:p>
          </table:table-cell>
          <table:table-cell office:value-type="time" office:time-value="PT11H47M00S" calcext:value-type="time">
            <text:p>11:47:00 AM</text:p>
          </table:table-cell>
          <table:table-cell office:value-type="time" office:time-value="PT15H14M00S" calcext:value-type="time">
            <text:p>03:14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19H18M00S" calcext:value-type="time">
            <text:p>07:18:00 PM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05H32M00S" calcext:value-type="time">
            <text:p>05:32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8H02M00S" calcext:value-type="time">
            <text:p>06:02:00 PM</text:p>
          </table:table-cell>
          <table:table-cell office:value-type="time" office:time-value="PT19H18M00S" calcext:value-type="time">
            <text:p>07:18:00 PM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time" office:time-value="PT04H08M00S" calcext:value-type="time">
            <text:p>04:08:00 AM</text:p>
          </table:table-cell>
          <table:table-cell office:value-type="time" office:time-value="PT05H33M00S" calcext:value-type="time">
            <text:p>05:33:00 AM</text:p>
          </table:table-cell>
          <table:table-cell office:value-type="time" office:time-value="PT11H48M00S" calcext:value-type="time">
            <text:p>11:48:00 AM</text:p>
          </table:table-cell>
          <table:table-cell office:value-type="time" office:time-value="PT15H15M00S" calcext:value-type="time">
            <text:p>03:15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19H19M00S" calcext:value-type="time">
            <text:p>07:19:00 PM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05H33M00S" calcext:value-type="time">
            <text:p>05:33:00 AM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8H03M00S" calcext:value-type="time">
            <text:p>06:03:00 PM</text:p>
          </table:table-cell>
          <table:table-cell office:value-type="time" office:time-value="PT19H19M00S" calcext:value-type="time">
            <text:p>07:19:00 PM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time" office:time-value="PT04H09M00S" calcext:value-type="time">
            <text:p>04:09:00 AM</text:p>
          </table:table-cell>
          <table:table-cell office:value-type="time" office:time-value="PT05H33M00S" calcext:value-type="time">
            <text:p>05:33:00 AM</text:p>
          </table:table-cell>
          <table:table-cell office:value-type="time" office:time-value="PT11H49M00S" calcext:value-type="time">
            <text:p>11:49:00 AM</text:p>
          </table:table-cell>
          <table:table-cell office:value-type="time" office:time-value="PT15H16M00S" calcext:value-type="time">
            <text:p>03:16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20M00S" calcext:value-type="time">
            <text:p>07:20:00 PM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05H34M00S" calcext:value-type="time">
            <text:p>05:34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8H04M00S" calcext:value-type="time">
            <text:p>06:04:00 PM</text:p>
          </table:table-cell>
          <table:table-cell office:value-type="time" office:time-value="PT19H20M00S" calcext:value-type="time">
            <text:p>07:20:00 P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05H34M00S" calcext:value-type="time">
            <text:p>05:34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17M00S" calcext:value-type="time">
            <text:p>03:17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19H21M00S" calcext:value-type="time">
            <text:p>07:21:00 PM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time" office:time-value="PT04H10M00S" calcext:value-type="time">
            <text:p>04:10:00 AM</text:p>
          </table:table-cell>
          <table:table-cell office:value-type="time" office:time-value="PT05H35M00S" calcext:value-type="time">
            <text:p>05:35:00 AM</text:p>
          </table:table-cell>
          <table:table-cell office:value-type="time" office:time-value="PT11H50M00S" calcext:value-type="time">
            <text:p>11:50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8H05M00S" calcext:value-type="time">
            <text:p>06:05:00 PM</text:p>
          </table:table-cell>
          <table:table-cell office:value-type="time" office:time-value="PT19H21M00S" calcext:value-type="time">
            <text:p>07:21:00 PM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time" office:time-value="PT04H11M00S" calcext:value-type="time">
            <text:p>04:11:00 AM</text:p>
          </table:table-cell>
          <table:table-cell office:value-type="time" office:time-value="PT05H35M00S" calcext:value-type="time">
            <text:p>05:35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8M00S" calcext:value-type="time">
            <text:p>03:18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19H22M00S" calcext:value-type="time">
            <text:p>07:22:00 PM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time" office:time-value="PT04H11M00S" calcext:value-type="time">
            <text:p>04:11:00 AM</text:p>
          </table:table-cell>
          <table:table-cell office:value-type="time" office:time-value="PT05H36M00S" calcext:value-type="time">
            <text:p>05:36:00 AM</text:p>
          </table:table-cell>
          <table:table-cell office:value-type="time" office:time-value="PT11H51M00S" calcext:value-type="time">
            <text:p>11:51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8H06M00S" calcext:value-type="time">
            <text:p>06:06:00 PM</text:p>
          </table:table-cell>
          <table:table-cell office:value-type="time" office:time-value="PT19H22M00S" calcext:value-type="time">
            <text:p>07:22:00 PM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05H36M00S" calcext:value-type="time">
            <text:p>05:36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19M00S" calcext:value-type="time">
            <text:p>03:19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19H23M00S" calcext:value-type="time">
            <text:p>07:23:00 PM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time" office:time-value="PT04H12M00S" calcext:value-type="time">
            <text:p>04:12:00 AM</text:p>
          </table:table-cell>
          <table:table-cell office:value-type="time" office:time-value="PT05H37M00S" calcext:value-type="time">
            <text:p>05:37:00 AM</text:p>
          </table:table-cell>
          <table:table-cell office:value-type="time" office:time-value="PT11H52M00S" calcext:value-type="time">
            <text:p>11:52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7M00S" calcext:value-type="time">
            <text:p>06:07:00 PM</text:p>
          </table:table-cell>
          <table:table-cell office:value-type="time" office:time-value="PT19H24M00S" calcext:value-type="time">
            <text:p>07:24:00 PM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05H37M00S" calcext:value-type="time">
            <text:p>05:37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20M00S" calcext:value-type="time">
            <text:p>03:20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19H24M00S" calcext:value-type="time">
            <text:p>07:24:00 PM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time" office:time-value="PT04H13M00S" calcext:value-type="time">
            <text:p>04:13:00 AM</text:p>
          </table:table-cell>
          <table:table-cell office:value-type="time" office:time-value="PT05H38M00S" calcext:value-type="time">
            <text:p>05:38:00 AM</text:p>
          </table:table-cell>
          <table:table-cell office:value-type="time" office:time-value="PT11H53M00S" calcext:value-type="time">
            <text:p>11:53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08M00S" calcext:value-type="time">
            <text:p>06:08:00 PM</text:p>
          </table:table-cell>
          <table:table-cell office:value-type="time" office:time-value="PT19H24M00S" calcext:value-type="time">
            <text:p>07:24:00 PM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time" office:time-value="PT04H14M00S" calcext:value-type="time">
            <text:p>04:14:00 AM</text:p>
          </table:table-cell>
          <table:table-cell office:value-type="time" office:time-value="PT05H38M00S" calcext:value-type="time">
            <text:p>05:38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21M00S" calcext:value-type="time">
            <text:p>03:21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19H25M00S" calcext:value-type="time">
            <text:p>07:25:00 PM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time" office:time-value="PT04H14M00S" calcext:value-type="time">
            <text:p>04:14:00 AM</text:p>
          </table:table-cell>
          <table:table-cell office:value-type="time" office:time-value="PT05H39M00S" calcext:value-type="time">
            <text:p>05:39:00 AM</text:p>
          </table:table-cell>
          <table:table-cell office:value-type="time" office:time-value="PT11H54M00S" calcext:value-type="time">
            <text:p>11:54:00 A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09M00S" calcext:value-type="time">
            <text:p>06:09:00 PM</text:p>
          </table:table-cell>
          <table:table-cell office:value-type="time" office:time-value="PT19H25M00S" calcext:value-type="time">
            <text:p>07:25:00 PM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time" office:time-value="PT04H15M00S" calcext:value-type="time">
            <text:p>04:15:00 AM</text:p>
          </table:table-cell>
          <table:table-cell office:value-type="time" office:time-value="PT05H39M00S" calcext:value-type="time">
            <text:p>05:39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22M00S" calcext:value-type="time">
            <text:p>03:22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26M00S" calcext:value-type="time">
            <text:p>07:26:00 PM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time" office:time-value="PT04H15M00S" calcext:value-type="time">
            <text:p>04:15:00 AM</text:p>
          </table:table-cell>
          <table:table-cell office:value-type="time" office:time-value="PT05H40M00S" calcext:value-type="time">
            <text:p>05:40:00 AM</text:p>
          </table:table-cell>
          <table:table-cell office:value-type="time" office:time-value="PT11H55M00S" calcext:value-type="time">
            <text:p>11:55:00 A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0M00S" calcext:value-type="time">
            <text:p>06:10:00 PM</text:p>
          </table:table-cell>
          <table:table-cell office:value-type="time" office:time-value="PT19H26M00S" calcext:value-type="time">
            <text:p>07:26:00 PM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time" office:time-value="PT04H16M00S" calcext:value-type="time">
            <text:p>04:16:00 AM</text:p>
          </table:table-cell>
          <table:table-cell office:value-type="time" office:time-value="PT05H40M00S" calcext:value-type="time">
            <text:p>05:40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19H27M00S" calcext:value-type="time">
            <text:p>07:27:00 PM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05H41M00S" calcext:value-type="time">
            <text:p>05:41:00 AM</text:p>
          </table:table-cell>
          <table:table-cell office:value-type="time" office:time-value="PT11H56M00S" calcext:value-type="time">
            <text:p>11:56:00 AM</text:p>
          </table:table-cell>
          <table:table-cell office:value-type="time" office:time-value="PT15H23M00S" calcext:value-type="time">
            <text:p>03:23:00 PM</text:p>
          </table:table-cell>
          <table:table-cell office:value-type="time" office:time-value="PT18H11M00S" calcext:value-type="time">
            <text:p>06:11:00 PM</text:p>
          </table:table-cell>
          <table:table-cell office:value-type="time" office:time-value="PT19H27M00S" calcext:value-type="time">
            <text:p>07:27:00 PM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time" office:time-value="PT04H17M00S" calcext:value-type="time">
            <text:p>04:17:00 AM</text:p>
          </table:table-cell>
          <table:table-cell office:value-type="time" office:time-value="PT05H41M00S" calcext:value-type="time">
            <text:p>05:41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8M00S" calcext:value-type="time">
            <text:p>07:28:00 PM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time" office:time-value="PT04H18M00S" calcext:value-type="time">
            <text:p>04:18:00 AM</text:p>
          </table:table-cell>
          <table:table-cell office:value-type="time" office:time-value="PT05H42M00S" calcext:value-type="time">
            <text:p>05:42:00 AM</text:p>
          </table:table-cell>
          <table:table-cell office:value-type="time" office:time-value="PT11H57M00S" calcext:value-type="time">
            <text:p>11:57:00 AM</text:p>
          </table:table-cell>
          <table:table-cell office:value-type="time" office:time-value="PT15H24M00S" calcext:value-type="time">
            <text:p>03:24:00 PM</text:p>
          </table:table-cell>
          <table:table-cell office:value-type="time" office:time-value="PT18H12M00S" calcext:value-type="time">
            <text:p>06:12:00 PM</text:p>
          </table:table-cell>
          <table:table-cell office:value-type="time" office:time-value="PT19H28M00S" calcext:value-type="time">
            <text:p>07:28:00 P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2">00/00/0000</text:date>, <text:time style:data-style-name="N2" text:time-value="16:30:52.047129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4:08:18.869591184</meta:creation-date>
    <dc:date>2018-01-02T16:32:07.251230191</dc:date>
    <meta:editing-duration>PT52M55S</meta:editing-duration>
    <meta:editing-cycles>8</meta:editing-cycles>
    <meta:generator>LibreOffice/5.1.6.2$Linux_X86_64 LibreOffice_project/10m0$Build-2</meta:generator>
    <meta:document-statistic meta:table-count="3" meta:cell-count="10755" meta:object-count="0"/>
  </office:meta>
</office:document-meta>
</file>